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f29ba" officeooo:paragraph-rsid="000f29ba"/>
    </style:style>
    <style:style style:name="P2" style:family="paragraph" style:parent-style-name="Preformatted_20_Text">
      <style:text-properties officeooo:rsid="000f29ba" officeooo:paragraph-rsid="000f4632"/>
    </style:style>
    <style:style style:name="P3" style:family="paragraph" style:parent-style-name="Preformatted_20_Text">
      <style:text-properties officeooo:rsid="000f29ba" officeooo:paragraph-rsid="001119d5"/>
    </style:style>
    <style:style style:name="P4" style:family="paragraph" style:parent-style-name="Preformatted_20_Text">
      <style:text-properties officeooo:rsid="000f29ba" officeooo:paragraph-rsid="00123b1f"/>
    </style:style>
    <style:style style:name="P5" style:family="paragraph" style:parent-style-name="Preformatted_20_Text">
      <style:text-properties officeooo:rsid="0014a4db" officeooo:paragraph-rsid="0014a4db"/>
    </style:style>
    <style:style style:name="T1" style:family="text">
      <style:text-properties officeooo:rsid="000f4632"/>
    </style:style>
    <style:style style:name="T2" style:family="text">
      <style:text-properties officeooo:rsid="0014a4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s of muon decay candidates.</text:p>
      <text:p text:style-name="P5"/>
      <text:p text:style-name="P5">There are about 400 links to events that have a mu+ and its related decay positron.</text:p>
      <text:p text:style-name="P1"><text:a xlink:type="simple" xlink:href="http://minerva05.fnal.gov:8080/Arachne/simple.html?filename=/minerva/data/data_processing/minerva/dst/numibeam/v8r2p2/00/00/20/63/MV_00002063_0001_numip_v05_1004041622_RecoData_DST_v8r2p2.root&amp;entry=384&amp;slice=-1&amp;phCutLow=0.5"/></text:p>
      <text:p text:style-name="P1">.</text:p>
      <text:p text:style-name="P1"/>
      <text:p text:style-name="P1"><text:a xlink:type="simple" xlink:href="http://minerva05.fnal.gov:8080/Arachne/simple.html?filename=/minerva/data/data_processing/minerva/dst/numibeam/v8r2p2/00/00/20/63/MV_00002063_0001_numip_v05_1004041622_RecoData_DST_v8r2p2.root&amp;entry=384&amp;slice=-1&amp;phCutLow=0.5"/></text:p>
      <text:p text:style-name="P1"><text:a xlink:type="simple" xlink:href="http://minerva05.fnal.gov:8080/Arachne/simple.html?filename=/minerva/data/data_processing/minerva/dst/numibeam/v8r2p2/00/00/20/63/MV_00002063_0001_numip_v05_1004041622_RecoData_DST_v8r2p2.root&amp;entry=384&amp;slice=-1&amp;phCutLow=0.5">http://minerva05.fnal.gov:8080/Arachne/simple.html?filename=/minerva/data/data_processing/minerva/dst/numibeam/v8r2p2/00/00/20/63/MV_00002063_0001_numip_v05_1004041622_RecoData_DST_v8r2p2.root&amp;entry=38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2_numip_v05_1004041643_RecoData_DST_v8r2p2.root&amp;entry=286&amp;slice=-1&amp;phCutLow=0.5">http://minerva05.fnal.gov:8080/Arachne/simple.html?filename=/minerva/data/data_processing/minerva/dst/numibeam/v8r2p2/00/00/20/63/MV_00002063_0002_numip_v05_1004041643_RecoData_DST_v8r2p2.root&amp;entry=28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2_numip_v05_1004041643_RecoData_DST_v8r2p2.root&amp;entry=393&amp;slice=-1&amp;phCutLow=0.5">http://minerva05.fnal.gov:8080/Arachne/simple.html?filename=/minerva/data/data_processing/minerva/dst/numibeam/v8r2p2/00/00/20/63/MV_00002063_0002_numip_v05_1004041643_RecoData_DST_v8r2p2.root&amp;entry=39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2_numip_v05_1004041643_RecoData_DST_v8r2p2.root&amp;entry=427&amp;slice=-1&amp;phCutLow=0.5">http://minerva05.fnal.gov:8080/Arachne/simple.html?filename=/minerva/data/data_processing/minerva/dst/numibeam/v8r2p2/00/00/20/63/MV_00002063_0002_numip_v05_1004041643_RecoData_DST_v8r2p2.root&amp;entry=42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2_numip_v05_1004041643_RecoData_DST_v8r2p2.root&amp;entry=489&amp;slice=-1&amp;phCutLow=0.5">http://minerva05.fnal.gov:8080/Arachne/simple.html?filename=/minerva/data/data_processing/minerva/dst/numibeam/v8r2p2/00/00/20/63/MV_00002063_0002_numip_v05_1004041643_RecoData_DST_v8r2p2.root&amp;entry=48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3_numip_v05_1004041704_RecoData_DST_v8r2p2.root&amp;entry=484&amp;slice=-1&amp;phCutLow=0.5">http://minerva05.fnal.gov:8080/Arachne/simple.html?filename=/minerva/data/data_processing/minerva/dst/numibeam/v8r2p2/00/00/20/63/MV_00002063_0003_numip_v05_1004041704_RecoData_DST_v8r2p2.root&amp;entry=48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4_numip_v05_1004041725_RecoData_DST_v8r2p2.root&amp;entry=72&amp;slice=-1&amp;phCutLow=0.5">http://minerva05.fnal.gov:8080/Arachne/simple.html?filename=/minerva/data/data_processing/minerva/dst/numibeam/v8r2p2/00/00/20/63/MV_00002063_0004_numip_v05_1004041725_RecoData_DST_v8r2p2.root&amp;entry=7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4_numip_v05_1004041725_RecoData_DST_v8r2p2.root&amp;entry=419&amp;slice=-1&amp;phCutLow=0.5">http://minerva05.fnal.gov:8080/Arachne/simple.html?filename=/minerva/data/data_processing/minerva/dst/numibeam/v8r2p2/00/00/20/63/MV_00002063_0004_numip_v05_1004041725_RecoData_DST_v8r2p2.root&amp;entry=41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4_numip_v05_1004041725_RecoData_DST_v8r2p2.root&amp;entry=469&amp;slice=-1&amp;phCutLow=0.5">http://minerva05.fnal.gov:8080/Arachne/simple.html?filename=/minerva/data/data_processing/minerva/dst/numibeam/v8r2p2/00/00/20/63/MV_00002063_0004_numip_v05_1004041725_RecoData_DST_v8r2p2.root&amp;entry=46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5_numip_v05_1004041746_RecoData_DST_v8r2p2.root&amp;entry=172&amp;slice=-1&amp;phCutLow=0.5">http://minerva05.fnal.gov:8080/Arachne/simple.html?filename=/minerva/data/data_processing/minerva/dst/numibeam/v8r2p2/00/00/20/63/MV_00002063_0005_numip_v05_1004041746_RecoData_DST_v8r2p2.root&amp;entry=17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5_numip_v05_1004041746_RecoData_DST_v8r2p2.root&amp;entry=476&amp;slice=-1&amp;phCutLow=0.5">http://minerva05.fnal.gov:8080/Arachne/simple.html?filename=/minerva/data/data_processing/minerva/dst/numibeam/v8r2p2/00/00/20/63/MV_0</text:a><text:soft-page-break/><text:a xlink:type="simple" xlink:href="http://minerva05.fnal.gov:8080/Arachne/simple.html?filename=/minerva/data/data_processing/minerva/dst/numibeam/v8r2p2/00/00/20/63/MV_00002063_0005_numip_v05_1004041746_RecoData_DST_v8r2p2.root&amp;entry=476&amp;slice=-1&amp;phCutLow=0.5">0002063_0005_numip_v05_1004041746_RecoData_DST_v8r2p2.root&amp;entry=47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6_numip_v05_1004041807_RecoData_DST_v8r2p2.root&amp;entry=63&amp;slice=-1&amp;phCutLow=0.5">http://minerva05.fnal.gov:8080/Arachne/simple.html?filename=/minerva/data/data_processing/minerva/dst/numibeam/v8r2p2/00/00/20/63/MV_00002063_0006_numip_v05_1004041807_RecoData_DST_v8r2p2.root&amp;entry=6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6_numip_v05_1004041807_RecoData_DST_v8r2p2.root&amp;entry=278&amp;slice=-1&amp;phCutLow=0.5">http://minerva05.fnal.gov:8080/Arachne/simple.html?filename=/minerva/data/data_processing/minerva/dst/numibeam/v8r2p2/00/00/20/63/MV_00002063_0006_numip_v05_1004041807_RecoData_DST_v8r2p2.root&amp;entry=27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7_numip_v05_1004041828_RecoData_DST_v8r2p2.root&amp;entry=160&amp;slice=-1&amp;phCutLow=0.5">http://minerva05.fnal.gov:8080/Arachne/simple.html?filename=/minerva/data/data_processing/minerva/dst/numibeam/v8r2p2/00/00/20/63/MV_00002063_0007_numip_v05_1004041828_RecoData_DST_v8r2p2.root&amp;entry=16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8_numip_v05_1004041848_RecoData_DST_v8r2p2.root&amp;entry=249&amp;slice=-1&amp;phCutLow=0.5">http://minerva05.fnal.gov:8080/Arachne/simple.html?filename=/minerva/data/data_processing/minerva/dst/numibeam/v8r2p2/00/00/20/63/MV_00002063_0008_numip_v05_1004041848_RecoData_DST_v8r2p2.root&amp;entry=24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8_numip_v05_1004041848_RecoData_DST_v8r2p2.root&amp;entry=266&amp;slice=-1&amp;phCutLow=0.5">http://minerva05.fnal.gov:8080/Arachne/simple.html?filename=/minerva/data/data_processing/minerva/dst/numibeam/v8r2p2/00/00/20/63/MV_00002063_0008_numip_v05_1004041848_RecoData_DST_v8r2p2.root&amp;entry=26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8_numip_v05_1004041848_RecoData_DST_v8r2p2.root&amp;entry=292&amp;slice=-1&amp;phCutLow=0.5">http://minerva05.fnal.gov:8080/Arachne/simple.html?filename=/minerva/data/data_processing/minerva/dst/numibeam/v8r2p2/00/00/20/63/MV_00002063_0008_numip_v05_1004041848_RecoData_DST_v8r2p2.root&amp;entry=29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8_numip_v05_1004041848_RecoData_DST_v8r2p2.root&amp;entry=347&amp;slice=-1&amp;phCutLow=0.5">http://minerva05.fnal.gov:8080/Arachne/simple.html?filename=/minerva/data/data_processing/minerva/dst/numibeam/v8r2p2/00/00/20/63/MV_00002063_0008_numip_v05_1004041848_RecoData_DST_v8r2p2.root&amp;entry=34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8_numip_v05_1004041848_RecoData_DST_v8r2p2.root&amp;entry=379&amp;slice=-1&amp;phCutLow=0.5">http://minerva05.fnal.gov:8080/Arachne/simple.html?filename=/minerva/data/data_processing/minerva/dst/numibeam/v8r2p2/00/00/20/63/MV_00002063_0008_numip_v05_1004041848_RecoData_DST_v8r2p2.root&amp;entry=37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8_numip_v05_1004041848_RecoData_DST_v8r2p2.root&amp;entry=443&amp;slice=-1&amp;phCutLow=0.5">http://minerva05.fnal.gov:8080/Arachne/simple.html?filename=/minerva/data/data_processing/minerva/dst/numibeam/v8r2p2/00/00/20/63/MV_00002063_0008_numip_v05_1004041848_RecoData_DST_v8r2p2.root&amp;entry=44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9_numip_v05_1004041910_RecoData_DST_v8r2p2.root&amp;entry=147&amp;slice=-1&amp;phCutLow=0.5">http://minerva05.fnal.gov:8080/Arachne/simple.html?filename=/minerva/data/data_processing/minerva/dst/numibeam/v8r2p2/00/00/20/63/MV_00002063_0009_numip_v05_1004041910_RecoData_DST_v8r2p2.root&amp;entry=14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9_numip_v05_1004041910_RecoData_DST_v8r2p2.root&amp;entry=153&amp;slice=-1&amp;phCutLow=0.5">http://minerva05.fnal.gov:8080/Arachne/simple.html?filename=/minerva/data/data_processing/minerva/dst/numibeam/v8r2p2/00/00/20/63/MV_00002063_0009_numip_v05_1004041910_RecoData_DST_v8r2p2.root&amp;entry=15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9_numip_v05_1004041910_RecoData_DST_v8r2p2.root&amp;entry=158&amp;slice=-1&amp;phCutLow=0.5">http://minerva05.fnal.gov:8080/Arachne/simple.html?</text:a><text:soft-page-break/><text:a xlink:type="simple" xlink:href="http://minerva05.fnal.gov:8080/Arachne/simple.html?filename=/minerva/data/data_processing/minerva/dst/numibeam/v8r2p2/00/00/20/63/MV_00002063_0009_numip_v05_1004041910_RecoData_DST_v8r2p2.root&amp;entry=158&amp;slice=-1&amp;phCutLow=0.5">filename=/minerva/data/data_processing/minerva/dst/numibeam/v8r2p2/00/00/20/63/MV_00002063_0009_numip_v05_1004041910_RecoData_DST_v8r2p2.root&amp;entry=15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09_numip_v05_1004041910_RecoData_DST_v8r2p2.root&amp;entry=312&amp;slice=-1&amp;phCutLow=0.5">http://minerva05.fnal.gov:8080/Arachne/simple.html?filename=/minerva/data/data_processing/minerva/dst/numibeam/v8r2p2/00/00/20/63/MV_00002063_0009_numip_v05_1004041910_RecoData_DST_v8r2p2.root&amp;entry=31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10_numip_v05_1004041930_RecoData_DST_v8r2p2.root&amp;entry=12&amp;slice=-1&amp;phCutLow=0.5">http://minerva05.fnal.gov:8080/Arachne/simple.html?filename=/minerva/data/data_processing/minerva/dst/numibeam/v8r2p2/00/00/20/63/MV_00002063_0010_numip_v05_1004041930_RecoData_DST_v8r2p2.root&amp;entry=1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10_numip_v05_1004041930_RecoData_DST_v8r2p2.root&amp;entry=58&amp;slice=-1&amp;phCutLow=0.5">http://minerva05.fnal.gov:8080/Arachne/simple.html?filename=/minerva/data/data_processing/minerva/dst/numibeam/v8r2p2/00/00/20/63/MV_00002063_0010_numip_v05_1004041930_RecoData_DST_v8r2p2.root&amp;entry=5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10_numip_v05_1004041930_RecoData_DST_v8r2p2.root&amp;entry=408&amp;slice=-1&amp;phCutLow=0.5">http://minerva05.fnal.gov:8080/Arachne/simple.html?filename=/minerva/data/data_processing/minerva/dst/numibeam/v8r2p2/00/00/20/63/MV_00002063_0010_numip_v05_1004041930_RecoData_DST_v8r2p2.root&amp;entry=40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11_numip_v05_1004041951_RecoData_DST_v8r2p2.root&amp;entry=89&amp;slice=-1&amp;phCutLow=0.5">http://minerva05.fnal.gov:8080/Arachne/simple.html?filename=/minerva/data/data_processing/minerva/dst/numibeam/v8r2p2/00/00/20/63/MV_00002063_0011_numip_v05_1004041951_RecoData_DST_v8r2p2.root&amp;entry=8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11_numip_v05_1004041951_RecoData_DST_v8r2p2.root&amp;entry=95&amp;slice=-1&amp;phCutLow=0.5">http://minerva05.fnal.gov:8080/Arachne/simple.html?filename=/minerva/data/data_processing/minerva/dst/numibeam/v8r2p2/00/00/20/63/MV_00002063_0011_numip_v05_1004041951_RecoData_DST_v8r2p2.root&amp;entry=9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11_numip_v05_1004041951_RecoData_DST_v8r2p2.root&amp;entry=452&amp;slice=-1&amp;phCutLow=0.5">http://minerva05.fnal.gov:8080/Arachne/simple.html?filename=/minerva/data/data_processing/minerva/dst/numibeam/v8r2p2/00/00/20/63/MV_00002063_0011_numip_v05_1004041951_RecoData_DST_v8r2p2.root&amp;entry=45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12_numip_v05_1004042012_RecoData_DST_v8r2p2.root&amp;entry=155&amp;slice=-1&amp;phCutLow=0.5">http://minerva05.fnal.gov:8080/Arachne/simple.html?filename=/minerva/data/data_processing/minerva/dst/numibeam/v8r2p2/00/00/20/63/MV_00002063_0012_numip_v05_1004042012_RecoData_DST_v8r2p2.root&amp;entry=15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3/MV_00002063_0012_numip_v05_1004042012_RecoData_DST_v8r2p2.root&amp;entry=416&amp;slice=-1&amp;phCutLow=0.5">http://minerva05.fnal.gov:8080/Arachne/simple.html?filename=/minerva/data/data_processing/minerva/dst/numibeam/v8r2p2/00/00/20/63/MV_00002063_0012_numip_v05_1004042012_RecoData_DST_v8r2p2.root&amp;entry=41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1_numip_v05_1004042142_RecoData_DST_v8r2p2.root&amp;entry=11&amp;slice=-1&amp;phCutLow=0.5">http://minerva05.fnal.gov:8080/Arachne/simple.html?filename=/minerva/data/data_processing/minerva/dst/numibeam/v8r2p2/00/00/20/64/MV_00002064_0001_numip_v05_1004042142_RecoData_DST_v8r2p2.root&amp;entry=1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1_numip_v05_1004042142_RecoData_DST_v8r2p2.root&amp;entry=16&amp;slice=-1&amp;phCutLow=0.5">http://minerva05.fnal.gov:8080/Arachne/simple.html?filename=/minerva/data/data_processing/minerva/dst/numibeam/v8r2p2/00/00/20/64/MV_00002064_0001_numip_v05_1004042142_RecoData_DST_v8r2p2.root&amp;entry=16&amp;slice=-1&amp;phCutLow=0.5</text:a></text:p>
      <text:p text:style-name="P1"><text:a xlink:type="simple" xlink:href="http://minerva05.fnal.gov:8080/Arachne/simple.html?filename=/minerva/data/data_processing/minerva/dst/numibeam/v8r2p2/00/00/20/64/MV_00002064_0001_numip_v05_1004042142_RecoData_DST_v8r2p2.root&amp;entry=206&amp;slice=-1&amp;phCutLow=0.5"/></text:p>
      <text:p text:style-name="P1"><text:soft-page-break/><text:a xlink:type="simple" xlink:href="http://minerva05.fnal.gov:8080/Arachne/simple.html?filename=/minerva/data/data_processing/minerva/dst/numibeam/v8r2p2/00/00/20/64/MV_00002064_0001_numip_v05_1004042142_RecoData_DST_v8r2p2.root&amp;entry=206&amp;slice=-1&amp;phCutLow=0.5">http://minerva05.fnal.gov:8080/Arachne/simple.html?filename=/minerva/data/data_processing/minerva/dst/numibeam/v8r2p2/00/00/20/64/MV_00002064_0001_numip_v05_1004042142_RecoData_DST_v8r2p2.root&amp;entry=20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1_numip_v05_1004042142_RecoData_DST_v8r2p2.root&amp;entry=390&amp;slice=-1&amp;phCutLow=0.5">http://minerva05.fnal.gov:8080/Arachne/simple.html?filename=/minerva/data/data_processing/minerva/dst/numibeam/v8r2p2/00/00/20/64/MV_00002064_0001_numip_v05_1004042142_RecoData_DST_v8r2p2.root&amp;entry=39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1_numip_v05_1004042142_RecoData_DST_v8r2p2.root&amp;entry=520&amp;slice=-1&amp;phCutLow=0.5">http://minerva05.fnal.gov:8080/Arachne/simple.html?filename=/minerva/data/data_processing/minerva/dst/numibeam/v8r2p2/00/00/20/64/MV_00002064_0001_numip_v05_1004042142_RecoData_DST_v8r2p2.root&amp;entry=52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1_numip_v05_1004042142_RecoData_DST_v8r2p2.root&amp;entry=527&amp;slice=-1&amp;phCutLow=0.5">http://minerva05.fnal.gov:8080/Arachne/simple.html?filename=/minerva/data/data_processing/minerva/dst/numibeam/v8r2p2/00/00/20/64/MV_00002064_0001_numip_v05_1004042142_RecoData_DST_v8r2p2.root&amp;entry=52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3_numip_v05_1004042232_RecoData_DST_v8r2p2.root&amp;entry=199&amp;slice=-1&amp;phCutLow=0.5">http://minerva05.fnal.gov:8080/Arachne/simple.html?filename=/minerva/data/data_processing/minerva/dst/numibeam/v8r2p2/00/00/20/64/MV_00002064_0003_numip_v05_1004042232_RecoData_DST_v8r2p2.root&amp;entry=19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3_numip_v05_1004042232_RecoData_DST_v8r2p2.root&amp;entry=293&amp;slice=-1&amp;phCutLow=0.5">http://minerva05.fnal.gov:8080/Arachne/simple.html?filename=/minerva/data/data_processing/minerva/dst/numibeam/v8r2p2/00/00/20/64/MV_00002064_0003_numip_v05_1004042232_RecoData_DST_v8r2p2.root&amp;entry=29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3_numip_v05_1004042232_RecoData_DST_v8r2p2.root&amp;entry=298&amp;slice=-1&amp;phCutLow=0.5">http://minerva05.fnal.gov:8080/Arachne/simple.html?filename=/minerva/data/data_processing/minerva/dst/numibeam/v8r2p2/00/00/20/64/MV_00002064_0003_numip_v05_1004042232_RecoData_DST_v8r2p2.root&amp;entry=29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3_numip_v05_1004042232_RecoData_DST_v8r2p2.root&amp;entry=522&amp;slice=-1&amp;phCutLow=0.5">http://minerva05.fnal.gov:8080/Arachne/simple.html?filename=/minerva/data/data_processing/minerva/dst/numibeam/v8r2p2/00/00/20/64/MV_00002064_0003_numip_v05_1004042232_RecoData_DST_v8r2p2.root&amp;entry=52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4_numip_v05_1004042257_RecoData_DST_v8r2p2.root&amp;entry=367&amp;slice=-1&amp;phCutLow=0.5">http://minerva05.fnal.gov:8080/Arachne/simple.html?filename=/minerva/data/data_processing/minerva/dst/numibeam/v8r2p2/00/00/20/64/MV_00002064_0004_numip_v05_1004042257_RecoData_DST_v8r2p2.root&amp;entry=36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5_numip_v05_1004042321_RecoData_DST_v8r2p2.root&amp;entry=94&amp;slice=-1&amp;phCutLow=0.5">http://minerva05.fnal.gov:8080/Arachne/simple.html?filename=/minerva/data/data_processing/minerva/dst/numibeam/v8r2p2/00/00/20/64/MV_00002064_0005_numip_v05_1004042321_RecoData_DST_v8r2p2.root&amp;entry=9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5_numip_v05_1004042321_RecoData_DST_v8r2p2.root&amp;entry=112&amp;slice=-1&amp;phCutLow=0.5">http://minerva05.fnal.gov:8080/Arachne/simple.html?filename=/minerva/data/data_processing/minerva/dst/numibeam/v8r2p2/00/00/20/64/MV_00002064_0005_numip_v05_1004042321_RecoData_DST_v8r2p2.root&amp;entry=11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5_numip_v05_1004042321_RecoData_DST_v8r2p2.root&amp;entry=189&amp;slice=-1&amp;phCutLow=0.5">http://minerva05.fnal.gov:8080/Arachne/simple.html?filename=/minerva/data/data_processing/minerva/dst/numibeam/v8r2p2/00/00/20/64/MV_00002064_0005_numip_v05_1004042321_RecoData_DST_v8r2p2.root&amp;entry=189&amp;slice=-1&amp;phCutLow=0.5</text:a></text:p>
      <text:p text:style-name="P1"><text:soft-page-break/></text:p>
      <text:p text:style-name="P1"><text:a xlink:type="simple" xlink:href="http://minerva05.fnal.gov:8080/Arachne/simple.html?filename=/minerva/data/data_processing/minerva/dst/numibeam/v8r2p2/00/00/20/64/MV_00002064_0005_numip_v05_1004042321_RecoData_DST_v8r2p2.root&amp;entry=265&amp;slice=-1&amp;phCutLow=0.5">http://minerva05.fnal.gov:8080/Arachne/simple.html?filename=/minerva/data/data_processing/minerva/dst/numibeam/v8r2p2/00/00/20/64/MV_00002064_0005_numip_v05_1004042321_RecoData_DST_v8r2p2.root&amp;entry=26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5_numip_v05_1004042321_RecoData_DST_v8r2p2.root&amp;entry=458&amp;slice=-1&amp;phCutLow=0.5">http://minerva05.fnal.gov:8080/Arachne/simple.html?filename=/minerva/data/data_processing/minerva/dst/numibeam/v8r2p2/00/00/20/64/MV_00002064_0005_numip_v05_1004042321_RecoData_DST_v8r2p2.root&amp;entry=45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5_numip_v05_1004042321_RecoData_DST_v8r2p2.root&amp;entry=516&amp;slice=-1&amp;phCutLow=0.5">http://minerva05.fnal.gov:8080/Arachne/simple.html?filename=/minerva/data/data_processing/minerva/dst/numibeam/v8r2p2/00/00/20/64/MV_00002064_0005_numip_v05_1004042321_RecoData_DST_v8r2p2.root&amp;entry=51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6_numip_v05_1004042343_RecoData_DST_v8r2p2.root&amp;entry=284&amp;slice=-1&amp;phCutLow=0.5">http://minerva05.fnal.gov:8080/Arachne/simple.html?filename=/minerva/data/data_processing/minerva/dst/numibeam/v8r2p2/00/00/20/64/MV_00002064_0006_numip_v05_1004042343_RecoData_DST_v8r2p2.root&amp;entry=28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6_numip_v05_1004042343_RecoData_DST_v8r2p2.root&amp;entry=341&amp;slice=-1&amp;phCutLow=0.5">http://minerva05.fnal.gov:8080/Arachne/simple.html?filename=/minerva/data/data_processing/minerva/dst/numibeam/v8r2p2/00/00/20/64/MV_00002064_0006_numip_v05_1004042343_RecoData_DST_v8r2p2.root&amp;entry=34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4/MV_00002064_0006_numip_v05_1004042343_RecoData_DST_v8r2p2.root&amp;entry=374&amp;slice=-1&amp;phCutLow=0.5">http://minerva05.fnal.gov:8080/Arachne/simple.html?filename=/minerva/data/data_processing/minerva/dst/numibeam/v8r2p2/00/00/20/64/MV_00002064_0006_numip_v05_1004042343_RecoData_DST_v8r2p2.root&amp;entry=374&amp;slice=-1&amp;phCutLow=0.5</text:a></text:p>
      <text:p text:style-name="P1"/>
      <text:p text:style-name="P2"><text:a xlink:type="simple" xlink:href="http://minerva05.fnal.gov:8080/Arachne/simple.html?filename=/minerva/data/data_processing/minerva/dst/numibeam/v8r2p2/00/00/20/65/MV_00002065_0002_numip_v05_1004050102_RecoData_DST_v8r2p2.root&amp;entry=63&amp;slice=-1&amp;phCutLow=0.5">http://minerva05.fnal.gov:8080/Arachne/simple.html?filename=/minerva/data/data_processing/minerva/dst/numibeam/v8r2p2/00/00/20/65/MV_00002065_0002_numip_v05_1004050102_RecoData_DST_v8r2p2.root&amp;entry=63&amp;slice=-1&amp;phCutLow=0.5</text:a><text:line-break/></text:p>
      <text:p text:style-name="P2"><text:a xlink:type="simple" xlink:href="http://minerva05.fnal.gov:8080/Arachne/simple.html?filename=/minerva/data/data_processing/minerva/dst/numibeam/v8r2p2/00/00/20/65/MV_00002065_0002_numip_v05_1004050102_RecoData_DST_v8r2p2.root&amp;entry=92&amp;slice=-1&amp;phCutLow=0.5">http://minerva05.fnal.gov:8080/Arachne/simple.html?filename=/minerva/data/data_processing/minerva/dst/numibeam/v8r2p2/00/00/20/65/MV_00002065_0002_numip_v05_1004050102_RecoData_DST_v8r2p2.root&amp;entry=9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5/MV_00002065_0002_numip_v05_1004050102_RecoData_DST_v8r2p2.root&amp;entry=262&amp;slice=-1&amp;phCutLow=0.5">http://minerva05.fnal.gov:8080/Arachne/simple.html?filename=/minerva/data/data_processing/minerva/dst/numibeam/v8r2p2/00/00/20/65/MV_00002065_0002_numip_v05_1004050102_RecoData_DST_v8r2p2.root&amp;entry=26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5/MV_00002065_0002_numip_v05_1004050102_RecoData_DST_v8r2p2.root&amp;entry=271&amp;slice=-1&amp;phCutLow=0.5">http://minerva05.fnal.gov:8080/Arachne/simple.html?filename=/minerva/data/data_processing/minerva/dst/numibeam/v8r2p2/00/00/20/65/MV_00002065_0002_numip_v05_1004050102_RecoData_DST_v8r2p2.root&amp;entry=27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5/MV_00002065_0002_numip_v05_1004050102_RecoData_DST_v8r2p2.root&amp;entry=348&amp;slice=-1&amp;phCutLow=0.5">http://minerva05.fnal.gov:8080/Arachne/simple.html?filename=/minerva/data/data_processing/minerva/dst/numibeam/v8r2p2/00/00/20/65/MV_00002065_0002_numip_v05_1004050102_RecoData_DST_v8r2p2.root&amp;entry=34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5/MV_00002065_0003_numip_v05_1004050127_RecoData_DST_v8r2p2.root&amp;entry=210&amp;slice=-1&amp;phCutLow=0.5">http://minerva05.fnal.gov:8080/Arachne/simple.html?filename=/minerva/data/data_processing/minerva/dst/numibeam/v8r2p2/00/00/20/65/MV_00002065_0003_numip_v05_1004050127_RecoData_DST_v8r2p2.root&amp;entry=210&amp;slice=-</text:a><text:soft-page-break/><text:a xlink:type="simple" xlink:href="http://minerva05.fnal.gov:8080/Arachne/simple.html?filename=/minerva/data/data_processing/minerva/dst/numibeam/v8r2p2/00/00/20/65/MV_00002065_0003_numip_v05_1004050127_RecoData_DST_v8r2p2.root&amp;entry=210&amp;slice=-1&amp;phCutLow=0.5">1&amp;phCutLow=0.5</text:a></text:p>
      <text:p text:style-name="P1"/>
      <text:p text:style-name="P1"><text:a xlink:type="simple" xlink:href="http://minerva05.fnal.gov:8080/Arachne/simple.html?filename=/minerva/data/data_processing/minerva/dst/numibeam/v8r2p2/00/00/20/65/MV_00002065_0003_numip_v05_1004050127_RecoData_DST_v8r2p2.root&amp;entry=296&amp;slice=-1&amp;phCutLow=0.5">http://minerva05.fnal.gov:8080/Arachne/simple.html?filename=/minerva/data/data_processing/minerva/dst/numibeam/v8r2p2/00/00/20/65/MV_00002065_0003_numip_v05_1004050127_RecoData_DST_v8r2p2.root&amp;entry=29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5/MV_00002065_0003_numip_v05_1004050127_RecoData_DST_v8r2p2.root&amp;entry=451&amp;slice=-1&amp;phCutLow=0.5">http://minerva05.fnal.gov:8080/Arachne/simple.html?filename=/minerva/data/data_processing/minerva/dst/numibeam/v8r2p2/00/00/20/65/MV_00002065_0003_numip_v05_1004050127_RecoData_DST_v8r2p2.root&amp;entry=45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5/MV_00002065_0003_numip_v05_1004050127_RecoData_DST_v8r2p2.root&amp;entry=498&amp;slice=-1&amp;phCutLow=0.5">http://minerva05.fnal.gov:8080/Arachne/simple.html?filename=/minerva/data/data_processing/minerva/dst/numibeam/v8r2p2/00/00/20/65/MV_00002065_0003_numip_v05_1004050127_RecoData_DST_v8r2p2.root&amp;entry=49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1_numip_v05_1004050228_RecoData_DST_v8r2p2.root&amp;entry=57&amp;slice=-1&amp;phCutLow=0.5">http://minerva05.fnal.gov:8080/Arachne/simple.html?filename=/minerva/data/data_processing/minerva/dst/numibeam/v8r2p2/00/00/20/67/MV_00002067_0001_numip_v05_1004050228_RecoData_DST_v8r2p2.root&amp;entry=5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1_numip_v05_1004050228_RecoData_DST_v8r2p2.root&amp;entry=159&amp;slice=-1&amp;phCutLow=0.5">http://minerva05.fnal.gov:8080/Arachne/simple.html?filename=/minerva/data/data_processing/minerva/dst/numibeam/v8r2p2/00/00/20/67/MV_00002067_0001_numip_v05_1004050228_RecoData_DST_v8r2p2.root&amp;entry=15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1_numip_v05_1004050228_RecoData_DST_v8r2p2.root&amp;entry=504&amp;slice=-1&amp;phCutLow=0.5">http://minerva05.fnal.gov:8080/Arachne/simple.html?filename=/minerva/data/data_processing/minerva/dst/numibeam/v8r2p2/00/00/20/67/MV_00002067_0001_numip_v05_1004050228_RecoData_DST_v8r2p2.root&amp;entry=50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2_numip_v05_1004050251_RecoData_DST_v8r2p2.root&amp;entry=76&amp;slice=-1&amp;phCutLow=0.5">http://minerva05.fnal.gov:8080/Arachne/simple.html?filename=/minerva/data/data_processing/minerva/dst/numibeam/v8r2p2/00/00/20/67/MV_00002067_0002_numip_v05_1004050251_RecoData_DST_v8r2p2.root&amp;entry=7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2_numip_v05_1004050251_RecoData_DST_v8r2p2.root&amp;entry=352&amp;slice=-1&amp;phCutLow=0.5">http://minerva05.fnal.gov:8080/Arachne/simple.html?filename=/minerva/data/data_processing/minerva/dst/numibeam/v8r2p2/00/00/20/67/MV_00002067_0002_numip_v05_1004050251_RecoData_DST_v8r2p2.root&amp;entry=35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3_numip_v05_1004050313_RecoData_DST_v8r2p2.root&amp;entry=41&amp;slice=-1&amp;phCutLow=0.5">http://minerva05.fnal.gov:8080/Arachne/simple.html?filename=/minerva/data/data_processing/minerva/dst/numibeam/v8r2p2/00/00/20/67/MV_00002067_0003_numip_v05_1004050313_RecoData_DST_v8r2p2.root&amp;entry=4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3_numip_v05_1004050313_RecoData_DST_v8r2p2.root&amp;entry=137&amp;slice=-1&amp;phCutLow=0.5">http://minerva05.fnal.gov:8080/Arachne/simple.html?filename=/minerva/data/data_processing/minerva/dst/numibeam/v8r2p2/00/00/20/67/MV_00002067_0003_numip_v05_1004050313_RecoData_DST_v8r2p2.root&amp;entry=13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4_numip_v05_1004050336_RecoData_DST_v8r2p2.root&amp;entry=168&amp;slice=-1&amp;phCutLow=0.5">http://minerva05.fnal.gov:8080/Arachne/simple.html?filename=/minerva/data/data_processing/minerva/dst/numibeam/v8r2p2/00/00/20/67/MV_00002067_0004_numip_v05_1004050336_RecoData_DST_v8r2p2.root&amp;entry=16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4_numip_v05_1004050336_RecoData_DST_v8r2p2.root&amp;entry=369&amp;slice=-1&amp;phCutLow=0.5">http://minerva05.fnal.gov:8080/Arachne/simple.html?filename=/minerva/data/data_processing/minerva/dst/numibeam/v8r2p2/00/00/20/67/MV_0</text:a><text:soft-page-break/><text:a xlink:type="simple" xlink:href="http://minerva05.fnal.gov:8080/Arachne/simple.html?filename=/minerva/data/data_processing/minerva/dst/numibeam/v8r2p2/00/00/20/67/MV_00002067_0004_numip_v05_1004050336_RecoData_DST_v8r2p2.root&amp;entry=369&amp;slice=-1&amp;phCutLow=0.5">0002067_0004_numip_v05_1004050336_RecoData_DST_v8r2p2.root&amp;entry=36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4_numip_v05_1004050336_RecoData_DST_v8r2p2.root&amp;entry=506&amp;slice=-1&amp;phCutLow=0.5">http://minerva05.fnal.gov:8080/Arachne/simple.html?filename=/minerva/data/data_processing/minerva/dst/numibeam/v8r2p2/00/00/20/67/MV_00002067_0004_numip_v05_1004050336_RecoData_DST_v8r2p2.root&amp;entry=506&amp;slice=-1&amp;phCutLow=0.5</text:a><text:line-break/></text:p>
      <text:p text:style-name="P1"><text:a xlink:type="simple" xlink:href="http://minerva05.fnal.gov:8080/Arachne/simple.html?filename=/minerva/data/data_processing/minerva/dst/numibeam/v8r2p2/00/00/20/67/MV_00002067_0004_numip_v05_1004050336_RecoData_DST_v8r2p2.root&amp;entry=553&amp;slice=-1&amp;phCutLow=0.5">http://minerva05.fnal.gov:8080/Arachne/simple.html?filename=/minerva/data/data_processing/minerva/dst/numibeam/v8r2p2/00/00/20/67/MV_00002067_0004_numip_v05_1004050336_RecoData_DST_v8r2p2.root&amp;entry=55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4_numip_v05_1004050336_RecoData_DST_v8r2p2.root&amp;entry=581&amp;slice=-1&amp;phCutLow=0.5">http://minerva05.fnal.gov:8080/Arachne/simple.html?filename=/minerva/data/data_processing/minerva/dst/numibeam/v8r2p2/00/00/20/67/MV_00002067_0004_numip_v05_1004050336_RecoData_DST_v8r2p2.root&amp;entry=58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5_numip_v05_1004050359_RecoData_DST_v8r2p2.root&amp;entry=53&amp;slice=-1&amp;phCutLow=0.5">http://minerva05.fnal.gov:8080/Arachne/simple.html?filename=/minerva/data/data_processing/minerva/dst/numibeam/v8r2p2/00/00/20/67/MV_00002067_0005_numip_v05_1004050359_RecoData_DST_v8r2p2.root&amp;entry=5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5_numip_v05_1004050359_RecoData_DST_v8r2p2.root&amp;entry=373&amp;slice=-1&amp;phCutLow=0.5">http://minerva05.fnal.gov:8080/Arachne/simple.html?filename=/minerva/data/data_processing/minerva/dst/numibeam/v8r2p2/00/00/20/67/MV_00002067_0005_numip_v05_1004050359_RecoData_DST_v8r2p2.root&amp;entry=37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6_numip_v05_1004050423_RecoData_DST_v8r2p2.root&amp;entry=112&amp;slice=-1&amp;phCutLow=0.5">http://minerva05.fnal.gov:8080/Arachne/simple.html?filename=/minerva/data/data_processing/minerva/dst/numibeam/v8r2p2/00/00/20/67/MV_00002067_0006_numip_v05_1004050423_RecoData_DST_v8r2p2.root&amp;entry=11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6_numip_v05_1004050423_RecoData_DST_v8r2p2.root&amp;entry=302&amp;slice=-1&amp;phCutLow=0.5">http://minerva05.fnal.gov:8080/Arachne/simple.html?filename=/minerva/data/data_processing/minerva/dst/numibeam/v8r2p2/00/00/20/67/MV_00002067_0006_numip_v05_1004050423_RecoData_DST_v8r2p2.root&amp;entry=30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6_numip_v05_1004050423_RecoData_DST_v8r2p2.root&amp;entry=344&amp;slice=-1&amp;phCutLow=0.5">http://minerva05.fnal.gov:8080/Arachne/simple.html?filename=/minerva/data/data_processing/minerva/dst/numibeam/v8r2p2/00/00/20/67/MV_00002067_0006_numip_v05_1004050423_RecoData_DST_v8r2p2.root&amp;entry=344&amp;slice=-1&amp;phCutLow=0.5</text:a></text:p>
      <text:p text:style-name="P1"/>
      <text:p text:style-name="P2"><text:a xlink:type="simple" xlink:href="http://minerva05.fnal.gov:8080/Arachne/simple.html?filename=/minerva/data/data_processing/minerva/dst/numibeam/v8r2p2/00/00/20/67/MV_00002067_0006_numip_v05_1004050423_RecoData_DST_v8r2p2.root&amp;entry=415&amp;slice=-1&amp;phCutLow=0.5">http://minerva05.fnal.gov:8080/Arachne/simple.html?filename=/minerva/data/data_processing/minerva/dst/numibeam/v8r2p2/00/00/20/67/MV_00002067_0006_numip_v05_1004050423_RecoData_DST_v8r2p2.root&amp;entry=415&amp;slice=-1&amp;phCutLow=0.5</text:a><text:line-break/></text:p>
      <text:p text:style-name="P2"><text:a xlink:type="simple" xlink:href="http://minerva05.fnal.gov:8080/Arachne/simple.html?filename=/minerva/data/data_processing/minerva/dst/numibeam/v8r2p2/00/00/20/67/MV_00002067_0006_numip_v05_1004050423_RecoData_DST_v8r2p2.root&amp;entry=529&amp;slice=-1&amp;phCutLow=0.5">http://minerva05.fnal.gov:8080/Arachne/simple.html?filename=/minerva/data/data_processing/minerva/dst/numibeam/v8r2p2/00/00/20/67/MV_00002067_0006_numip_v05_1004050423_RecoData_DST_v8r2p2.root&amp;entry=52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7_numip_v05_1004050445_RecoData_DST_v8r2p2.root&amp;entry=107&amp;slice=-1&amp;phCutLow=0.5">http://minerva05.fnal.gov:8080/Arachne/simple.html?filename=/minerva/data/data_processing/minerva/dst/numibeam/v8r2p2/00/00/20/67/MV_00002067_0007_numip_v05_1004050445_RecoData_DST_v8r2p2.root&amp;entry=10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8_numip_v05_1004050508_RecoData_DST_v8r2p2.root&amp;entry=393&amp;slice=-1&amp;phCutLow=0.5">http://minerva05.fnal.gov:8080/Arachne/simple.html?</text:a><text:soft-page-break/><text:a xlink:type="simple" xlink:href="http://minerva05.fnal.gov:8080/Arachne/simple.html?filename=/minerva/data/data_processing/minerva/dst/numibeam/v8r2p2/00/00/20/67/MV_00002067_0008_numip_v05_1004050508_RecoData_DST_v8r2p2.root&amp;entry=393&amp;slice=-1&amp;phCutLow=0.5">filename=/minerva/data/data_processing/minerva/dst/numibeam/v8r2p2/00/00/20/67/MV_00002067_0008_numip_v05_1004050508_RecoData_DST_v8r2p2.root&amp;entry=39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8_numip_v05_1004050508_RecoData_DST_v8r2p2.root&amp;entry=400&amp;slice=-1&amp;phCutLow=0.5">http://minerva05.fnal.gov:8080/Arachne/simple.html?filename=/minerva/data/data_processing/minerva/dst/numibeam/v8r2p2/00/00/20/67/MV_00002067_0008_numip_v05_1004050508_RecoData_DST_v8r2p2.root&amp;entry=40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8_numip_v05_1004050508_RecoData_DST_v8r2p2.root&amp;entry=461&amp;slice=-1&amp;phCutLow=0.5">http://minerva05.fnal.gov:8080/Arachne/simple.html?filename=/minerva/data/data_processing/minerva/dst/numibeam/v8r2p2/00/00/20/67/MV_00002067_0008_numip_v05_1004050508_RecoData_DST_v8r2p2.root&amp;entry=46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8_numip_v05_1004050508_RecoData_DST_v8r2p2.root&amp;entry=487&amp;slice=-1&amp;phCutLow=0.5">http://minerva05.fnal.gov:8080/Arachne/simple.html?filename=/minerva/data/data_processing/minerva/dst/numibeam/v8r2p2/00/00/20/67/MV_00002067_0008_numip_v05_1004050508_RecoData_DST_v8r2p2.root&amp;entry=48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9_numip_v05_1004050530_RecoData_DST_v8r2p2.root&amp;entry=42&amp;slice=-1&amp;phCutLow=0.5">http://minerva05.fnal.gov:8080/Arachne/simple.html?filename=/minerva/data/data_processing/minerva/dst/numibeam/v8r2p2/00/00/20/67/MV_00002067_0009_numip_v05_1004050530_RecoData_DST_v8r2p2.root&amp;entry=4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9_numip_v05_1004050530_RecoData_DST_v8r2p2.root&amp;entry=86&amp;slice=-1&amp;phCutLow=0.5">http://minerva05.fnal.gov:8080/Arachne/simple.html?filename=/minerva/data/data_processing/minerva/dst/numibeam/v8r2p2/00/00/20/67/MV_00002067_0009_numip_v05_1004050530_RecoData_DST_v8r2p2.root&amp;entry=8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9_numip_v05_1004050530_RecoData_DST_v8r2p2.root&amp;entry=109&amp;slice=-1&amp;phCutLow=0.5">http://minerva05.fnal.gov:8080/Arachne/simple.html?filename=/minerva/data/data_processing/minerva/dst/numibeam/v8r2p2/00/00/20/67/MV_00002067_0009_numip_v05_1004050530_RecoData_DST_v8r2p2.root&amp;entry=10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09_numip_v05_1004050530_RecoData_DST_v8r2p2.root&amp;entry=358&amp;slice=-1&amp;phCutLow=0.5">http://minerva05.fnal.gov:8080/Arachne/simple.html?filename=/minerva/data/data_processing/minerva/dst/numibeam/v8r2p2/00/00/20/67/MV_00002067_0009_numip_v05_1004050530_RecoData_DST_v8r2p2.root&amp;entry=358&amp;slice=-1&amp;phCutLow=0.5</text:a><text:line-break/></text:p>
      <text:p text:style-name="P1"><text:a xlink:type="simple" xlink:href="http://minerva05.fnal.gov:8080/Arachne/simple.html?filename=/minerva/data/data_processing/minerva/dst/numibeam/v8r2p2/00/00/20/67/MV_00002067_0009_numip_v05_1004050530_RecoData_DST_v8r2p2.root&amp;entry=379&amp;slice=-1&amp;phCutLow=0.5">http://minerva05.fnal.gov:8080/Arachne/simple.html?filename=/minerva/data/data_processing/minerva/dst/numibeam/v8r2p2/00/00/20/67/MV_00002067_0009_numip_v05_1004050530_RecoData_DST_v8r2p2.root&amp;entry=37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0_numip_v05_1004050553_RecoData_DST_v8r2p2.root&amp;entry=72&amp;slice=-1&amp;phCutLow=0.5">http://minerva05.fnal.gov:8080/Arachne/simple.html?filename=/minerva/data/data_processing/minerva/dst/numibeam/v8r2p2/00/00/20/67/MV_00002067_0010_numip_v05_1004050553_RecoData_DST_v8r2p2.root&amp;entry=7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0_numip_v05_1004050553_RecoData_DST_v8r2p2.root&amp;entry=523&amp;slice=-1&amp;phCutLow=0.5">http://minerva05.fnal.gov:8080/Arachne/simple.html?filename=/minerva/data/data_processing/minerva/dst/numibeam/v8r2p2/00/00/20/67/MV_00002067_0010_numip_v05_1004050553_RecoData_DST_v8r2p2.root&amp;entry=52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0_numip_v05_1004050553_RecoData_DST_v8r2p2.root&amp;entry=575&amp;slice=-1&amp;phCutLow=0.5">http://minerva05.fnal.gov:8080/Arachne/simple.html?filename=/minerva/data/data_processing/minerva/dst/numibeam/v8r2p2/00/00/20/67/MV_00002067_0010_numip_v05_1004050553_RecoData_DST_v8r2p2.root&amp;entry=575&amp;slice=-1&amp;phCutLow=0.5</text:a></text:p>
      <text:p text:style-name="P1"/>
      <text:p text:style-name="P1"><text:soft-page-break/><text:a xlink:type="simple" xlink:href="http://minerva05.fnal.gov:8080/Arachne/simple.html?filename=/minerva/data/data_processing/minerva/dst/numibeam/v8r2p2/00/00/20/67/MV_00002067_0011_numip_v05_1004050615_RecoData_DST_v8r2p2.root&amp;entry=44&amp;slice=-1&amp;phCutLow=0.5">http://minerva05.fnal.gov:8080/Arachne/simple.html?filename=/minerva/data/data_processing/minerva/dst/numibeam/v8r2p2/00/00/20/67/MV_00002067_0011_numip_v05_1004050615_RecoData_DST_v8r2p2.root&amp;entry=4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1_numip_v05_1004050615_RecoData_DST_v8r2p2.root&amp;entry=435&amp;slice=-1&amp;phCutLow=0.5">http://minerva05.fnal.gov:8080/Arachne/simple.html?filename=/minerva/data/data_processing/minerva/dst/numibeam/v8r2p2/00/00/20/67/MV_00002067_0011_numip_v05_1004050615_RecoData_DST_v8r2p2.root&amp;entry=43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1_numip_v05_1004050615_RecoData_DST_v8r2p2.root&amp;entry=447&amp;slice=-1&amp;phCutLow=0.5">http://minerva05.fnal.gov:8080/Arachne/simple.html?filename=/minerva/data/data_processing/minerva/dst/numibeam/v8r2p2/00/00/20/67/MV_00002067_0011_numip_v05_1004050615_RecoData_DST_v8r2p2.root&amp;entry=44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2_numip_v05_1004050638_RecoData_DST_v8r2p2.root&amp;entry=45&amp;slice=-1&amp;phCutLow=0.5">http://minerva05.fnal.gov:8080/Arachne/simple.html?filename=/minerva/data/data_processing/minerva/dst/numibeam/v8r2p2/00/00/20/67/MV_00002067_0012_numip_v05_1004050638_RecoData_DST_v8r2p2.root&amp;entry=4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2_numip_v05_1004050638_RecoData_DST_v8r2p2.root&amp;entry=160&amp;slice=-1&amp;phCutLow=0.5">http://minerva05.fnal.gov:8080/Arachne/simple.html?filename=/minerva/data/data_processing/minerva/dst/numibeam/v8r2p2/00/00/20/67/MV_00002067_0012_numip_v05_1004050638_RecoData_DST_v8r2p2.root&amp;entry=160&amp;slice=-1&amp;phCutLow=0.</text:a><text:a xlink:type="simple" xlink:href="http://minerva05.fnal.gov:8080/Arachne/simple.html?filename=/minerva/data/data_processing/minerva/dst/numibeam/v8r2p2/00/00/20/67/MV_00002067_0012_numip_v05_1004050638_RecoData_DST_v8r2p2.root&amp;entry=160&amp;slice=-1&amp;phCutLow=0.5"><text:span text:style-name="T1">5</text:span></text:a></text:p>
      <text:p text:style-name="P1"/>
      <text:p text:style-name="P1"><text:a xlink:type="simple" xlink:href="http://minerva05.fnal.gov:8080/Arachne/simple.html?filename=/minerva/data/data_processing/minerva/dst/numibeam/v8r2p2/00/00/20/67/MV_00002067_0013_numip_v05_1004050701_RecoData_DST_v8r2p2.root&amp;entry=0&amp;slice=-1&amp;phCutLow=0.5">http://minerva05.fnal.gov:8080/Arachne/simple.html?filename=/minerva/data/data_processing/minerva/dst/numibeam/v8r2p2/00/00/20/67/MV_00002067_0013_numip_v05_1004050701_RecoData_DST_v8r2p2.root&amp;entry=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3_numip_v05_1004050701_RecoData_DST_v8r2p2.root&amp;entry=133&amp;slice=-1&amp;phCutLow=0.5">http://minerva05.fnal.gov:8080/Arachne/simple.html?filename=/minerva/data/data_processing/minerva/dst/numibeam/v8r2p2/00/00/20/67/MV_00002067_0013_numip_v05_1004050701_RecoData_DST_v8r2p2.root&amp;entry=13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3_numip_v05_1004050701_RecoData_DST_v8r2p2.root&amp;entry=223&amp;slice=-1&amp;phCutLow=0.5">http://minerva05.fnal.gov:8080/Arachne/simple.html?filename=/minerva/data/data_processing/minerva/dst/numibeam/v8r2p2/00/00/20/67/MV_00002067_0013_numip_v05_1004050701_RecoData_DST_v8r2p2.root&amp;entry=22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3_numip_v05_1004050701_RecoData_DST_v8r2p2.root&amp;entry=244&amp;slice=-1&amp;phCutLow=0.5">http://minerva05.fnal.gov:8080/Arachne/simple.html?filename=/minerva/data/data_processing/minerva/dst/numibeam/v8r2p2/00/00/20/67/MV_00002067_0013_numip_v05_1004050701_RecoData_DST_v8r2p2.root&amp;entry=24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3_numip_v05_1004050701_RecoData_DST_v8r2p2.root&amp;entry=256&amp;slice=-1&amp;phCutLow=0.5">http://minerva05.fnal.gov:8080/Arachne/simple.html?filename=/minerva/data/data_processing/minerva/dst/numibeam/v8r2p2/00/00/20/67/MV_00002067_0013_numip_v05_1004050701_RecoData_DST_v8r2p2.root&amp;entry=25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3_numip_v05_1004050701_RecoData_DST_v8r2p2.root&amp;entry=412&amp;slice=-1&amp;phCutLow=0.5">http://minerva05.fnal.gov:8080/Arachne/simple.html?filename=/minerva/data/data_processing/minerva/dst/numibeam/v8r2p2/00/00/20/67/MV_00002067_0013_numip_v05_1004050701_RecoData_DST_v8r2p2.root&amp;entry=41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4_numip_v05_1004050723_RecoData_DST_v8r2p2.root&amp;entry=136&amp;slice=-1&amp;phCutLow=0.5">http://minerva05.fnal.gov:8080/Arachne/simple.html?filename=/minerva/data/data_processing/minerva/dst/numibeam/v8r2p2/00/00/20/67/MV_00002067_0014_numip_v05_1004050723_RecoData_DST_v8r2p2.root&amp;entry=136&amp;slice=-1&amp;phCutLow=0.5</text:a></text:p>
      <text:p text:style-name="P1"><text:soft-page-break/></text:p>
      <text:p text:style-name="P1"><text:a xlink:type="simple" xlink:href="http://minerva05.fnal.gov:8080/Arachne/simple.html?filename=/minerva/data/data_processing/minerva/dst/numibeam/v8r2p2/00/00/20/67/MV_00002067_0014_numip_v05_1004050723_RecoData_DST_v8r2p2.root&amp;entry=223&amp;slice=-1&amp;phCutLow=0.5">http://minerva05.fnal.gov:8080/Arachne/simple.html?filename=/minerva/data/data_processing/minerva/dst/numibeam/v8r2p2/00/00/20/67/MV_00002067_0014_numip_v05_1004050723_RecoData_DST_v8r2p2.root&amp;entry=22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4_numip_v05_1004050723_RecoData_DST_v8r2p2.root&amp;entry=260&amp;slice=-1&amp;phCutLow=0.5">http://minerva05.fnal.gov:8080/Arachne/simple.html?filename=/minerva/data/data_processing/minerva/dst/numibeam/v8r2p2/00/00/20/67/MV_00002067_0014_numip_v05_1004050723_RecoData_DST_v8r2p2.root&amp;entry=26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4_numip_v05_1004050723_RecoData_DST_v8r2p2.root&amp;entry=536&amp;slice=-1&amp;phCutLow=0.5">http://minerva05.fnal.gov:8080/Arachne/simple.html?filename=/minerva/data/data_processing/minerva/dst/numibeam/v8r2p2/00/00/20/67/MV_00002067_0014_numip_v05_1004050723_RecoData_DST_v8r2p2.root&amp;entry=53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5_numip_v05_1004050746_RecoData_DST_v8r2p2.root&amp;entry=93&amp;slice=-1&amp;phCutLow=0.5">http://minerva05.fnal.gov:8080/Arachne/simple.html?filename=/minerva/data/data_processing/minerva/dst/numibeam/v8r2p2/00/00/20/67/MV_00002067_0015_numip_v05_1004050746_RecoData_DST_v8r2p2.root&amp;entry=9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5_numip_v05_1004050746_RecoData_DST_v8r2p2.root&amp;entry=346&amp;slice=-1&amp;phCutLow=0.5">http://minerva05.fnal.gov:8080/Arachne/simple.html?filename=/minerva/data/data_processing/minerva/dst/numibeam/v8r2p2/00/00/20/67/MV_00002067_0015_numip_v05_1004050746_RecoData_DST_v8r2p2.root&amp;entry=34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5_numip_v05_1004050746_RecoData_DST_v8r2p2.root&amp;entry=470&amp;slice=-1&amp;phCutLow=0.5">http://minerva05.fnal.gov:8080/Arachne/simple.html?filename=/minerva/data/data_processing/minerva/dst/numibeam/v8r2p2/00/00/20/67/MV_00002067_0015_numip_v05_1004050746_RecoData_DST_v8r2p2.root&amp;entry=47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5_numip_v05_1004050746_RecoData_DST_v8r2p2.root&amp;entry=506&amp;slice=-1&amp;phCutLow=0.5">http://minerva05.fnal.gov:8080/Arachne/simple.html?filename=/minerva/data/data_processing/minerva/dst/numibeam/v8r2p2/00/00/20/67/MV_00002067_0015_numip_v05_1004050746_RecoData_DST_v8r2p2.root&amp;entry=50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5_numip_v05_1004050746_RecoData_DST_v8r2p2.root&amp;entry=516&amp;slice=-1&amp;phCutLow=0.5">http://minerva05.fnal.gov:8080/Arachne/simple.html?filename=/minerva/data/data_processing/minerva/dst/numibeam/v8r2p2/00/00/20/67/MV_00002067_0015_numip_v05_1004050746_RecoData_DST_v8r2p2.root&amp;entry=516&amp;slice=-1&amp;phCutLow=0.5</text:a></text:p>
      <text:p text:style-name="P1"/>
      <text:p text:style-name="P2"><text:a xlink:type="simple" xlink:href="http://minerva05.fnal.gov:8080/Arachne/simple.html?filename=/minerva/data/data_processing/minerva/dst/numibeam/v8r2p2/00/00/20/67/MV_00002067_0016_numip_v05_1004050808_RecoData_DST_v8r2p2.root&amp;entry=196&amp;slice=-1&amp;phCutLow=0.5">http://minerva05.fnal.gov:8080/Arachne/simple.html?filename=/minerva/data/data_processing/minerva/dst/numibeam/v8r2p2/00/00/20/67/MV_00002067_0016_numip_v05_1004050808_RecoData_DST_v8r2p2.root&amp;entry=196&amp;slice=-1&amp;phCutLow=0.5</text:a><text:line-break/></text:p>
      <text:p text:style-name="P2"><text:a xlink:type="simple" xlink:href="http://minerva05.fnal.gov:8080/Arachne/simple.html?filename=/minerva/data/data_processing/minerva/dst/numibeam/v8r2p2/00/00/20/67/MV_00002067_0016_numip_v05_1004050808_RecoData_DST_v8r2p2.root&amp;entry=243&amp;slice=-1&amp;phCutLow=0.5">http://minerva05.fnal.gov:8080/Arachne/simple.html?filename=/minerva/data/data_processing/minerva/dst/numibeam/v8r2p2/00/00/20/67/MV_00002067_0016_numip_v05_1004050808_RecoData_DST_v8r2p2.root&amp;entry=24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6_numip_v05_1004050808_RecoData_DST_v8r2p2.root&amp;entry=258&amp;slice=-1&amp;phCutLow=0.5">http://minerva05.fnal.gov:8080/Arachne/simple.html?filename=/minerva/data/data_processing/minerva/dst/numibeam/v8r2p2/00/00/20/67/MV_00002067_0016_numip_v05_1004050808_RecoData_DST_v8r2p2.root&amp;entry=25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7_numip_v05_1004050831_RecoData_DST_v8r2p2.root&amp;entry=135&amp;slice=-1&amp;phCutLow=0.5">http://minerva05.fnal.gov:8080/Arachne/simple.html?filename=/minerva/data/data_processing/minerva/dst/numibeam/v8r2p2/00/00/20/67/MV_00002067_0017_numip_v05_1004050831_RecoData_DST_v8r2p2.root&amp;entry=135&amp;slice=-</text:a><text:soft-page-break/><text:a xlink:type="simple" xlink:href="http://minerva05.fnal.gov:8080/Arachne/simple.html?filename=/minerva/data/data_processing/minerva/dst/numibeam/v8r2p2/00/00/20/67/MV_00002067_0017_numip_v05_1004050831_RecoData_DST_v8r2p2.root&amp;entry=135&amp;slice=-1&amp;phCutLow=0.5">1&amp;phCutLow=0.5</text:a></text:p>
      <text:p text:style-name="P1"/>
      <text:p text:style-name="P1"><text:a xlink:type="simple" xlink:href="http://minerva05.fnal.gov:8080/Arachne/simple.html?filename=/minerva/data/data_processing/minerva/dst/numibeam/v8r2p2/00/00/20/67/MV_00002067_0017_numip_v05_1004050831_RecoData_DST_v8r2p2.root&amp;entry=302&amp;slice=-1&amp;phCutLow=0.5">http://minerva05.fnal.gov:8080/Arachne/simple.html?filename=/minerva/data/data_processing/minerva/dst/numibeam/v8r2p2/00/00/20/67/MV_00002067_0017_numip_v05_1004050831_RecoData_DST_v8r2p2.root&amp;entry=30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1_numip_v05_1004051109_RecoData_DST_v8r2p2.root&amp;entry=2&amp;slice=-1&amp;phCutLow=0.5">http://minerva05.fnal.gov:8080/Arachne/simple.html?filename=/minerva/data/data_processing/minerva/dst/numibeam/v8r2p2/00/00/20/71/MV_00002071_0001_numip_v05_1004051109_RecoData_DST_v8r2p2.root&amp;entry=2&amp;slice=-1&amp;phCutLow=0.5</text:a></text:p>
      <text:p text:style-name="P1"/>
      <text:p text:style-name="P2"><text:a xlink:type="simple" xlink:href="http://minerva05.fnal.gov:8080/Arachne/simple.html?filename=/minerva/data/data_processing/minerva/dst/numibeam/v8r2p2/00/00/20/71/MV_00002071_0001_numip_v05_1004051109_RecoData_DST_v8r2p2.root&amp;entry=501&amp;slice=-1&amp;phCutLow=0.5">http://minerva05.fnal.gov:8080/Arachne/simple.html?filename=/minerva/data/data_processing/minerva/dst/numibeam/v8r2p2/00/00/20/71/MV_00002071_0001_numip_v05_1004051109_RecoData_DST_v8r2p2.root&amp;entry=501&amp;slice=-1&amp;phCutLow=0.5</text:a><text:line-break/></text:p>
      <text:p text:style-name="P2"><text:a xlink:type="simple" xlink:href="http://minerva05.fnal.gov:8080/Arachne/simple.html?filename=/minerva/data/data_processing/minerva/dst/numibeam/v8r2p2/00/00/20/71/MV_00002071_0002_numip_v05_1004051134_RecoData_DST_v8r2p2.root&amp;entry=28&amp;slice=-1&amp;phCutLow=0.5">http://minerva05.fnal.gov:8080/Arachne/simple.html?filename=/minerva/data/data_processing/minerva/dst/numibeam/v8r2p2/00/00/20/71/MV_00002071_0002_numip_v05_1004051134_RecoData_DST_v8r2p2.root&amp;entry=2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2_numip_v05_1004051134_RecoData_DST_v8r2p2.root&amp;entry=248&amp;slice=-1&amp;phCutLow=0.5">http://minerva05.fnal.gov:8080/Arachne/simple.html?filename=/minerva/data/data_processing/minerva/dst/numibeam/v8r2p2/00/00/20/71/MV_00002071_0002_numip_v05_1004051134_RecoData_DST_v8r2p2.root&amp;entry=24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3_numip_v05_1004051159_RecoData_DST_v8r2p2.root&amp;entry=80&amp;slice=-1&amp;phCutLow=0.5">http://minerva05.fnal.gov:8080/Arachne/simple.html?filename=/minerva/data/data_processing/minerva/dst/numibeam/v8r2p2/00/00/20/71/MV_00002071_0003_numip_v05_1004051159_RecoData_DST_v8r2p2.root&amp;entry=8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3_numip_v05_1004051159_RecoData_DST_v8r2p2.root&amp;entry=128&amp;slice=-1&amp;phCutLow=0.5">http://minerva05.fnal.gov:8080/Arachne/simple.html?filename=/minerva/data/data_processing/minerva/dst/numibeam/v8r2p2/00/00/20/71/MV_00002071_0003_numip_v05_1004051159_RecoData_DST_v8r2p2.root&amp;entry=12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3_numip_v05_1004051159_RecoData_DST_v8r2p2.root&amp;entry=408&amp;slice=-1&amp;phCutLow=0.5">http://minerva05.fnal.gov:8080/Arachne/simple.html?filename=/minerva/data/data_processing/minerva/dst/numibeam/v8r2p2/00/00/20/71/MV_00002071_0003_numip_v05_1004051159_RecoData_DST_v8r2p2.root&amp;entry=40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3_numip_v05_1004051159_RecoData_DST_v8r2p2.root&amp;entry=531&amp;slice=-1&amp;phCutLow=0.5">http://minerva05.fnal.gov:8080/Arachne/simple.html?filename=/minerva/data/data_processing/minerva/dst/numibeam/v8r2p2/00/00/20/71/MV_00002071_0003_numip_v05_1004051159_RecoData_DST_v8r2p2.root&amp;entry=53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4_numip_v05_1004051224_RecoData_DST_v8r2p2.root&amp;entry=31&amp;slice=-1&amp;phCutLow=0.5">http://minerva05.fnal.gov:8080/Arachne/simple.html?filename=/minerva/data/data_processing/minerva/dst/numibeam/v8r2p2/00/00/20/71/MV_00002071_0004_numip_v05_1004051224_RecoData_DST_v8r2p2.root&amp;entry=3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4_numip_v05_1004051224_RecoData_DST_v8r2p2.root&amp;entry=201&amp;slice=-1&amp;phCutLow=0.5">http://minerva05.fnal.gov:8080/Arachne/simple.html?filename=/minerva/data/data_processing/minerva/dst/numibeam/v8r2p2/00/00/20/71/MV_00002071_0004_numip_v05_1004051224_RecoData_DST_v8r2p2.root&amp;entry=20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4_numip_v05_1004051224_RecoData_DST_v8r2p2.root&amp;entry=319&amp;slice=-1&amp;phCutLow=0.5">http://minerva05.fnal.gov:8080/Arachne/simple.html?filename=/minerva/data/data_processing/minerva/dst/numibeam/v8r2p2/00/00/20/71/MV_0</text:a><text:soft-page-break/><text:a xlink:type="simple" xlink:href="http://minerva05.fnal.gov:8080/Arachne/simple.html?filename=/minerva/data/data_processing/minerva/dst/numibeam/v8r2p2/00/00/20/71/MV_00002071_0004_numip_v05_1004051224_RecoData_DST_v8r2p2.root&amp;entry=319&amp;slice=-1&amp;phCutLow=0.5">0002071_0004_numip_v05_1004051224_RecoData_DST_v8r2p2.root&amp;entry=31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4_numip_v05_1004051224_RecoData_DST_v8r2p2.root&amp;entry=362&amp;slice=-1&amp;phCutLow=0.5">http://minerva05.fnal.gov:8080/Arachne/simple.html?filename=/minerva/data/data_processing/minerva/dst/numibeam/v8r2p2/00/00/20/71/MV_00002071_0004_numip_v05_1004051224_RecoData_DST_v8r2p2.root&amp;entry=36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5_numip_v05_1004051249_RecoData_DST_v8r2p2.root&amp;entry=26&amp;slice=-1&amp;phCutLow=0.5">http://minerva05.fnal.gov:8080/Arachne/simple.html?filename=/minerva/data/data_processing/minerva/dst/numibeam/v8r2p2/00/00/20/71/MV_00002071_0005_numip_v05_1004051249_RecoData_DST_v8r2p2.root&amp;entry=2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5_numip_v05_1004051249_RecoData_DST_v8r2p2.root&amp;entry=551&amp;slice=-1&amp;phCutLow=0.5">http://minerva05.fnal.gov:8080/Arachne/simple.html?filename=/minerva/data/data_processing/minerva/dst/numibeam/v8r2p2/00/00/20/71/MV_00002071_0005_numip_v05_1004051249_RecoData_DST_v8r2p2.root&amp;entry=55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6_numip_v05_1004051313_RecoData_DST_v8r2p2.root&amp;entry=185&amp;slice=-1&amp;phCutLow=0.5">http://minerva05.fnal.gov:8080/Arachne/simple.html?filename=/minerva/data/data_processing/minerva/dst/numibeam/v8r2p2/00/00/20/71/MV_00002071_0006_numip_v05_1004051313_RecoData_DST_v8r2p2.root&amp;entry=18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6_numip_v05_1004051313_RecoData_DST_v8r2p2.root&amp;entry=237&amp;slice=-1&amp;phCutLow=0.5">http://minerva05.fnal.gov:8080/Arachne/simple.html?filename=/minerva/data/data_processing/minerva/dst/numibeam/v8r2p2/00/00/20/71/MV_00002071_0006_numip_v05_1004051313_RecoData_DST_v8r2p2.root&amp;entry=23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6_numip_v05_1004051313_RecoData_DST_v8r2p2.root&amp;entry=248&amp;slice=-1&amp;phCutLow=0.5">http://minerva05.fnal.gov:8080/Arachne/simple.html?filename=/minerva/data/data_processing/minerva/dst/numibeam/v8r2p2/00/00/20/71/MV_00002071_0006_numip_v05_1004051313_RecoData_DST_v8r2p2.root&amp;entry=24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6_numip_v05_1004051313_RecoData_DST_v8r2p2.root&amp;entry=408&amp;slice=-1&amp;phCutLow=0.5">http://minerva05.fnal.gov:8080/Arachne/simple.html?filename=/minerva/data/data_processing/minerva/dst/numibeam/v8r2p2/00/00/20/71/MV_00002071_0006_numip_v05_1004051313_RecoData_DST_v8r2p2.root&amp;entry=40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6_numip_v05_1004051313_RecoData_DST_v8r2p2.root&amp;entry=515&amp;slice=-1&amp;phCutLow=0.5">http://minerva05.fnal.gov:8080/Arachne/simple.html?filename=/minerva/data/data_processing/minerva/dst/numibeam/v8r2p2/00/00/20/71/MV_00002071_0006_numip_v05_1004051313_RecoData_DST_v8r2p2.root&amp;entry=51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6_numip_v05_1004051313_RecoData_DST_v8r2p2.root&amp;entry=573&amp;slice=-1&amp;phCutLow=0.5">http://minerva05.fnal.gov:8080/Arachne/simple.html?filename=/minerva/data/data_processing/minerva/dst/numibeam/v8r2p2/00/00/20/71/MV_00002071_0006_numip_v05_1004051313_RecoData_DST_v8r2p2.root&amp;entry=57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7_numip_v05_1004051339_RecoData_DST_v8r2p2.root&amp;entry=15&amp;slice=-1&amp;phCutLow=0.5">http://minerva05.fnal.gov:8080/Arachne/simple.html?filename=/minerva/data/data_processing/minerva/dst/numibeam/v8r2p2/00/00/20/71/MV_00002071_0007_numip_v05_1004051339_RecoData_DST_v8r2p2.root&amp;entry=1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7_numip_v05_1004051339_RecoData_DST_v8r2p2.root&amp;entry=289&amp;slice=-1&amp;phCutLow=0.5">http://minerva05.fnal.gov:8080/Arachne/simple.html?filename=/minerva/data/data_processing/minerva/dst/numibeam/v8r2p2/00/00/20/71/MV_00002071_0007_numip_v05_1004051339_RecoData_DST_v8r2p2.root&amp;entry=28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7_numip_v05_1004051339_RecoData_DST_v8r2p2.root&amp;entry=325&amp;slice=-1&amp;phCutLow=0.5">http://minerva05.fnal.gov:8080/Arachne/simple.html?</text:a><text:soft-page-break/><text:a xlink:type="simple" xlink:href="http://minerva05.fnal.gov:8080/Arachne/simple.html?filename=/minerva/data/data_processing/minerva/dst/numibeam/v8r2p2/00/00/20/71/MV_00002071_0007_numip_v05_1004051339_RecoData_DST_v8r2p2.root&amp;entry=325&amp;slice=-1&amp;phCutLow=0.5">filename=/minerva/data/data_processing/minerva/dst/numibeam/v8r2p2/00/00/20/71/MV_00002071_0007_numip_v05_1004051339_RecoData_DST_v8r2p2.root&amp;entry=32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7_numip_v05_1004051339_RecoData_DST_v8r2p2.root&amp;entry=365&amp;slice=-1&amp;phCutLow=0.5">http://minerva05.fnal.gov:8080/Arachne/simple.html?filename=/minerva/data/data_processing/minerva/dst/numibeam/v8r2p2/00/00/20/71/MV_00002071_0007_numip_v05_1004051339_RecoData_DST_v8r2p2.root&amp;entry=36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7_numip_v05_1004051339_RecoData_DST_v8r2p2.root&amp;entry=582&amp;slice=-1&amp;phCutLow=0.5">http://minerva05.fnal.gov:8080/Arachne/simple.html?filename=/minerva/data/data_processing/minerva/dst/numibeam/v8r2p2/00/00/20/71/MV_00002071_0007_numip_v05_1004051339_RecoData_DST_v8r2p2.root&amp;entry=58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8_numip_v05_1004051404_RecoData_DST_v8r2p2.root&amp;entry=446&amp;slice=-1&amp;phCutLow=0.5">http://minerva05.fnal.gov:8080/Arachne/simple.html?filename=/minerva/data/data_processing/minerva/dst/numibeam/v8r2p2/00/00/20/71/MV_00002071_0008_numip_v05_1004051404_RecoData_DST_v8r2p2.root&amp;entry=446&amp;slice=-1&amp;phCutLow=0.5</text:a></text:p>
      <text:p text:style-name="P1"/>
      <text:p text:style-name="P2"><text:a xlink:type="simple" xlink:href="http://minerva05.fnal.gov:8080/Arachne/simple.html?filename=/minerva/data/data_processing/minerva/dst/numibeam/v8r2p2/00/00/20/71/MV_00002071_0008_numip_v05_1004051404_RecoData_DST_v8r2p2.root&amp;entry=455&amp;slice=-1&amp;phCutLow=0.5">http://minerva05.fnal.gov:8080/Arachne/simple.html?filename=/minerva/data/data_processing/minerva/dst/numibeam/v8r2p2/00/00/20/71/MV_00002071_0008_numip_v05_1004051404_RecoData_DST_v8r2p2.root&amp;entry=455&amp;slice=-1&amp;phCutLow=0.5</text:a><text:line-break/></text:p>
      <text:p text:style-name="P2"><text:a xlink:type="simple" xlink:href="http://minerva05.fnal.gov:8080/Arachne/simple.html?filename=/minerva/data/data_processing/minerva/dst/numibeam/v8r2p2/00/00/20/71/MV_00002071_0008_numip_v05_1004051404_RecoData_DST_v8r2p2.root&amp;entry=596&amp;slice=-1&amp;phCutLow=0.5">http://minerva05.fnal.gov:8080/Arachne/simple.html?filename=/minerva/data/data_processing/minerva/dst/numibeam/v8r2p2/00/00/20/71/MV_00002071_0008_numip_v05_1004051404_RecoData_DST_v8r2p2.root&amp;entry=59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9_numip_v05_1004051428_RecoData_DST_v8r2p2.root&amp;entry=174&amp;slice=-1&amp;phCutLow=0.5">http://minerva05.fnal.gov:8080/Arachne/simple.html?filename=/minerva/data/data_processing/minerva/dst/numibeam/v8r2p2/00/00/20/71/MV_00002071_0009_numip_v05_1004051428_RecoData_DST_v8r2p2.root&amp;entry=17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9_numip_v05_1004051428_RecoData_DST_v8r2p2.root&amp;entry=488&amp;slice=-1&amp;phCutLow=0.5">http://minerva05.fnal.gov:8080/Arachne/simple.html?filename=/minerva/data/data_processing/minerva/dst/numibeam/v8r2p2/00/00/20/71/MV_00002071_0009_numip_v05_1004051428_RecoData_DST_v8r2p2.root&amp;entry=48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09_numip_v05_1004051428_RecoData_DST_v8r2p2.root&amp;entry=567&amp;slice=-1&amp;phCutLow=0.5">http://minerva05.fnal.gov:8080/Arachne/simple.html?filename=/minerva/data/data_processing/minerva/dst/numibeam/v8r2p2/00/00/20/71/MV_00002071_0009_numip_v05_1004051428_RecoData_DST_v8r2p2.root&amp;entry=56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0_numip_v05_1004051455_RecoData_DST_v8r2p2.root&amp;entry=13&amp;slice=-1&amp;phCutLow=0.5">http://minerva05.fnal.gov:8080/Arachne/simple.html?filename=/minerva/data/data_processing/minerva/dst/numibeam/v8r2p2/00/00/20/71/MV_00002071_0010_numip_v05_1004051455_RecoData_DST_v8r2p2.root&amp;entry=1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0_numip_v05_1004051455_RecoData_DST_v8r2p2.root&amp;entry=64&amp;slice=-1&amp;phCutLow=0.5">http://minerva05.fnal.gov:8080/Arachne/simple.html?filename=/minerva/data/data_processing/minerva/dst/numibeam/v8r2p2/00/00/20/71/MV_00002071_0010_numip_v05_1004051455_RecoData_DST_v8r2p2.root&amp;entry=6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0_numip_v05_1004051455_RecoData_DST_v8r2p2.root&amp;entry=205&amp;slice=-1&amp;phCutLow=0.5">http://minerva05.fnal.gov:8080/Arachne/simple.html?filename=/minerva/data/data_processing/minerva/dst/numibeam/v8r2p2/00/00/20/71/MV_00002071_0010_numip_v05_1004051455_RecoData_DST_v8r2p2.root&amp;entry=205&amp;slice=-1&amp;phCutLow=0.5</text:a></text:p>
      <text:p text:style-name="P1"/>
      <text:p text:style-name="P1"><text:soft-page-break/><text:a xlink:type="simple" xlink:href="http://minerva05.fnal.gov:8080/Arachne/simple.html?filename=/minerva/data/data_processing/minerva/dst/numibeam/v8r2p2/00/00/20/71/MV_00002071_0011_numip_v05_1004051523_RecoData_DST_v8r2p2.root&amp;entry=21&amp;slice=-1&amp;phCutLow=0.5">http://minerva05.fnal.gov:8080/Arachne/simple.html?filename=/minerva/data/data_processing/minerva/dst/numibeam/v8r2p2/00/00/20/71/MV_00002071_0011_numip_v05_1004051523_RecoData_DST_v8r2p2.root&amp;entry=2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1_numip_v05_1004051523_RecoData_DST_v8r2p2.root&amp;entry=404&amp;slice=-1&amp;phCutLow=0.5">http://minerva05.fnal.gov:8080/Arachne/simple.html?filename=/minerva/data/data_processing/minerva/dst/numibeam/v8r2p2/00/00/20/71/MV_00002071_0011_numip_v05_1004051523_RecoData_DST_v8r2p2.root&amp;entry=40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2_numip_v05_1004051551_RecoData_DST_v8r2p2.root&amp;entry=77&amp;slice=-1&amp;phCutLow=0.5">http://minerva05.fnal.gov:8080/Arachne/simple.html?filename=/minerva/data/data_processing/minerva/dst/numibeam/v8r2p2/00/00/20/71/MV_00002071_0012_numip_v05_1004051551_RecoData_DST_v8r2p2.root&amp;entry=7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2_numip_v05_1004051551_RecoData_DST_v8r2p2.root&amp;entry=112&amp;slice=-1&amp;phCutLow=0.5">http://minerva05.fnal.gov:8080/Arachne/simple.html?filename=/minerva/data/data_processing/minerva/dst/numibeam/v8r2p2/00/00/20/71/MV_00002071_0012_numip_v05_1004051551_RecoData_DST_v8r2p2.root&amp;entry=11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2_numip_v05_1004051551_RecoData_DST_v8r2p2.root&amp;entry=133&amp;slice=-1&amp;phCutLow=0.5">http://minerva05.fnal.gov:8080/Arachne/simple.html?filename=/minerva/data/data_processing/minerva/dst/numibeam/v8r2p2/00/00/20/71/MV_00002071_0012_numip_v05_1004051551_RecoData_DST_v8r2p2.root&amp;entry=13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2_numip_v05_1004051551_RecoData_DST_v8r2p2.root&amp;entry=375&amp;slice=-1&amp;phCutLow=0.5">http://minerva05.fnal.gov:8080/Arachne/simple.html?filename=/minerva/data/data_processing/minerva/dst/numibeam/v8r2p2/00/00/20/71/MV_00002071_0012_numip_v05_1004051551_RecoData_DST_v8r2p2.root&amp;entry=37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2_numip_v05_1004051551_RecoData_DST_v8r2p2.root&amp;entry=449&amp;slice=-1&amp;phCutLow=0.5">http://minerva05.fnal.gov:8080/Arachne/simple.html?filename=/minerva/data/data_processing/minerva/dst/numibeam/v8r2p2/00/00/20/71/MV_00002071_0012_numip_v05_1004051551_RecoData_DST_v8r2p2.root&amp;entry=44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3_numip_v05_1004051616_RecoData_DST_v8r2p2.root&amp;entry=154&amp;slice=-1&amp;phCutLow=0.5">http://minerva05.fnal.gov:8080/Arachne/simple.html?filename=/minerva/data/data_processing/minerva/dst/numibeam/v8r2p2/00/00/20/71/MV_00002071_0013_numip_v05_1004051616_RecoData_DST_v8r2p2.root&amp;entry=15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3_numip_v05_1004051616_RecoData_DST_v8r2p2.root&amp;entry=473&amp;slice=-1&amp;phCutLow=0.5">http://minerva05.fnal.gov:8080/Arachne/simple.html?filename=/minerva/data/data_processing/minerva/dst/numibeam/v8r2p2/00/00/20/71/MV_00002071_0013_numip_v05_1004051616_RecoData_DST_v8r2p2.root&amp;entry=47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4_numip_v05_1004051641_RecoData_DST_v8r2p2.root&amp;entry=101&amp;slice=-1&amp;phCutLow=0.5">http://minerva05.fnal.gov:8080/Arachne/simple.html?filename=/minerva/data/data_processing/minerva/dst/numibeam/v8r2p2/00/00/20/71/MV_00002071_0014_numip_v05_1004051641_RecoData_DST_v8r2p2.root&amp;entry=10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4_numip_v05_1004051641_RecoData_DST_v8r2p2.root&amp;entry=169&amp;slice=-1&amp;phCutLow=0.5">http://minerva05.fnal.gov:8080/Arachne/simple.html?filename=/minerva/data/data_processing/minerva/dst/numibeam/v8r2p2/00/00/20/71/MV_00002071_0014_numip_v05_1004051641_RecoData_DST_v8r2p2.root&amp;entry=16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4_numip_v05_1004051641_RecoData_DST_v8r2p2.root&amp;entry=470&amp;slice=-1&amp;phCutLow=0.5">http://minerva05.fnal.gov:8080/Arachne/simple.html?filename=/minerva/data/data_processing/minerva/dst/numibeam/v8r2p2/00/00/20/71/MV_00002071_0014_numip_v05_1004051641_RecoData_DST_v8r2p2.root&amp;entry=470&amp;slice=-1&amp;phCutLow=0.5</text:a></text:p>
      <text:p text:style-name="P1"><text:soft-page-break/></text:p>
      <text:p text:style-name="P1"><text:a xlink:type="simple" xlink:href="http://minerva05.fnal.gov:8080/Arachne/simple.html?filename=/minerva/data/data_processing/minerva/dst/numibeam/v8r2p2/00/00/20/71/MV_00002071_0014_numip_v05_1004051641_RecoData_DST_v8r2p2.root&amp;entry=570&amp;slice=-1&amp;phCutLow=0.5">http://minerva05.fnal.gov:8080/Arachne/simple.html?filename=/minerva/data/data_processing/minerva/dst/numibeam/v8r2p2/00/00/20/71/MV_00002071_0014_numip_v05_1004051641_RecoData_DST_v8r2p2.root&amp;entry=57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5_numip_v05_1004051706_RecoData_DST_v8r2p2.root&amp;entry=382&amp;slice=-1&amp;phCutLow=0.5">http://minerva05.fnal.gov:8080/Arachne/simple.html?filename=/minerva/data/data_processing/minerva/dst/numibeam/v8r2p2/00/00/20/71/MV_00002071_0015_numip_v05_1004051706_RecoData_DST_v8r2p2.root&amp;entry=38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5_numip_v05_1004051706_RecoData_DST_v8r2p2.root&amp;entry=403&amp;slice=-1&amp;phCutLow=0.5">http://minerva05.fnal.gov:8080/Arachne/simple.html?filename=/minerva/data/data_processing/minerva/dst/numibeam/v8r2p2/00/00/20/71/MV_00002071_0015_numip_v05_1004051706_RecoData_DST_v8r2p2.root&amp;entry=40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5_numip_v05_1004051706_RecoData_DST_v8r2p2.root&amp;entry=425&amp;slice=-1&amp;phCutLow=0.5">http://minerva05.fnal.gov:8080/Arachne/simple.html?filename=/minerva/data/data_processing/minerva/dst/numibeam/v8r2p2/00/00/20/71/MV_00002071_0015_numip_v05_1004051706_RecoData_DST_v8r2p2.root&amp;entry=42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5_numip_v05_1004051706_RecoData_DST_v8r2p2.root&amp;entry=441&amp;slice=-1&amp;phCutLow=0.5">http://minerva05.fnal.gov:8080/Arachne/simple.html?filename=/minerva/data/data_processing/minerva/dst/numibeam/v8r2p2/00/00/20/71/MV_00002071_0015_numip_v05_1004051706_RecoData_DST_v8r2p2.root&amp;entry=44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5_numip_v05_1004051706_RecoData_DST_v8r2p2.root&amp;entry=516&amp;slice=-1&amp;phCutLow=0.5">http://minerva05.fnal.gov:8080/Arachne/simple.html?filename=/minerva/data/data_processing/minerva/dst/numibeam/v8r2p2/00/00/20/71/MV_00002071_0015_numip_v05_1004051706_RecoData_DST_v8r2p2.root&amp;entry=51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6_numip_v05_1004051731_RecoData_DST_v8r2p2.root&amp;entry=85&amp;slice=-1&amp;phCutLow=0.5">http://minerva05.fnal.gov:8080/Arachne/simple.html?filename=/minerva/data/data_processing/minerva/dst/numibeam/v8r2p2/00/00/20/71/MV_00002071_0016_numip_v05_1004051731_RecoData_DST_v8r2p2.root&amp;entry=8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6_numip_v05_1004051731_RecoData_DST_v8r2p2.root&amp;entry=128&amp;slice=-1&amp;phCutLow=0.5">http://minerva05.fnal.gov:8080/Arachne/simple.html?filename=/minerva/data/data_processing/minerva/dst/numibeam/v8r2p2/00/00/20/71/MV_00002071_0016_numip_v05_1004051731_RecoData_DST_v8r2p2.root&amp;entry=128&amp;slice=-1&amp;phCutLow=0.5</text:a></text:p>
      <text:p text:style-name="P1"/>
      <text:p text:style-name="P2"><text:a xlink:type="simple" xlink:href="http://minerva05.fnal.gov:8080/Arachne/simple.html?filename=/minerva/data/data_processing/minerva/dst/numibeam/v8r2p2/00/00/20/71/MV_00002071_0016_numip_v05_1004051731_RecoData_DST_v8r2p2.root&amp;entry=193&amp;slice=-1&amp;phCutLow=0.5">http://minerva05.fnal.gov:8080/Arachne/simple.html?filename=/minerva/data/data_processing/minerva/dst/numibeam/v8r2p2/00/00/20/71/MV_00002071_0016_numip_v05_1004051731_RecoData_DST_v8r2p2.root&amp;entry=193&amp;slice=-1&amp;phCutLow=0.5</text:a><text:line-break/></text:p>
      <text:p text:style-name="P2"><text:a xlink:type="simple" xlink:href="http://minerva05.fnal.gov:8080/Arachne/simple.html?filename=/minerva/data/data_processing/minerva/dst/numibeam/v8r2p2/00/00/20/71/MV_00002071_0016_numip_v05_1004051731_RecoData_DST_v8r2p2.root&amp;entry=219&amp;slice=-1&amp;phCutLow=0.5">http://minerva05.fnal.gov:8080/Arachne/simple.html?filename=/minerva/data/data_processing/minerva/dst/numibeam/v8r2p2/00/00/20/71/MV_00002071_0016_numip_v05_1004051731_RecoData_DST_v8r2p2.root&amp;entry=21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6_numip_v05_1004051731_RecoData_DST_v8r2p2.root&amp;entry=513&amp;slice=-1&amp;phCutLow=0.5">http://minerva05.fnal.gov:8080/Arachne/simple.html?filename=/minerva/data/data_processing/minerva/dst/numibeam/v8r2p2/00/00/20/71/MV_00002071_0016_numip_v05_1004051731_RecoData_DST_v8r2p2.root&amp;entry=51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6_numip_v05_1004051731_RecoData_DST_v8r2p2.root&amp;entry=517&amp;slice=-1&amp;phCutLow=0.5">http://minerva05.fnal.gov:8080/Arachne/simple.html?filename=/minerva/data/data_processing/minerva/dst/numibeam/v8r2p2/00/00/20/71/MV_00002071_0016_numip_v05_1004051731_RecoData_DST_v8r2p2.root&amp;entry=517&amp;slice=-</text:a><text:soft-page-break/><text:a xlink:type="simple" xlink:href="http://minerva05.fnal.gov:8080/Arachne/simple.html?filename=/minerva/data/data_processing/minerva/dst/numibeam/v8r2p2/00/00/20/71/MV_00002071_0016_numip_v05_1004051731_RecoData_DST_v8r2p2.root&amp;entry=517&amp;slice=-1&amp;phCutLow=0.5">1&amp;phCutLow=0.5</text:a></text:p>
      <text:p text:style-name="P1"/>
      <text:p text:style-name="P2"><text:a xlink:type="simple" xlink:href="http://minerva05.fnal.gov:8080/Arachne/simple.html?filename=/minerva/data/data_processing/minerva/dst/numibeam/v8r2p2/00/00/20/71/MV_00002071_0017_numip_v05_1004051756_RecoData_DST_v8r2p2.root&amp;entry=372&amp;slice=-1&amp;phCutLow=0.5">http://minerva05.fnal.gov:8080/Arachne/simple.html?filename=/minerva/data/data_processing/minerva/dst/numibeam/v8r2p2/00/00/20/71/MV_00002071_0017_numip_v05_1004051756_RecoData_DST_v8r2p2.root&amp;entry=372&amp;slice=-1&amp;phCutLow=0.5</text:a><text:line-break/></text:p>
      <text:p text:style-name="P2"><text:a xlink:type="simple" xlink:href="http://minerva05.fnal.gov:8080/Arachne/simple.html?filename=/minerva/data/data_processing/minerva/dst/numibeam/v8r2p2/00/00/20/71/MV_00002071_0017_numip_v05_1004051756_RecoData_DST_v8r2p2.root&amp;entry=474&amp;slice=-1&amp;phCutLow=0.5">http://minerva05.fnal.gov:8080/Arachne/simple.html?filename=/minerva/data/data_processing/minerva/dst/numibeam/v8r2p2/00/00/20/71/MV_00002071_0017_numip_v05_1004051756_RecoData_DST_v8r2p2.root&amp;entry=474&amp;slice=-1&amp;phCutLow=0.5</text:a></text:p>
      <text:p text:style-name="P2"/>
      <text:p text:style-name="P1"><text:a xlink:type="simple" xlink:href="http://minerva05.fnal.gov:8080/Arachne/simple.html?filename=/minerva/data/data_processing/minerva/dst/numibeam/v8r2p2/00/00/20/71/MV_00002071_0018_numip_v05_1004051821_RecoData_DST_v8r2p2.root&amp;entry=7&amp;slice=-1&amp;phCutLow=0.5">http://minerva05.fnal.gov:8080/Arachne/simple.html?filename=/minerva/data/data_processing/minerva/dst/numibeam/v8r2p2/00/00/20/71/MV_00002071_0018_numip_v05_1004051821_RecoData_DST_v8r2p2.root&amp;entry=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8_numip_v05_1004051821_RecoData_DST_v8r2p2.root&amp;entry=205&amp;slice=-1&amp;phCutLow=0.5">http://minerva05.fnal.gov:8080/Arachne/simple.html?filename=/minerva/data/data_processing/minerva/dst/numibeam/v8r2p2/00/00/20/71/MV_00002071_0018_numip_v05_1004051821_RecoData_DST_v8r2p2.root&amp;entry=20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18_numip_v05_1004051821_RecoData_DST_v8r2p2.root&amp;entry=475&amp;slice=-1&amp;phCutLow=0.5">http://minerva05.fnal.gov:8080/Arachne/simple.html?filename=/minerva/data/data_processing/minerva/dst/numibeam/v8r2p2/00/00/20/71/MV_00002071_0018_numip_v05_1004051821_RecoData_DST_v8r2p2.root&amp;entry=47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0_numip_v05_1004051912_RecoData_DST_v8r2p2.root&amp;entry=151&amp;slice=-1&amp;phCutLow=0.5">http://minerva05.fnal.gov:8080/Arachne/simple.html?filename=/minerva/data/data_processing/minerva/dst/numibeam/v8r2p2/00/00/20/71/MV_00002071_0020_numip_v05_1004051912_RecoData_DST_v8r2p2.root&amp;entry=15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0_numip_v05_1004051912_RecoData_DST_v8r2p2.root&amp;entry=200&amp;slice=-1&amp;phCutLow=0.5">http://minerva05.fnal.gov:8080/Arachne/simple.html?filename=/minerva/data/data_processing/minerva/dst/numibeam/v8r2p2/00/00/20/71/MV_00002071_0020_numip_v05_1004051912_RecoData_DST_v8r2p2.root&amp;entry=20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0_numip_v05_1004051912_RecoData_DST_v8r2p2.root&amp;entry=228&amp;slice=-1&amp;phCutLow=0.5">http://minerva05.fnal.gov:8080/Arachne/simple.html?filename=/minerva/data/data_processing/minerva/dst/numibeam/v8r2p2/00/00/20/71/MV_00002071_0020_numip_v05_1004051912_RecoData_DST_v8r2p2.root&amp;entry=22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0_numip_v05_1004051912_RecoData_DST_v8r2p2.root&amp;entry=350&amp;slice=-1&amp;phCutLow=0.5">http://minerva05.fnal.gov:8080/Arachne/simple.html?filename=/minerva/data/data_processing/minerva/dst/numibeam/v8r2p2/00/00/20/71/MV_00002071_0020_numip_v05_1004051912_RecoData_DST_v8r2p2.root&amp;entry=35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0_numip_v05_1004051912_RecoData_DST_v8r2p2.root&amp;entry=381&amp;slice=-1&amp;phCutLow=0.5">http://minerva05.fnal.gov:8080/Arachne/simple.html?filename=/minerva/data/data_processing/minerva/dst/numibeam/v8r2p2/00/00/20/71/MV_00002071_0020_numip_v05_1004051912_RecoData_DST_v8r2p2.root&amp;entry=38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1_numip_v05_1004051938_RecoData_DST_v8r2p2.root&amp;entry=103&amp;slice=-1&amp;phCutLow=0.5">http://minerva05.fnal.gov:8080/Arachne/simple.html?filename=/minerva/data/data_processing/minerva/dst/numibeam/v8r2p2/00/00/20/71/MV_00002071_0021_numip_v05_1004051938_RecoData_DST_v8r2p2.root&amp;entry=10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1_numip_v05_1004051938_RecoData_DST_v8r2p2.root&amp;entry=316&amp;slice=-1&amp;phCutLow=0.5">http://minerva05.fnal.gov:8080/Arachne/simple.html?filename=/minerva/data/data_processing/minerva/dst/numibeam/v8r2p2/00/00/20/71/MV_0</text:a><text:soft-page-break/><text:a xlink:type="simple" xlink:href="http://minerva05.fnal.gov:8080/Arachne/simple.html?filename=/minerva/data/data_processing/minerva/dst/numibeam/v8r2p2/00/00/20/71/MV_00002071_0021_numip_v05_1004051938_RecoData_DST_v8r2p2.root&amp;entry=316&amp;slice=-1&amp;phCutLow=0.5">0002071_0021_numip_v05_1004051938_RecoData_DST_v8r2p2.root&amp;entry=31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2_numip_v05_1004052003_RecoData_DST_v8r2p2.root&amp;entry=57&amp;slice=-1&amp;phCutLow=0.5">http://minerva05.fnal.gov:8080/Arachne/simple.html?filename=/minerva/data/data_processing/minerva/dst/numibeam/v8r2p2/00/00/20/71/MV_00002071_0022_numip_v05_1004052003_RecoData_DST_v8r2p2.root&amp;entry=5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2_numip_v05_1004052003_RecoData_DST_v8r2p2.root&amp;entry=246&amp;slice=-1&amp;phCutLow=0.5">http://minerva05.fnal.gov:8080/Arachne/simple.html?filename=/minerva/data/data_processing/minerva/dst/numibeam/v8r2p2/00/00/20/71/MV_00002071_0022_numip_v05_1004052003_RecoData_DST_v8r2p2.root&amp;entry=24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2_numip_v05_1004052003_RecoData_DST_v8r2p2.root&amp;entry=401&amp;slice=-1&amp;phCutLow=0.5">http://minerva05.fnal.gov:8080/Arachne/simple.html?filename=/minerva/data/data_processing/minerva/dst/numibeam/v8r2p2/00/00/20/71/MV_00002071_0022_numip_v05_1004052003_RecoData_DST_v8r2p2.root&amp;entry=40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3_numip_v05_1004052028_RecoData_DST_v8r2p2.root&amp;entry=308&amp;slice=-1&amp;phCutLow=0.5">http://minerva05.fnal.gov:8080/Arachne/simple.html?filename=/minerva/data/data_processing/minerva/dst/numibeam/v8r2p2/00/00/20/71/MV_00002071_0023_numip_v05_1004052028_RecoData_DST_v8r2p2.root&amp;entry=30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4_numip_v05_1004052054_RecoData_DST_v8r2p2.root&amp;entry=292&amp;slice=-1&amp;phCutLow=0.5">http://minerva05.fnal.gov:8080/Arachne/simple.html?filename=/minerva/data/data_processing/minerva/dst/numibeam/v8r2p2/00/00/20/71/MV_00002071_0024_numip_v05_1004052054_RecoData_DST_v8r2p2.root&amp;entry=29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4_numip_v05_1004052054_RecoData_DST_v8r2p2.root&amp;entry=356&amp;slice=-1&amp;phCutLow=0.5">http://minerva05.fnal.gov:8080/Arachne/simple.html?filename=/minerva/data/data_processing/minerva/dst/numibeam/v8r2p2/00/00/20/71/MV_00002071_0024_numip_v05_1004052054_RecoData_DST_v8r2p2.root&amp;entry=35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5_numip_v05_1004052118_RecoData_DST_v8r2p2.root&amp;entry=137&amp;slice=-1&amp;phCutLow=0.5">http://minerva05.fnal.gov:8080/Arachne/simple.html?filename=/minerva/data/data_processing/minerva/dst/numibeam/v8r2p2/00/00/20/71/MV_00002071_0025_numip_v05_1004052118_RecoData_DST_v8r2p2.root&amp;entry=13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5_numip_v05_1004052118_RecoData_DST_v8r2p2.root&amp;entry=339&amp;slice=-1&amp;phCutLow=0.5">http://minerva05.fnal.gov:8080/Arachne/simple.html?filename=/minerva/data/data_processing/minerva/dst/numibeam/v8r2p2/00/00/20/71/MV_00002071_0025_numip_v05_1004052118_RecoData_DST_v8r2p2.root&amp;entry=33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6_numip_v05_1004052142_RecoData_DST_v8r2p2.root&amp;entry=188&amp;slice=-1&amp;phCutLow=0.5">http://minerva05.fnal.gov:8080/Arachne/simple.html?filename=/minerva/data/data_processing/minerva/dst/numibeam/v8r2p2/00/00/20/71/MV_00002071_0026_numip_v05_1004052142_RecoData_DST_v8r2p2.root&amp;entry=18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1/MV_00002071_0026_numip_v05_1004052142_RecoData_DST_v8r2p2.root&amp;entry=190&amp;slice=-1&amp;phCutLow=0.5">http://minerva05.fnal.gov:8080/Arachne/simple.html?filename=/minerva/data/data_processing/minerva/dst/numibeam/v8r2p2/00/00/20/71/MV_00002071_0026_numip_v05_1004052142_RecoData_DST_v8r2p2.root&amp;entry=190&amp;slice=-1&amp;phCutLow=0.5</text:a></text:p>
      <text:p text:style-name="P2"><text:a xlink:type="simple" xlink:href="http://minerva05.fnal.gov:8080/Arachne/simple.html?filename=/minerva/data/data_processing/minerva/dst/numibeam/v8r2p2/00/00/20/71/MV_00002071_0026_numip_v05_1004052142_RecoData_DST_v8r2p2.root&amp;entry=442&amp;slice=-1&amp;phCutLow=0.5"/></text:p>
      <text:p text:style-name="P2"><text:a xlink:type="simple" xlink:href="http://minerva05.fnal.gov:8080/Arachne/simple.html?filename=/minerva/data/data_processing/minerva/dst/numibeam/v8r2p2/00/00/20/71/MV_00002071_0026_numip_v05_1004052142_RecoData_DST_v8r2p2.root&amp;entry=442&amp;slice=-1&amp;phCutLow=0.5">http://minerva05.fnal.gov:8080/Arachne/simple.html?filename=/minerva/data/data_processing/minerva/dst/numibeam/v8r2p2/00/00/20/71/MV_00002071_0026_numip_v05_1004052142_RecoData_DST_v8r2p2.root&amp;entry=44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2_numip_v05_1004052235_RecoData_DST_v8r2p2.root&amp;entry=438&amp;slice=-1&amp;phCutLow=0.5">http://minerva05.fnal.gov:8080/Arachne/simple.html?</text:a><text:soft-page-break/><text:a xlink:type="simple" xlink:href="http://minerva05.fnal.gov:8080/Arachne/simple.html?filename=/minerva/data/data_processing/minerva/dst/numibeam/v8r2p2/00/00/20/72/MV_00002072_0002_numip_v05_1004052235_RecoData_DST_v8r2p2.root&amp;entry=438&amp;slice=-1&amp;phCutLow=0.5">filename=/minerva/data/data_processing/minerva/dst/numibeam/v8r2p2/00/00/20/72/MV_00002072_0002_numip_v05_1004052235_RecoData_DST_v8r2p2.root&amp;entry=43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2_numip_v05_1004052235_RecoData_DST_v8r2p2.root&amp;entry=520&amp;slice=-1&amp;phCutLow=0.5">http://minerva05.fnal.gov:8080/Arachne/simple.html?filename=/minerva/data/data_processing/minerva/dst/numibeam/v8r2p2/00/00/20/72/MV_00002072_0002_numip_v05_1004052235_RecoData_DST_v8r2p2.root&amp;entry=52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2_numip_v05_1004052235_RecoData_DST_v8r2p2.root&amp;entry=588&amp;slice=-1&amp;phCutLow=0.5">http://minerva05.fnal.gov:8080/Arachne/simple.html?filename=/minerva/data/data_processing/minerva/dst/numibeam/v8r2p2/00/00/20/72/MV_00002072_0002_numip_v05_1004052235_RecoData_DST_v8r2p2.root&amp;entry=588&amp;slice=-1&amp;phCutLow=0.5</text:a></text:p>
      <text:p text:style-name="P1"><text:a xlink:type="simple" xlink:href="http://minerva05.fnal.gov:8080/Arachne/simple.html?filename=/minerva/data/data_processing/minerva/dst/numibeam/v8r2p2/00/00/20/72/MV_00002072_0003_numip_v05_1004052306_RecoData_DST_v8r2p2.root&amp;entry=58&amp;slice=-1&amp;phCutLow=0.5"/></text:p>
      <text:p text:style-name="P1"><text:a xlink:type="simple" xlink:href="http://minerva05.fnal.gov:8080/Arachne/simple.html?filename=/minerva/data/data_processing/minerva/dst/numibeam/v8r2p2/00/00/20/72/MV_00002072_0003_numip_v05_1004052306_RecoData_DST_v8r2p2.root&amp;entry=58&amp;slice=-1&amp;phCutLow=0.5">http://minerva05.fnal.gov:8080/Arachne/simple.html?filename=/minerva/data/data_processing/minerva/dst/numibeam/v8r2p2/00/00/20/72/MV_00002072_0003_numip_v05_1004052306_RecoData_DST_v8r2p2.root&amp;entry=5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3_numip_v05_1004052306_RecoData_DST_v8r2p2.root&amp;entry=118&amp;slice=-1&amp;phCutLow=0.5">http://minerva05.fnal.gov:8080/Arachne/simple.html?filename=/minerva/data/data_processing/minerva/dst/numibeam/v8r2p2/00/00/20/72/MV_00002072_0003_numip_v05_1004052306_RecoData_DST_v8r2p2.root&amp;entry=11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3_numip_v05_1004052306_RecoData_DST_v8r2p2.root&amp;entry=152&amp;slice=-1&amp;phCutLow=0.5">http://minerva05.fnal.gov:8080/Arachne/simple.html?filename=/minerva/data/data_processing/minerva/dst/numibeam/v8r2p2/00/00/20/72/MV_00002072_0003_numip_v05_1004052306_RecoData_DST_v8r2p2.root&amp;entry=15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3_numip_v05_1004052306_RecoData_DST_v8r2p2.root&amp;entry=212&amp;slice=-1&amp;phCutLow=0.5">http://minerva05.fnal.gov:8080/Arachne/simple.html?filename=/minerva/data/data_processing/minerva/dst/numibeam/v8r2p2/00/00/20/72/MV_00002072_0003_numip_v05_1004052306_RecoData_DST_v8r2p2.root&amp;entry=21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3_numip_v05_1004052306_RecoData_DST_v8r2p2.root&amp;entry=289&amp;slice=-1&amp;phCutLow=0.5">http://minerva05.fnal.gov:8080/Arachne/simple.html?filename=/minerva/data/data_processing/minerva/dst/numibeam/v8r2p2/00/00/20/72/MV_00002072_0003_numip_v05_1004052306_RecoData_DST_v8r2p2.root&amp;entry=28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3_numip_v05_1004052306_RecoData_DST_v8r2p2.root&amp;entry=338&amp;slice=-1&amp;phCutLow=0.5">http://minerva05.fnal.gov:8080/Arachne/simple.html?filename=/minerva/data/data_processing/minerva/dst/numibeam/v8r2p2/00/00/20/72/MV_00002072_0003_numip_v05_1004052306_RecoData_DST_v8r2p2.root&amp;entry=33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3_numip_v05_1004052306_RecoData_DST_v8r2p2.root&amp;entry=460&amp;slice=-1&amp;phCutLow=0.5">http://minerva05.fnal.gov:8080/Arachne/simple.html?filename=/minerva/data/data_processing/minerva/dst/numibeam/v8r2p2/00/00/20/72/MV_00002072_0003_numip_v05_1004052306_RecoData_DST_v8r2p2.root&amp;entry=46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4_numip_v05_1004052328_RecoData_DST_v8r2p2.root&amp;entry=290&amp;slice=-1&amp;phCutLow=0.5">http://minerva05.fnal.gov:8080/Arachne/simple.html?filename=/minerva/data/data_processing/minerva/dst/numibeam/v8r2p2/00/00/20/72/MV_00002072_0004_numip_v05_1004052328_RecoData_DST_v8r2p2.root&amp;entry=29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4_numip_v05_1004052328_RecoData_DST_v8r2p2.root&amp;entry=311&amp;slice=-1&amp;phCutLow=0.5">http://minerva05.fnal.gov:8080/Arachne/simple.html?filename=/minerva/data/data_processing/minerva/dst/numibeam/v8r2p2/00/00/20/72/MV_00002072_0004_numip_v05_1004052328_RecoData_DST_v8r2p2.root&amp;entry=311&amp;slice=-1&amp;phCutLow=0.5</text:a></text:p>
      <text:p text:style-name="P1"/>
      <text:p text:style-name="P1"><text:soft-page-break/><text:a xlink:type="simple" xlink:href="http://minerva05.fnal.gov:8080/Arachne/simple.html?filename=/minerva/data/data_processing/minerva/dst/numibeam/v8r2p2/00/00/20/72/MV_00002072_0005_numip_v05_1004052351_RecoData_DST_v8r2p2.root&amp;entry=167&amp;slice=-1&amp;phCutLow=0.5">http://minerva05.fnal.gov:8080/Arachne/simple.html?filename=/minerva/data/data_processing/minerva/dst/numibeam/v8r2p2/00/00/20/72/MV_00002072_0005_numip_v05_1004052351_RecoData_DST_v8r2p2.root&amp;entry=16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5_numip_v05_1004052351_RecoData_DST_v8r2p2.root&amp;entry=366&amp;slice=-1&amp;phCutLow=0.5">http://minerva05.fnal.gov:8080/Arachne/simple.html?filename=/minerva/data/data_processing/minerva/dst/numibeam/v8r2p2/00/00/20/72/MV_00002072_0005_numip_v05_1004052351_RecoData_DST_v8r2p2.root&amp;entry=36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5_numip_v05_1004052351_RecoData_DST_v8r2p2.root&amp;entry=527&amp;slice=-1&amp;phCutLow=0.5">http://minerva05.fnal.gov:8080/Arachne/simple.html?filename=/minerva/data/data_processing/minerva/dst/numibeam/v8r2p2/00/00/20/72/MV_00002072_0005_numip_v05_1004052351_RecoData_DST_v8r2p2.root&amp;entry=52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6_numip_v05_1004060014_RecoData_DST_v8r2p2.root&amp;entry=53&amp;slice=-1&amp;phCutLow=0.5">http://minerva05.fnal.gov:8080/Arachne/simple.html?filename=/minerva/data/data_processing/minerva/dst/numibeam/v8r2p2/00/00/20/72/MV_00002072_0006_numip_v05_1004060014_RecoData_DST_v8r2p2.root&amp;entry=5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6_numip_v05_1004060014_RecoData_DST_v8r2p2.root&amp;entry=164&amp;slice=-1&amp;phCutLow=0.5">http://minerva05.fnal.gov:8080/Arachne/simple.html?filename=/minerva/data/data_processing/minerva/dst/numibeam/v8r2p2/00/00/20/72/MV_00002072_0006_numip_v05_1004060014_RecoData_DST_v8r2p2.root&amp;entry=16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7_numip_v05_1004060036_RecoData_DST_v8r2p2.root&amp;entry=416&amp;slice=-1&amp;phCutLow=0.5">http://minerva05.fnal.gov:8080/Arachne/simple.html?filename=/minerva/data/data_processing/minerva/dst/numibeam/v8r2p2/00/00/20/72/MV_00002072_0007_numip_v05_1004060036_RecoData_DST_v8r2p2.root&amp;entry=41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8_numip_v05_1004060059_RecoData_DST_v8r2p2.root&amp;entry=56&amp;slice=-1&amp;phCutLow=0.5">http://minerva05.fnal.gov:8080/Arachne/simple.html?filename=/minerva/data/data_processing/minerva/dst/numibeam/v8r2p2/00/00/20/72/MV_00002072_0008_numip_v05_1004060059_RecoData_DST_v8r2p2.root&amp;entry=5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8_numip_v05_1004060059_RecoData_DST_v8r2p2.root&amp;entry=303&amp;slice=-1&amp;phCutLow=0.5">http://minerva05.fnal.gov:8080/Arachne/simple.html?filename=/minerva/data/data_processing/minerva/dst/numibeam/v8r2p2/00/00/20/72/MV_00002072_0008_numip_v05_1004060059_RecoData_DST_v8r2p2.root&amp;entry=30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8_numip_v05_1004060059_RecoData_DST_v8r2p2.root&amp;entry=423&amp;slice=-1&amp;phCutLow=0.5">http://minerva05.fnal.gov:8080/Arachne/simple.html?filename=/minerva/data/data_processing/minerva/dst/numibeam/v8r2p2/00/00/20/72/MV_00002072_0008_numip_v05_1004060059_RecoData_DST_v8r2p2.root&amp;entry=42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8_numip_v05_1004060059_RecoData_DST_v8r2p2.root&amp;entry=471&amp;slice=-1&amp;phCutLow=0.5">http://minerva05.fnal.gov:8080/Arachne/simple.html?filename=/minerva/data/data_processing/minerva/dst/numibeam/v8r2p2/00/00/20/72/MV_00002072_0008_numip_v05_1004060059_RecoData_DST_v8r2p2.root&amp;entry=47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9_numip_v05_1004060125_RecoData_DST_v8r2p2.root&amp;entry=355&amp;slice=-1&amp;phCutLow=0.5">http://minerva05.fnal.gov:8080/Arachne/simple.html?filename=/minerva/data/data_processing/minerva/dst/numibeam/v8r2p2/00/00/20/72/MV_00002072_0009_numip_v05_1004060125_RecoData_DST_v8r2p2.root&amp;entry=35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09_numip_v05_1004060125_RecoData_DST_v8r2p2.root&amp;entry=506&amp;slice=-1&amp;phCutLow=0.5">http://minerva05.fnal.gov:8080/Arachne/simple.html?filename=/minerva/data/data_processing/minerva/dst/numibeam/v8r2p2/00/00/20/72/MV_00002072_0009_numip_v05_1004060125_RecoData_DST_v8r2p2.root&amp;entry=506&amp;slice=-1&amp;phCutLow=0.5</text:a></text:p>
      <text:p text:style-name="P1"><text:soft-page-break/></text:p>
      <text:p text:style-name="P3"><text:a xlink:type="simple" xlink:href="http://minerva05.fnal.gov:8080/Arachne/simple.html?filename=/minerva/data/data_processing/minerva/dst/numibeam/v8r2p2/00/00/20/72/MV_00002072_0009_numip_v05_1004060125_RecoData_DST_v8r2p2.root&amp;entry=589&amp;slice=-1&amp;phCutLow=0.5">http://minerva05.fnal.gov:8080/Arachne/simple.html?filename=/minerva/data/data_processing/minerva/dst/numibeam/v8r2p2/00/00/20/72/MV_00002072_0009_numip_v05_1004060125_RecoData_DST_v8r2p2.root&amp;entry=589&amp;slice=-1&amp;phCutLow=0.5</text:a><text:line-break/></text:p>
      <text:p text:style-name="P3"><text:a xlink:type="simple" xlink:href="http://minerva05.fnal.gov:8080/Arachne/simple.html?filename=/minerva/data/data_processing/minerva/dst/numibeam/v8r2p2/00/00/20/72/MV_00002072_0010_numip_v05_1004060147_RecoData_DST_v8r2p2.root&amp;entry=105&amp;slice=-1&amp;phCutLow=0.5">http://minerva05.fnal.gov:8080/Arachne/simple.html?filename=/minerva/data/data_processing/minerva/dst/numibeam/v8r2p2/00/00/20/72/MV_00002072_0010_numip_v05_1004060147_RecoData_DST_v8r2p2.root&amp;entry=10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0_numip_v05_1004060147_RecoData_DST_v8r2p2.root&amp;entry=285&amp;slice=-1&amp;phCutLow=0.5">http://minerva05.fnal.gov:8080/Arachne/simple.html?filename=/minerva/data/data_processing/minerva/dst/numibeam/v8r2p2/00/00/20/72/MV_00002072_0010_numip_v05_1004060147_RecoData_DST_v8r2p2.root&amp;entry=28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0_numip_v05_1004060147_RecoData_DST_v8r2p2.root&amp;entry=348&amp;slice=-1&amp;phCutLow=0.5">http://minerva05.fnal.gov:8080/Arachne/simple.html?filename=/minerva/data/data_processing/minerva/dst/numibeam/v8r2p2/00/00/20/72/MV_00002072_0010_numip_v05_1004060147_RecoData_DST_v8r2p2.root&amp;entry=34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1_numip_v05_1004060211_RecoData_DST_v8r2p2.root&amp;entry=175&amp;slice=-1&amp;phCutLow=0.5">http://minerva05.fnal.gov:8080/Arachne/simple.html?filename=/minerva/data/data_processing/minerva/dst/numibeam/v8r2p2/00/00/20/72/MV_00002072_0011_numip_v05_1004060211_RecoData_DST_v8r2p2.root&amp;entry=17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1_numip_v05_1004060211_RecoData_DST_v8r2p2.root&amp;entry=207&amp;slice=-1&amp;phCutLow=0.5">http://minerva05.fnal.gov:8080/Arachne/simple.html?filename=/minerva/data/data_processing/minerva/dst/numibeam/v8r2p2/00/00/20/72/MV_00002072_0011_numip_v05_1004060211_RecoData_DST_v8r2p2.root&amp;entry=20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1_numip_v05_1004060211_RecoData_DST_v8r2p2.root&amp;entry=408&amp;slice=-1&amp;phCutLow=0.5">http://minerva05.fnal.gov:8080/Arachne/simple.html?filename=/minerva/data/data_processing/minerva/dst/numibeam/v8r2p2/00/00/20/72/MV_00002072_0011_numip_v05_1004060211_RecoData_DST_v8r2p2.root&amp;entry=40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1_numip_v05_1004060211_RecoData_DST_v8r2p2.root&amp;entry=509&amp;slice=-1&amp;phCutLow=0.5">http://minerva05.fnal.gov:8080/Arachne/simple.html?filename=/minerva/data/data_processing/minerva/dst/numibeam/v8r2p2/00/00/20/72/MV_00002072_0011_numip_v05_1004060211_RecoData_DST_v8r2p2.root&amp;entry=50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1_numip_v05_1004060211_RecoData_DST_v8r2p2.root&amp;entry=547&amp;slice=-1&amp;phCutLow=0.5">http://minerva05.fnal.gov:8080/Arachne/simple.html?filename=/minerva/data/data_processing/minerva/dst/numibeam/v8r2p2/00/00/20/72/MV_00002072_0011_numip_v05_1004060211_RecoData_DST_v8r2p2.root&amp;entry=54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2_numip_v05_1004060233_RecoData_DST_v8r2p2.root&amp;entry=111&amp;slice=-1&amp;phCutLow=0.5">http://minerva05.fnal.gov:8080/Arachne/simple.html?filename=/minerva/data/data_processing/minerva/dst/numibeam/v8r2p2/00/00/20/72/MV_00002072_0012_numip_v05_1004060233_RecoData_DST_v8r2p2.root&amp;entry=11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3_numip_v05_1004060256_RecoData_DST_v8r2p2.root&amp;entry=338&amp;slice=-1&amp;phCutLow=0.5">http://minerva05.fnal.gov:8080/Arachne/simple.html?filename=/minerva/data/data_processing/minerva/dst/numibeam/v8r2p2/00/00/20/72/MV_00002072_0013_numip_v05_1004060256_RecoData_DST_v8r2p2.root&amp;entry=33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4_numip_v05_1004060319_RecoData_DST_v8r2p2.root&amp;entry=114&amp;slice=-1&amp;phCutLow=0.5">http://minerva05.fnal.gov:8080/Arachne/simple.html?filename=/minerva/data/data_processing/minerva/dst/numibeam/v8r2p2/00/00/20/72/MV_00002072_0014_numip_v05_1004060319_RecoData_DST_v8r2p2.root&amp;entry=114&amp;slice=-</text:a><text:soft-page-break/><text:a xlink:type="simple" xlink:href="http://minerva05.fnal.gov:8080/Arachne/simple.html?filename=/minerva/data/data_processing/minerva/dst/numibeam/v8r2p2/00/00/20/72/MV_00002072_0014_numip_v05_1004060319_RecoData_DST_v8r2p2.root&amp;entry=114&amp;slice=-1&amp;phCutLow=0.5">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5_numip_v05_1004060341_RecoData_DST_v8r2p2.root&amp;entry=27&amp;slice=-1&amp;phCutLow=0.5">http://minerva05.fnal.gov:8080/Arachne/simple.html?filename=/minerva/data/data_processing/minerva/dst/numibeam/v8r2p2/00/00/20/72/MV_00002072_0015_numip_v05_1004060341_RecoData_DST_v8r2p2.root&amp;entry=2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5_numip_v05_1004060341_RecoData_DST_v8r2p2.root&amp;entry=530&amp;slice=-1&amp;phCutLow=0.5">http://minerva05.fnal.gov:8080/Arachne/simple.html?filename=/minerva/data/data_processing/minerva/dst/numibeam/v8r2p2/00/00/20/72/MV_00002072_0015_numip_v05_1004060341_RecoData_DST_v8r2p2.root&amp;entry=53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6_numip_v05_1004060404_RecoData_DST_v8r2p2.root&amp;entry=206&amp;slice=-1&amp;phCutLow=0.5">http://minerva05.fnal.gov:8080/Arachne/simple.html?filename=/minerva/data/data_processing/minerva/dst/numibeam/v8r2p2/00/00/20/72/MV_00002072_0016_numip_v05_1004060404_RecoData_DST_v8r2p2.root&amp;entry=20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6_numip_v05_1004060404_RecoData_DST_v8r2p2.root&amp;entry=322&amp;slice=-1&amp;phCutLow=0.5">http://minerva05.fnal.gov:8080/Arachne/simple.html?filename=/minerva/data/data_processing/minerva/dst/numibeam/v8r2p2/00/00/20/72/MV_00002072_0016_numip_v05_1004060404_RecoData_DST_v8r2p2.root&amp;entry=32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7_numip_v05_1004060426_RecoData_DST_v8r2p2.root&amp;entry=231&amp;slice=-1&amp;phCutLow=0.5">http://minerva05.fnal.gov:8080/Arachne/simple.html?filename=/minerva/data/data_processing/minerva/dst/numibeam/v8r2p2/00/00/20/72/MV_00002072_0017_numip_v05_1004060426_RecoData_DST_v8r2p2.root&amp;entry=23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7_numip_v05_1004060426_RecoData_DST_v8r2p2.root&amp;entry=261&amp;slice=-1&amp;phCutLow=0.5">http://minerva05.fnal.gov:8080/Arachne/simple.html?filename=/minerva/data/data_processing/minerva/dst/numibeam/v8r2p2/00/00/20/72/MV_00002072_0017_numip_v05_1004060426_RecoData_DST_v8r2p2.root&amp;entry=26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7_numip_v05_1004060426_RecoData_DST_v8r2p2.root&amp;entry=276&amp;slice=-1&amp;phCutLow=0.5">http://minerva05.fnal.gov:8080/Arachne/simple.html?filename=/minerva/data/data_processing/minerva/dst/numibeam/v8r2p2/00/00/20/72/MV_00002072_0017_numip_v05_1004060426_RecoData_DST_v8r2p2.root&amp;entry=27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7_numip_v05_1004060426_RecoData_DST_v8r2p2.root&amp;entry=325&amp;slice=-1&amp;phCutLow=0.5">http://minerva05.fnal.gov:8080/Arachne/simple.html?filename=/minerva/data/data_processing/minerva/dst/numibeam/v8r2p2/00/00/20/72/MV_00002072_0017_numip_v05_1004060426_RecoData_DST_v8r2p2.root&amp;entry=32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7_numip_v05_1004060426_RecoData_DST_v8r2p2.root&amp;entry=423&amp;slice=-1&amp;phCutLow=0.5">http://minerva05.fnal.gov:8080/Arachne/simple.html?filename=/minerva/data/data_processing/minerva/dst/numibeam/v8r2p2/00/00/20/72/MV_00002072_0017_numip_v05_1004060426_RecoData_DST_v8r2p2.root&amp;entry=42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8_numip_v05_1004060449_RecoData_DST_v8r2p2.root&amp;entry=280&amp;slice=-1&amp;phCutLow=0.5">http://minerva05.fnal.gov:8080/Arachne/simple.html?filename=/minerva/data/data_processing/minerva/dst/numibeam/v8r2p2/00/00/20/72/MV_00002072_0018_numip_v05_1004060449_RecoData_DST_v8r2p2.root&amp;entry=28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8_numip_v05_1004060449_RecoData_DST_v8r2p2.root&amp;entry=334&amp;slice=-1&amp;phCutLow=0.5">http://minerva05.fnal.gov:8080/Arachne/simple.html?filename=/minerva/data/data_processing/minerva/dst/numibeam/v8r2p2/00/00/20/72/MV_00002072_0018_numip_v05_1004060449_RecoData_DST_v8r2p2.root&amp;entry=33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8_numip_v05_1004060449_RecoData_DST_v8r2p2.root&amp;entry=394&amp;slice=-1&amp;phCutLow=0.5">http://minerva05.fnal.gov:8080/Arachne/simple.html?filename=/minerva/data/data_processing/minerva/dst/numibeam/v8r2p2/00/00/20/72/MV_0</text:a><text:soft-page-break/><text:a xlink:type="simple" xlink:href="http://minerva05.fnal.gov:8080/Arachne/simple.html?filename=/minerva/data/data_processing/minerva/dst/numibeam/v8r2p2/00/00/20/72/MV_00002072_0018_numip_v05_1004060449_RecoData_DST_v8r2p2.root&amp;entry=394&amp;slice=-1&amp;phCutLow=0.5">0002072_0018_numip_v05_1004060449_RecoData_DST_v8r2p2.root&amp;entry=39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8_numip_v05_1004060449_RecoData_DST_v8r2p2.root&amp;entry=537&amp;slice=-1&amp;phCutLow=0.5">http://minerva05.fnal.gov:8080/Arachne/simple.html?filename=/minerva/data/data_processing/minerva/dst/numibeam/v8r2p2/00/00/20/72/MV_00002072_0018_numip_v05_1004060449_RecoData_DST_v8r2p2.root&amp;entry=53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9_numip_v05_1004060512_RecoData_DST_v8r2p2.root&amp;entry=50&amp;slice=-1&amp;phCutLow=0.5">http://minerva05.fnal.gov:8080/Arachne/simple.html?filename=/minerva/data/data_processing/minerva/dst/numibeam/v8r2p2/00/00/20/72/MV_00002072_0019_numip_v05_1004060512_RecoData_DST_v8r2p2.root&amp;entry=5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9_numip_v05_1004060512_RecoData_DST_v8r2p2.root&amp;entry=208&amp;slice=-1&amp;phCutLow=0.5">http://minerva05.fnal.gov:8080/Arachne/simple.html?filename=/minerva/data/data_processing/minerva/dst/numibeam/v8r2p2/00/00/20/72/MV_00002072_0019_numip_v05_1004060512_RecoData_DST_v8r2p2.root&amp;entry=20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19_numip_v05_1004060512_RecoData_DST_v8r2p2.root&amp;entry=362&amp;slice=-1&amp;phCutLow=0.5">http://minerva05.fnal.gov:8080/Arachne/simple.html?filename=/minerva/data/data_processing/minerva/dst/numibeam/v8r2p2/00/00/20/72/MV_00002072_0019_numip_v05_1004060512_RecoData_DST_v8r2p2.root&amp;entry=36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0_numip_v05_1004060534_RecoData_DST_v8r2p2.root&amp;entry=189&amp;slice=-1&amp;phCutLow=0.5">http://minerva05.fnal.gov:8080/Arachne/simple.html?filename=/minerva/data/data_processing/minerva/dst/numibeam/v8r2p2/00/00/20/72/MV_00002072_0020_numip_v05_1004060534_RecoData_DST_v8r2p2.root&amp;entry=18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0_numip_v05_1004060534_RecoData_DST_v8r2p2.root&amp;entry=214&amp;slice=-1&amp;phCutLow=0.5">http://minerva05.fnal.gov:8080/Arachne/simple.html?filename=/minerva/data/data_processing/minerva/dst/numibeam/v8r2p2/00/00/20/72/MV_00002072_0020_numip_v05_1004060534_RecoData_DST_v8r2p2.root&amp;entry=21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0_numip_v05_1004060534_RecoData_DST_v8r2p2.root&amp;entry=223&amp;slice=-1&amp;phCutLow=0.5">http://minerva05.fnal.gov:8080/Arachne/simple.html?filename=/minerva/data/data_processing/minerva/dst/numibeam/v8r2p2/00/00/20/72/MV_00002072_0020_numip_v05_1004060534_RecoData_DST_v8r2p2.root&amp;entry=22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0_numip_v05_1004060534_RecoData_DST_v8r2p2.root&amp;entry=507&amp;slice=-1&amp;phCutLow=0.5">http://minerva05.fnal.gov:8080/Arachne/simple.html?filename=/minerva/data/data_processing/minerva/dst/numibeam/v8r2p2/00/00/20/72/MV_00002072_0020_numip_v05_1004060534_RecoData_DST_v8r2p2.root&amp;entry=50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1_numip_v05_1004060558_RecoData_DST_v8r2p2.root&amp;entry=288&amp;slice=-1&amp;phCutLow=0.5">http://minerva05.fnal.gov:8080/Arachne/simple.html?filename=/minerva/data/data_processing/minerva/dst/numibeam/v8r2p2/00/00/20/72/MV_00002072_0021_numip_v05_1004060558_RecoData_DST_v8r2p2.root&amp;entry=28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1_numip_v05_1004060558_RecoData_DST_v8r2p2.root&amp;entry=312&amp;slice=-1&amp;phCutLow=0.5">http://minerva05.fnal.gov:8080/Arachne/simple.html?filename=/minerva/data/data_processing/minerva/dst/numibeam/v8r2p2/00/00/20/72/MV_00002072_0021_numip_v05_1004060558_RecoData_DST_v8r2p2.root&amp;entry=31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1_numip_v05_1004060558_RecoData_DST_v8r2p2.root&amp;entry=334&amp;slice=-1&amp;phCutLow=0.5">http://minerva05.fnal.gov:8080/Arachne/simple.html?filename=/minerva/data/data_processing/minerva/dst/numibeam/v8r2p2/00/00/20/72/MV_00002072_0021_numip_v05_1004060558_RecoData_DST_v8r2p2.root&amp;entry=33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1_numip_v05_1004060558_RecoData_DST_v8r2p2.root&amp;entry=374&amp;slice=-1&amp;phCutLow=0.5">http://minerva05.fnal.gov:8080/Arachne/simple.html?</text:a><text:soft-page-break/><text:a xlink:type="simple" xlink:href="http://minerva05.fnal.gov:8080/Arachne/simple.html?filename=/minerva/data/data_processing/minerva/dst/numibeam/v8r2p2/00/00/20/72/MV_00002072_0021_numip_v05_1004060558_RecoData_DST_v8r2p2.root&amp;entry=374&amp;slice=-1&amp;phCutLow=0.5">filename=/minerva/data/data_processing/minerva/dst/numibeam/v8r2p2/00/00/20/72/MV_00002072_0021_numip_v05_1004060558_RecoData_DST_v8r2p2.root&amp;entry=37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1_numip_v05_1004060558_RecoData_DST_v8r2p2.root&amp;entry=381&amp;slice=-1&amp;phCutLow=0.5">http://minerva05.fnal.gov:8080/Arachne/simple.html?filename=/minerva/data/data_processing/minerva/dst/numibeam/v8r2p2/00/00/20/72/MV_00002072_0021_numip_v05_1004060558_RecoData_DST_v8r2p2.root&amp;entry=38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1_numip_v05_1004060558_RecoData_DST_v8r2p2.root&amp;entry=473&amp;slice=-1&amp;phCutLow=0.5">http://minerva05.fnal.gov:8080/Arachne/simple.html?filename=/minerva/data/data_processing/minerva/dst/numibeam/v8r2p2/00/00/20/72/MV_00002072_0021_numip_v05_1004060558_RecoData_DST_v8r2p2.root&amp;entry=47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2_numip_v05_1004060620_RecoData_DST_v8r2p2.root&amp;entry=137&amp;slice=-1&amp;phCutLow=0.5">http://minerva05.fnal.gov:8080/Arachne/simple.html?filename=/minerva/data/data_processing/minerva/dst/numibeam/v8r2p2/00/00/20/72/MV_00002072_0022_numip_v05_1004060620_RecoData_DST_v8r2p2.root&amp;entry=13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2_numip_v05_1004060620_RecoData_DST_v8r2p2.root&amp;entry=426&amp;slice=-1&amp;phCutLow=0.5">http://minerva05.fnal.gov:8080/Arachne/simple.html?filename=/minerva/data/data_processing/minerva/dst/numibeam/v8r2p2/00/00/20/72/MV_00002072_0022_numip_v05_1004060620_RecoData_DST_v8r2p2.root&amp;entry=42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2_numip_v05_1004060620_RecoData_DST_v8r2p2.root&amp;entry=493&amp;slice=-1&amp;phCutLow=0.5">http://minerva05.fnal.gov:8080/Arachne/simple.html?filename=/minerva/data/data_processing/minerva/dst/numibeam/v8r2p2/00/00/20/72/MV_00002072_0022_numip_v05_1004060620_RecoData_DST_v8r2p2.root&amp;entry=49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3_numip_v05_1004060643_RecoData_DST_v8r2p2.root&amp;entry=117&amp;slice=-1&amp;phCutLow=0.5">http://minerva05.fnal.gov:8080/Arachne/simple.html?filename=/minerva/data/data_processing/minerva/dst/numibeam/v8r2p2/00/00/20/72/MV_00002072_0023_numip_v05_1004060643_RecoData_DST_v8r2p2.root&amp;entry=11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3_numip_v05_1004060643_RecoData_DST_v8r2p2.root&amp;entry=225&amp;slice=-1&amp;phCutLow=0.5">http://minerva05.fnal.gov:8080/Arachne/simple.html?filename=/minerva/data/data_processing/minerva/dst/numibeam/v8r2p2/00/00/20/72/MV_00002072_0023_numip_v05_1004060643_RecoData_DST_v8r2p2.root&amp;entry=22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3_numip_v05_1004060643_RecoData_DST_v8r2p2.root&amp;entry=434&amp;slice=-1&amp;phCutLow=0.5">http://minerva05.fnal.gov:8080/Arachne/simple.html?filename=/minerva/data/data_processing/minerva/dst/numibeam/v8r2p2/00/00/20/72/MV_00002072_0023_numip_v05_1004060643_RecoData_DST_v8r2p2.root&amp;entry=43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4_numip_v05_1004060705_RecoData_DST_v8r2p2.root&amp;entry=25&amp;slice=-1&amp;phCutLow=0.5">http://minerva05.fnal.gov:8080/Arachne/simple.html?filename=/minerva/data/data_processing/minerva/dst/numibeam/v8r2p2/00/00/20/72/MV_00002072_0024_numip_v05_1004060705_RecoData_DST_v8r2p2.root&amp;entry=2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4_numip_v05_1004060705_RecoData_DST_v8r2p2.root&amp;entry=49&amp;slice=-1&amp;phCutLow=0.5">http://minerva05.fnal.gov:8080/Arachne/simple.html?filename=/minerva/data/data_processing/minerva/dst/numibeam/v8r2p2/00/00/20/72/MV_00002072_0024_numip_v05_1004060705_RecoData_DST_v8r2p2.root&amp;entry=49&amp;slice=-1&amp;phCutLow=0.5</text:a></text:p>
      <text:p text:style-name="P1"/>
      <text:p text:style-name="P3"><text:a xlink:type="simple" xlink:href="http://minerva05.fnal.gov:8080/Arachne/simple.html?filename=/minerva/data/data_processing/minerva/dst/numibeam/v8r2p2/00/00/20/72/MV_00002072_0024_numip_v05_1004060705_RecoData_DST_v8r2p2.root&amp;entry=101&amp;slice=-1&amp;phCutLow=0.5">http://minerva05.fnal.gov:8080/Arachne/simple.html?filename=/minerva/data/data_processing/minerva/dst/numibeam/v8r2p2/00/00/20/72/MV_00002072_0024_numip_v05_1004060705_RecoData_DST_v8r2p2.root&amp;entry=101&amp;slice=-1&amp;phCutLow=0.5</text:a><text:line-break/></text:p>
      <text:p text:style-name="P3"><text:soft-page-break/><text:a xlink:type="simple" xlink:href="http://minerva05.fnal.gov:8080/Arachne/simple.html?filename=/minerva/data/data_processing/minerva/dst/numibeam/v8r2p2/00/00/20/72/MV_00002072_0024_numip_v05_1004060705_RecoData_DST_v8r2p2.root&amp;entry=324&amp;slice=-1&amp;phCutLow=0.5">http://minerva05.fnal.gov:8080/Arachne/simple.html?filename=/minerva/data/data_processing/minerva/dst/numibeam/v8r2p2/00/00/20/72/MV_00002072_0024_numip_v05_1004060705_RecoData_DST_v8r2p2.root&amp;entry=32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4_numip_v05_1004060705_RecoData_DST_v8r2p2.root&amp;entry=508&amp;slice=-1&amp;phCutLow=0.5">http://minerva05.fnal.gov:8080/Arachne/simple.html?filename=/minerva/data/data_processing/minerva/dst/numibeam/v8r2p2/00/00/20/72/MV_00002072_0024_numip_v05_1004060705_RecoData_DST_v8r2p2.root&amp;entry=50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5_numip_v05_1004060728_RecoData_DST_v8r2p2.root&amp;entry=111&amp;slice=-1&amp;phCutLow=0.5">http://minerva05.fnal.gov:8080/Arachne/simple.html?filename=/minerva/data/data_processing/minerva/dst/numibeam/v8r2p2/00/00/20/72/MV_00002072_0025_numip_v05_1004060728_RecoData_DST_v8r2p2.root&amp;entry=11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5_numip_v05_1004060728_RecoData_DST_v8r2p2.root&amp;entry=595&amp;slice=-1&amp;phCutLow=0.5">http://minerva05.fnal.gov:8080/Arachne/simple.html?filename=/minerva/data/data_processing/minerva/dst/numibeam/v8r2p2/00/00/20/72/MV_00002072_0025_numip_v05_1004060728_RecoData_DST_v8r2p2.root&amp;entry=59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6_numip_v05_1004060751_RecoData_DST_v8r2p2.root&amp;entry=62&amp;slice=-1&amp;phCutLow=0.5">http://minerva05.fnal.gov:8080/Arachne/simple.html?filename=/minerva/data/data_processing/minerva/dst/numibeam/v8r2p2/00/00/20/72/MV_00002072_0026_numip_v05_1004060751_RecoData_DST_v8r2p2.root&amp;entry=6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6_numip_v05_1004060751_RecoData_DST_v8r2p2.root&amp;entry=579&amp;slice=-1&amp;phCutLow=0.5">http://minerva05.fnal.gov:8080/Arachne/simple.html?filename=/minerva/data/data_processing/minerva/dst/numibeam/v8r2p2/00/00/20/72/MV_00002072_0026_numip_v05_1004060751_RecoData_DST_v8r2p2.root&amp;entry=57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7_numip_v05_1004060813_RecoData_DST_v8r2p2.root&amp;entry=2&amp;slice=-1&amp;phCutLow=0.5">http://minerva05.fnal.gov:8080/Arachne/simple.html?filename=/minerva/data/data_processing/minerva/dst/numibeam/v8r2p2/00/00/20/72/MV_00002072_0027_numip_v05_1004060813_RecoData_DST_v8r2p2.root&amp;entry=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7_numip_v05_1004060813_RecoData_DST_v8r2p2.root&amp;entry=51&amp;slice=-1&amp;phCutLow=0.5">http://minerva05.fnal.gov:8080/Arachne/simple.html?filename=/minerva/data/data_processing/minerva/dst/numibeam/v8r2p2/00/00/20/72/MV_00002072_0027_numip_v05_1004060813_RecoData_DST_v8r2p2.root&amp;entry=5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7_numip_v05_1004060813_RecoData_DST_v8r2p2.root&amp;entry=372&amp;slice=-1&amp;phCutLow=0.5">http://minerva05.fnal.gov:8080/Arachne/simple.html?filename=/minerva/data/data_processing/minerva/dst/numibeam/v8r2p2/00/00/20/72/MV_00002072_0027_numip_v05_1004060813_RecoData_DST_v8r2p2.root&amp;entry=37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7_numip_v05_1004060813_RecoData_DST_v8r2p2.root&amp;entry=443&amp;slice=-1&amp;phCutLow=0.5">http://minerva05.fnal.gov:8080/Arachne/simple.html?filename=/minerva/data/data_processing/minerva/dst/numibeam/v8r2p2/00/00/20/72/MV_00002072_0027_numip_v05_1004060813_RecoData_DST_v8r2p2.root&amp;entry=44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7_numip_v05_1004060813_RecoData_DST_v8r2p2.root&amp;entry=572&amp;slice=-1&amp;phCutLow=0.5">http://minerva05.fnal.gov:8080/Arachne/simple.html?filename=/minerva/data/data_processing/minerva/dst/numibeam/v8r2p2/00/00/20/72/MV_00002072_0027_numip_v05_1004060813_RecoData_DST_v8r2p2.root&amp;entry=57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8_numip_v05_1004060836_RecoData_DST_v8r2p2.root&amp;entry=53&amp;slice=-1&amp;phCutLow=0.5">http://minerva05.fnal.gov:8080/Arachne/simple.html?filename=/minerva/data/data_processing/minerva/dst/numibeam/v8r2p2/00/00/20/72/MV_00002072_0028_numip_v05_1004060836_RecoData_DST_v8r2p2.root&amp;entry=53&amp;slice=-1&amp;phCutLow=0.5</text:a></text:p>
      <text:p text:style-name="P1"><text:soft-page-break/></text:p>
      <text:p text:style-name="P1"><text:a xlink:type="simple" xlink:href="http://minerva05.fnal.gov:8080/Arachne/simple.html?filename=/minerva/data/data_processing/minerva/dst/numibeam/v8r2p2/00/00/20/72/MV_00002072_0029_numip_v05_1004060858_RecoData_DST_v8r2p2.root&amp;entry=7&amp;slice=-1&amp;phCutLow=0.5">http://minerva05.fnal.gov:8080/Arachne/simple.html?filename=/minerva/data/data_processing/minerva/dst/numibeam/v8r2p2/00/00/20/72/MV_00002072_0029_numip_v05_1004060858_RecoData_DST_v8r2p2.root&amp;entry=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29_numip_v05_1004060858_RecoData_DST_v8r2p2.root&amp;entry=48&amp;slice=-1&amp;phCutLow=0.5">http://minerva05.fnal.gov:8080/Arachne/simple.html?filename=/minerva/data/data_processing/minerva/dst/numibeam/v8r2p2/00/00/20/72/MV_00002072_0029_numip_v05_1004060858_RecoData_DST_v8r2p2.root&amp;entry=48&amp;slice=-1&amp;phCutLow=0.5</text:a><text:line-break/></text:p>
      <text:p text:style-name="P1"><text:a xlink:type="simple" xlink:href="http://minerva05.fnal.gov:8080/Arachne/simple.html?filename=/minerva/data/data_processing/minerva/dst/numibeam/v8r2p2/00/00/20/72/MV_00002072_0030_numip_v05_1004060923_RecoData_DST_v8r2p2.root&amp;entry=27&amp;slice=-1&amp;phCutLow=0.5">http://minerva05.fnal.gov:8080/Arachne/simple.html?filename=/minerva/data/data_processing/minerva/dst/numibeam/v8r2p2/00/00/20/72/MV_00002072_0030_numip_v05_1004060923_RecoData_DST_v8r2p2.root&amp;entry=2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0_numip_v05_1004060923_RecoData_DST_v8r2p2.root&amp;entry=30&amp;slice=-1&amp;phCutLow=0.5">http://minerva05.fnal.gov:8080/Arachne/simple.html?filename=/minerva/data/data_processing/minerva/dst/numibeam/v8r2p2/00/00/20/72/MV_00002072_0030_numip_v05_1004060923_RecoData_DST_v8r2p2.root&amp;entry=3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0_numip_v05_1004060923_RecoData_DST_v8r2p2.root&amp;entry=83&amp;slice=-1&amp;phCutLow=0.5">http://minerva05.fnal.gov:8080/Arachne/simple.html?filename=/minerva/data/data_processing/minerva/dst/numibeam/v8r2p2/00/00/20/72/MV_00002072_0030_numip_v05_1004060923_RecoData_DST_v8r2p2.root&amp;entry=8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0_numip_v05_1004060923_RecoData_DST_v8r2p2.root&amp;entry=101&amp;slice=-1&amp;phCutLow=0.5">http://minerva05.fnal.gov:8080/Arachne/simple.html?filename=/minerva/data/data_processing/minerva/dst/numibeam/v8r2p2/00/00/20/72/MV_00002072_0030_numip_v05_1004060923_RecoData_DST_v8r2p2.root&amp;entry=10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0_numip_v05_1004060923_RecoData_DST_v8r2p2.root&amp;entry=197&amp;slice=-1&amp;phCutLow=0.5">http://minerva05.fnal.gov:8080/Arachne/simple.html?filename=/minerva/data/data_processing/minerva/dst/numibeam/v8r2p2/00/00/20/72/MV_00002072_0030_numip_v05_1004060923_RecoData_DST_v8r2p2.root&amp;entry=19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0_numip_v05_1004060923_RecoData_DST_v8r2p2.root&amp;entry=201&amp;slice=-1&amp;phCutLow=0.5">http://minerva05.fnal.gov:8080/Arachne/simple.html?filename=/minerva/data/data_processing/minerva/dst/numibeam/v8r2p2/00/00/20/72/MV_00002072_0030_numip_v05_1004060923_RecoData_DST_v8r2p2.root&amp;entry=20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0_numip_v05_1004060923_RecoData_DST_v8r2p2.root&amp;entry=385&amp;slice=-1&amp;phCutLow=0.5">http://minerva05.fnal.gov:8080/Arachne/simple.html?filename=/minerva/data/data_processing/minerva/dst/numibeam/v8r2p2/00/00/20/72/MV_00002072_0030_numip_v05_1004060923_RecoData_DST_v8r2p2.root&amp;entry=38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0_numip_v05_1004060923_RecoData_DST_v8r2p2.root&amp;entry=466&amp;slice=-1&amp;phCutLow=0.5">http://minerva05.fnal.gov:8080/Arachne/simple.html?filename=/minerva/data/data_processing/minerva/dst/numibeam/v8r2p2/00/00/20/72/MV_00002072_0030_numip_v05_1004060923_RecoData_DST_v8r2p2.root&amp;entry=46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0_numip_v05_1004060923_RecoData_DST_v8r2p2.root&amp;entry=494&amp;slice=-1&amp;phCutLow=0.5">http://minerva05.fnal.gov:8080/Arachne/simple.html?filename=/minerva/data/data_processing/minerva/dst/numibeam/v8r2p2/00/00/20/72/MV_00002072_0030_numip_v05_1004060923_RecoData_DST_v8r2p2.root&amp;entry=49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0_numip_v05_1004060923_RecoData_DST_v8r2p2.root&amp;entry=588&amp;slice=-1&amp;phCutLow=0.5">http://minerva05.fnal.gov:8080/Arachne/simple.html?filename=/minerva/data/data_processing/minerva/dst/numibeam/v8r2p2/00/00/20/72/MV_00002072_0030_numip_v05_1004060923_RecoData_DST_v8r2p2.root&amp;entry=588&amp;slice=-</text:a><text:soft-page-break/><text:a xlink:type="simple" xlink:href="http://minerva05.fnal.gov:8080/Arachne/simple.html?filename=/minerva/data/data_processing/minerva/dst/numibeam/v8r2p2/00/00/20/72/MV_00002072_0030_numip_v05_1004060923_RecoData_DST_v8r2p2.root&amp;entry=588&amp;slice=-1&amp;phCutLow=0.5">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1_numip_v05_1004060948_RecoData_DST_v8r2p2.root&amp;entry=16&amp;slice=-1&amp;phCutLow=0.5">http://minerva05.fnal.gov:8080/Arachne/simple.html?filename=/minerva/data/data_processing/minerva/dst/numibeam/v8r2p2/00/00/20/72/MV_00002072_0031_numip_v05_1004060948_RecoData_DST_v8r2p2.root&amp;entry=1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1_numip_v05_1004060948_RecoData_DST_v8r2p2.root&amp;entry=74&amp;slice=-1&amp;phCutLow=0.5">http://minerva05.fnal.gov:8080/Arachne/simple.html?filename=/minerva/data/data_processing/minerva/dst/numibeam/v8r2p2/00/00/20/72/MV_00002072_0031_numip_v05_1004060948_RecoData_DST_v8r2p2.root&amp;entry=7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1_numip_v05_1004060948_RecoData_DST_v8r2p2.root&amp;entry=484&amp;slice=-1&amp;phCutLow=0.5">http://minerva05.fnal.gov:8080/Arachne/simple.html?filename=/minerva/data/data_processing/minerva/dst/numibeam/v8r2p2/00/00/20/72/MV_00002072_0031_numip_v05_1004060948_RecoData_DST_v8r2p2.root&amp;entry=48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2_numip_v05_1004061013_RecoData_DST_v8r2p2.root&amp;entry=68&amp;slice=-1&amp;phCutLow=0.5">http://minerva05.fnal.gov:8080/Arachne/simple.html?filename=/minerva/data/data_processing/minerva/dst/numibeam/v8r2p2/00/00/20/72/MV_00002072_0032_numip_v05_1004061013_RecoData_DST_v8r2p2.root&amp;entry=6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2_numip_v05_1004061013_RecoData_DST_v8r2p2.root&amp;entry=108&amp;slice=-1&amp;phCutLow=0.5">http://minerva05.fnal.gov:8080/Arachne/simple.html?filename=/minerva/data/data_processing/minerva/dst/numibeam/v8r2p2/00/00/20/72/MV_00002072_0032_numip_v05_1004061013_RecoData_DST_v8r2p2.root&amp;entry=10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2_numip_v05_1004061013_RecoData_DST_v8r2p2.root&amp;entry=398&amp;slice=-1&amp;phCutLow=0.5">http://minerva05.fnal.gov:8080/Arachne/simple.html?filename=/minerva/data/data_processing/minerva/dst/numibeam/v8r2p2/00/00/20/72/MV_00002072_0032_numip_v05_1004061013_RecoData_DST_v8r2p2.root&amp;entry=39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3_numip_v05_1004061038_RecoData_DST_v8r2p2.root&amp;entry=184&amp;slice=-1&amp;phCutLow=0.5">http://minerva05.fnal.gov:8080/Arachne/simple.html?filename=/minerva/data/data_processing/minerva/dst/numibeam/v8r2p2/00/00/20/72/MV_00002072_0033_numip_v05_1004061038_RecoData_DST_v8r2p2.root&amp;entry=18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3_numip_v05_1004061038_RecoData_DST_v8r2p2.root&amp;entry=552&amp;slice=-1&amp;phCutLow=0.5">http://minerva05.fnal.gov:8080/Arachne/simple.html?filename=/minerva/data/data_processing/minerva/dst/numibeam/v8r2p2/00/00/20/72/MV_00002072_0033_numip_v05_1004061038_RecoData_DST_v8r2p2.root&amp;entry=55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4_numip_v05_1004061103_RecoData_DST_v8r2p2.root&amp;entry=28&amp;slice=-1&amp;phCutLow=0.5">http://minerva05.fnal.gov:8080/Arachne/simple.html?filename=/minerva/data/data_processing/minerva/dst/numibeam/v8r2p2/00/00/20/72/MV_00002072_0034_numip_v05_1004061103_RecoData_DST_v8r2p2.root&amp;entry=2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4_numip_v05_1004061103_RecoData_DST_v8r2p2.root&amp;entry=76&amp;slice=-1&amp;phCutLow=0.5">http://minerva05.fnal.gov:8080/Arachne/simple.html?filename=/minerva/data/data_processing/minerva/dst/numibeam/v8r2p2/00/00/20/72/MV_00002072_0034_numip_v05_1004061103_RecoData_DST_v8r2p2.root&amp;entry=7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4_numip_v05_1004061103_RecoData_DST_v8r2p2.root&amp;entry=81&amp;slice=-1&amp;phCutLow=0.5">http://minerva05.fnal.gov:8080/Arachne/simple.html?filename=/minerva/data/data_processing/minerva/dst/numibeam/v8r2p2/00/00/20/72/MV_00002072_0034_numip_v05_1004061103_RecoData_DST_v8r2p2.root&amp;entry=8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4_numip_v05_1004061103_RecoData_DST_v8r2p2.root&amp;entry=233&amp;slice=-1&amp;phCutLow=0.5">http://minerva05.fnal.gov:8080/Arachne/simple.html?filename=/minerva/data/data_processing/minerva/dst/numibeam/v8r2p2/00/00/20/72/MV_0</text:a><text:soft-page-break/><text:a xlink:type="simple" xlink:href="http://minerva05.fnal.gov:8080/Arachne/simple.html?filename=/minerva/data/data_processing/minerva/dst/numibeam/v8r2p2/00/00/20/72/MV_00002072_0034_numip_v05_1004061103_RecoData_DST_v8r2p2.root&amp;entry=233&amp;slice=-1&amp;phCutLow=0.5">0002072_0034_numip_v05_1004061103_RecoData_DST_v8r2p2.root&amp;entry=23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4_numip_v05_1004061103_RecoData_DST_v8r2p2.root&amp;entry=304&amp;slice=-1&amp;phCutLow=0.5">http://minerva05.fnal.gov:8080/Arachne/simple.html?filename=/minerva/data/data_processing/minerva/dst/numibeam/v8r2p2/00/00/20/72/MV_00002072_0034_numip_v05_1004061103_RecoData_DST_v8r2p2.root&amp;entry=30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4_numip_v05_1004061103_RecoData_DST_v8r2p2.root&amp;entry=401&amp;slice=-1&amp;phCutLow=0.5">http://minerva05.fnal.gov:8080/Arachne/simple.html?filename=/minerva/data/data_processing/minerva/dst/numibeam/v8r2p2/00/00/20/72/MV_00002072_0034_numip_v05_1004061103_RecoData_DST_v8r2p2.root&amp;entry=40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4_numip_v05_1004061103_RecoData_DST_v8r2p2.root&amp;entry=420&amp;slice=-1&amp;phCutLow=0.5">http://minerva05.fnal.gov:8080/Arachne/simple.html?filename=/minerva/data/data_processing/minerva/dst/numibeam/v8r2p2/00/00/20/72/MV_00002072_0034_numip_v05_1004061103_RecoData_DST_v8r2p2.root&amp;entry=42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4_numip_v05_1004061103_RecoData_DST_v8r2p2.root&amp;entry=457&amp;slice=-1&amp;phCutLow=0.5">http://minerva05.fnal.gov:8080/Arachne/simple.html?filename=/minerva/data/data_processing/minerva/dst/numibeam/v8r2p2/00/00/20/72/MV_00002072_0034_numip_v05_1004061103_RecoData_DST_v8r2p2.root&amp;entry=45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4_numip_v05_1004061103_RecoData_DST_v8r2p2.root&amp;entry=465&amp;slice=-1&amp;phCutLow=0.5">http://minerva05.fnal.gov:8080/Arachne/simple.html?filename=/minerva/data/data_processing/minerva/dst/numibeam/v8r2p2/00/00/20/72/MV_00002072_0034_numip_v05_1004061103_RecoData_DST_v8r2p2.root&amp;entry=46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4_numip_v05_1004061103_RecoData_DST_v8r2p2.root&amp;entry=546&amp;slice=-1&amp;phCutLow=0.5">http://minerva05.fnal.gov:8080/Arachne/simple.html?filename=/minerva/data/data_processing/minerva/dst/numibeam/v8r2p2/00/00/20/72/MV_00002072_0034_numip_v05_1004061103_RecoData_DST_v8r2p2.root&amp;entry=54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6_numip_v05_1004061158_RecoData_DST_v8r2p2.root&amp;entry=148&amp;slice=-1&amp;phCutLow=0.5">http://minerva05.fnal.gov:8080/Arachne/simple.html?filename=/minerva/data/data_processing/minerva/dst/numibeam/v8r2p2/00/00/20/72/MV_00002072_0036_numip_v05_1004061158_RecoData_DST_v8r2p2.root&amp;entry=14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6_numip_v05_1004061158_RecoData_DST_v8r2p2.root&amp;entry=202&amp;slice=-1&amp;phCutLow=0.5">http://minerva05.fnal.gov:8080/Arachne/simple.html?filename=/minerva/data/data_processing/minerva/dst/numibeam/v8r2p2/00/00/20/72/MV_00002072_0036_numip_v05_1004061158_RecoData_DST_v8r2p2.root&amp;entry=20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6_numip_v05_1004061158_RecoData_DST_v8r2p2.root&amp;entry=213&amp;slice=-1&amp;phCutLow=0.5">http://minerva05.fnal.gov:8080/Arachne/simple.html?filename=/minerva/data/data_processing/minerva/dst/numibeam/v8r2p2/00/00/20/72/MV_00002072_0036_numip_v05_1004061158_RecoData_DST_v8r2p2.root&amp;entry=21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6_numip_v05_1004061158_RecoData_DST_v8r2p2.root&amp;entry=246&amp;slice=-1&amp;phCutLow=0.5">http://minerva05.fnal.gov:8080/Arachne/simple.html?filename=/minerva/data/data_processing/minerva/dst/numibeam/v8r2p2/00/00/20/72/MV_00002072_0036_numip_v05_1004061158_RecoData_DST_v8r2p2.root&amp;entry=24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6_numip_v05_1004061158_RecoData_DST_v8r2p2.root&amp;entry=292&amp;slice=-1&amp;phCutLow=0.5">http://minerva05.fnal.gov:8080/Arachne/simple.html?filename=/minerva/data/data_processing/minerva/dst/numibeam/v8r2p2/00/00/20/72/MV_00002072_0036_numip_v05_1004061158_RecoData_DST_v8r2p2.root&amp;entry=29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6_numip_v05_1004061158_RecoData_DST_v8r2p2.root&amp;entry=327&amp;slice=-1&amp;phCutLow=0.5">http://minerva05.fnal.gov:8080/Arachne/simple.html?</text:a><text:soft-page-break/><text:a xlink:type="simple" xlink:href="http://minerva05.fnal.gov:8080/Arachne/simple.html?filename=/minerva/data/data_processing/minerva/dst/numibeam/v8r2p2/00/00/20/72/MV_00002072_0036_numip_v05_1004061158_RecoData_DST_v8r2p2.root&amp;entry=327&amp;slice=-1&amp;phCutLow=0.5">filename=/minerva/data/data_processing/minerva/dst/numibeam/v8r2p2/00/00/20/72/MV_00002072_0036_numip_v05_1004061158_RecoData_DST_v8r2p2.root&amp;entry=32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6_numip_v05_1004061158_RecoData_DST_v8r2p2.root&amp;entry=377&amp;slice=-1&amp;phCutLow=0.5">http://minerva05.fnal.gov:8080/Arachne/simple.html?filename=/minerva/data/data_processing/minerva/dst/numibeam/v8r2p2/00/00/20/72/MV_00002072_0036_numip_v05_1004061158_RecoData_DST_v8r2p2.root&amp;entry=37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7_numip_v05_1004061222_RecoData_DST_v8r2p2.root&amp;entry=312&amp;slice=-1&amp;phCutLow=0.5">http://minerva05.fnal.gov:8080/Arachne/simple.html?filename=/minerva/data/data_processing/minerva/dst/numibeam/v8r2p2/00/00/20/72/MV_00002072_0037_numip_v05_1004061222_RecoData_DST_v8r2p2.root&amp;entry=31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7_numip_v05_1004061222_RecoData_DST_v8r2p2.root&amp;entry=509&amp;slice=-1&amp;phCutLow=0.5">http://minerva05.fnal.gov:8080/Arachne/simple.html?filename=/minerva/data/data_processing/minerva/dst/numibeam/v8r2p2/00/00/20/72/MV_00002072_0037_numip_v05_1004061222_RecoData_DST_v8r2p2.root&amp;entry=50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8_numip_v05_1004061247_RecoData_DST_v8r2p2.root&amp;entry=101&amp;slice=-1&amp;phCutLow=0.5">http://minerva05.fnal.gov:8080/Arachne/simple.html?filename=/minerva/data/data_processing/minerva/dst/numibeam/v8r2p2/00/00/20/72/MV_00002072_0038_numip_v05_1004061247_RecoData_DST_v8r2p2.root&amp;entry=10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8_numip_v05_1004061247_RecoData_DST_v8r2p2.root&amp;entry=311&amp;slice=-1&amp;phCutLow=0.5">http://minerva05.fnal.gov:8080/Arachne/simple.html?filename=/minerva/data/data_processing/minerva/dst/numibeam/v8r2p2/00/00/20/72/MV_00002072_0038_numip_v05_1004061247_RecoData_DST_v8r2p2.root&amp;entry=31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8_numip_v05_1004061247_RecoData_DST_v8r2p2.root&amp;entry=555&amp;slice=-1&amp;phCutLow=0.5">http://minerva05.fnal.gov:8080/Arachne/simple.html?filename=/minerva/data/data_processing/minerva/dst/numibeam/v8r2p2/00/00/20/72/MV_00002072_0038_numip_v05_1004061247_RecoData_DST_v8r2p2.root&amp;entry=55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8_numip_v05_1004061247_RecoData_DST_v8r2p2.root&amp;entry=599&amp;slice=-1&amp;phCutLow=0.5">http://minerva05.fnal.gov:8080/Arachne/simple.html?filename=/minerva/data/data_processing/minerva/dst/numibeam/v8r2p2/00/00/20/72/MV_00002072_0038_numip_v05_1004061247_RecoData_DST_v8r2p2.root&amp;entry=59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9_numip_v05_1004061313_RecoData_DST_v8r2p2.root&amp;entry=150&amp;slice=-1&amp;phCutLow=0.5">http://minerva05.fnal.gov:8080/Arachne/simple.html?filename=/minerva/data/data_processing/minerva/dst/numibeam/v8r2p2/00/00/20/72/MV_00002072_0039_numip_v05_1004061313_RecoData_DST_v8r2p2.root&amp;entry=15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39_numip_v05_1004061313_RecoData_DST_v8r2p2.root&amp;entry=275&amp;slice=-1&amp;phCutLow=0.5">http://minerva05.fnal.gov:8080/Arachne/simple.html?filename=/minerva/data/data_processing/minerva/dst/numibeam/v8r2p2/00/00/20/72/MV_00002072_0039_numip_v05_1004061313_RecoData_DST_v8r2p2.root&amp;entry=27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40_numip_v05_1004061337_RecoData_DST_v8r2p2.root&amp;entry=24&amp;slice=-1&amp;phCutLow=0.5">http://minerva05.fnal.gov:8080/Arachne/simple.html?filename=/minerva/data/data_processing/minerva/dst/numibeam/v8r2p2/00/00/20/72/MV_00002072_0040_numip_v05_1004061337_RecoData_DST_v8r2p2.root&amp;entry=2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40_numip_v05_1004061337_RecoData_DST_v8r2p2.root&amp;entry=34&amp;slice=-1&amp;phCutLow=0.5">http://minerva05.fnal.gov:8080/Arachne/simple.html?filename=/minerva/data/data_processing/minerva/dst/numibeam/v8r2p2/00/00/20/72/MV_00002072_0040_numip_v05_1004061337_RecoData_DST_v8r2p2.root&amp;entry=34&amp;slice=-1&amp;phCutLow=0.5</text:a></text:p>
      <text:p text:style-name="P1"/>
      <text:p text:style-name="P1"><text:soft-page-break/><text:a xlink:type="simple" xlink:href="http://minerva05.fnal.gov:8080/Arachne/simple.html?filename=/minerva/data/data_processing/minerva/dst/numibeam/v8r2p2/00/00/20/72/MV_00002072_0041_numip_v05_1004061403_RecoData_DST_v8r2p2.root&amp;entry=339&amp;slice=-1&amp;phCutLow=0.5">http://minerva05.fnal.gov:8080/Arachne/simple.html?filename=/minerva/data/data_processing/minerva/dst/numibeam/v8r2p2/00/00/20/72/MV_00002072_0041_numip_v05_1004061403_RecoData_DST_v8r2p2.root&amp;entry=33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2/MV_00002072_0041_numip_v05_1004061403_RecoData_DST_v8r2p2.root&amp;entry=455&amp;slice=-1&amp;phCutLow=0.5">http://minerva05.fnal.gov:8080/Arachne/simple.html?filename=/minerva/data/data_processing/minerva/dst/numibeam/v8r2p2/00/00/20/72/MV_00002072_0041_numip_v05_1004061403_RecoData_DST_v8r2p2.root&amp;entry=45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4/MV_00002074_0002_numip_v05_1004061442_RecoData_DST_v8r2p2.root&amp;entry=25&amp;slice=-1&amp;phCutLow=0.5">http://minerva05.fnal.gov:8080/Arachne/simple.html?filename=/minerva/data/data_processing/minerva/dst/numibeam/v8r2p2/00/00/20/74/MV_00002074_0002_numip_v05_1004061442_RecoData_DST_v8r2p2.root&amp;entry=2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4/MV_00002074_0002_numip_v05_1004061442_RecoData_DST_v8r2p2.root&amp;entry=229&amp;slice=-1&amp;phCutLow=0.5">http://minerva05.fnal.gov:8080/Arachne/simple.html?filename=/minerva/data/data_processing/minerva/dst/numibeam/v8r2p2/00/00/20/74/MV_00002074_0002_numip_v05_1004061442_RecoData_DST_v8r2p2.root&amp;entry=22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4/MV_00002074_0002_numip_v05_1004061442_RecoData_DST_v8r2p2.root&amp;entry=329&amp;slice=-1&amp;phCutLow=0.5">http://minerva05.fnal.gov:8080/Arachne/simple.html?filename=/minerva/data/data_processing/minerva/dst/numibeam/v8r2p2/00/00/20/74/MV_00002074_0002_numip_v05_1004061442_RecoData_DST_v8r2p2.root&amp;entry=32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4/MV_00002074_0002_numip_v05_1004061442_RecoData_DST_v8r2p2.root&amp;entry=470&amp;slice=-1&amp;phCutLow=0.5">http://minerva05.fnal.gov:8080/Arachne/simple.html?filename=/minerva/data/data_processing/minerva/dst/numibeam/v8r2p2/00/00/20/74/MV_00002074_0002_numip_v05_1004061442_RecoData_DST_v8r2p2.root&amp;entry=47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4/MV_00002074_0002_numip_v05_1004061442_RecoData_DST_v8r2p2.root&amp;entry=488&amp;slice=-1&amp;phCutLow=0.5">http://minerva05.fnal.gov:8080/Arachne/simple.html?filename=/minerva/data/data_processing/minerva/dst/numibeam/v8r2p2/00/00/20/74/MV_00002074_0002_numip_v05_1004061442_RecoData_DST_v8r2p2.root&amp;entry=48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74/MV_00002074_0003_numip_v05_1004061506_RecoData_DST_v8r2p2.root&amp;entry=102&amp;slice=-1&amp;phCutLow=0.5">http://minerva05.fnal.gov:8080/Arachne/simple.html?filename=/minerva/data/data_processing/minerva/dst/numibeam/v8r2p2/00/00/20/74/MV_00002074_0003_numip_v05_1004061506_RecoData_DST_v8r2p2.root&amp;entry=10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1_numip_v05_1004070328_RecoData_DST_v8r2p2.root&amp;entry=79&amp;slice=-1&amp;phCutLow=0.5">http://minerva05.fnal.gov:8080/Arachne/simple.html?filename=/minerva/data/data_processing/minerva/dst/numibeam/v8r2p2/00/00/20/84/MV_00002084_0001_numip_v05_1004070328_RecoData_DST_v8r2p2.root&amp;entry=7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1_numip_v05_1004070328_RecoData_DST_v8r2p2.root&amp;entry=229&amp;slice=-1&amp;phCutLow=0.5">http://minerva05.fnal.gov:8080/Arachne/simple.html?filename=/minerva/data/data_processing/minerva/dst/numibeam/v8r2p2/00/00/20/84/MV_00002084_0001_numip_v05_1004070328_RecoData_DST_v8r2p2.root&amp;entry=22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1_numip_v05_1004070328_RecoData_DST_v8r2p2.root&amp;entry=274&amp;slice=-1&amp;phCutLow=0.5">http://minerva05.fnal.gov:8080/Arachne/simple.html?filename=/minerva/data/data_processing/minerva/dst/numibeam/v8r2p2/00/00/20/84/MV_00002084_0001_numip_v05_1004070328_RecoData_DST_v8r2p2.root&amp;entry=27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3_numip_v05_1004070406_RecoData_DST_v8r2p2.root&amp;entry=96&amp;slice=-1&amp;phCutLow=0.5">http://minerva05.fnal.gov:8080/Arachne/simple.html?filename=/minerva/data/data_processing/minerva/dst/numibeam/v8r2p2/00/00/20/84/MV_00002084_0003_numip_v05_1004070406_RecoData_DST_v8r2p2.root&amp;entry=96&amp;slice=-1&amp;phCutLow=0.5</text:a></text:p>
      <text:p text:style-name="P1"><text:soft-page-break/></text:p>
      <text:p text:style-name="P1"><text:a xlink:type="simple" xlink:href="http://minerva05.fnal.gov:8080/Arachne/simple.html?filename=/minerva/data/data_processing/minerva/dst/numibeam/v8r2p2/00/00/20/84/MV_00002084_0003_numip_v05_1004070406_RecoData_DST_v8r2p2.root&amp;entry=172&amp;slice=-1&amp;phCutLow=0.5">http://minerva05.fnal.gov:8080/Arachne/simple.html?filename=/minerva/data/data_processing/minerva/dst/numibeam/v8r2p2/00/00/20/84/MV_00002084_0003_numip_v05_1004070406_RecoData_DST_v8r2p2.root&amp;entry=17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3_numip_v05_1004070406_RecoData_DST_v8r2p2.root&amp;entry=196&amp;slice=-1&amp;phCutLow=0.5">http://minerva05.fnal.gov:8080/Arachne/simple.html?filename=/minerva/data/data_processing/minerva/dst/numibeam/v8r2p2/00/00/20/84/MV_00002084_0003_numip_v05_1004070406_RecoData_DST_v8r2p2.root&amp;entry=19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4_numip_v05_1004070425_RecoData_DST_v8r2p2.root&amp;entry=371&amp;slice=-1&amp;phCutLow=0.5">http://minerva05.fnal.gov:8080/Arachne/simple.html?filename=/minerva/data/data_processing/minerva/dst/numibeam/v8r2p2/00/00/20/84/MV_00002084_0004_numip_v05_1004070425_RecoData_DST_v8r2p2.root&amp;entry=37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4_numip_v05_1004070425_RecoData_DST_v8r2p2.root&amp;entry=402&amp;slice=-1&amp;phCutLow=0.5">http://minerva05.fnal.gov:8080/Arachne/simple.html?filename=/minerva/data/data_processing/minerva/dst/numibeam/v8r2p2/00/00/20/84/MV_00002084_0004_numip_v05_1004070425_RecoData_DST_v8r2p2.root&amp;entry=40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5_numip_v05_1004070444_RecoData_DST_v8r2p2.root&amp;entry=113&amp;slice=-1&amp;phCutLow=0.5">http://minerva05.fnal.gov:8080/Arachne/simple.html?filename=/minerva/data/data_processing/minerva/dst/numibeam/v8r2p2/00/00/20/84/MV_00002084_0005_numip_v05_1004070444_RecoData_DST_v8r2p2.root&amp;entry=11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5_numip_v05_1004070444_RecoData_DST_v8r2p2.root&amp;entry=253&amp;slice=-1&amp;phCutLow=0.5">http://minerva05.fnal.gov:8080/Arachne/simple.html?filename=/minerva/data/data_processing/minerva/dst/numibeam/v8r2p2/00/00/20/84/MV_00002084_0005_numip_v05_1004070444_RecoData_DST_v8r2p2.root&amp;entry=25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5_numip_v05_1004070444_RecoData_DST_v8r2p2.root&amp;entry=287&amp;slice=-1&amp;phCutLow=0.5">http://minerva05.fnal.gov:8080/Arachne/simple.html?filename=/minerva/data/data_processing/minerva/dst/numibeam/v8r2p2/00/00/20/84/MV_00002084_0005_numip_v05_1004070444_RecoData_DST_v8r2p2.root&amp;entry=28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6_numip_v05_1004070503_RecoData_DST_v8r2p2.root&amp;entry=2&amp;slice=-1&amp;phCutLow=0.5">http://minerva05.fnal.gov:8080/Arachne/simple.html?filename=/minerva/data/data_processing/minerva/dst/numibeam/v8r2p2/00/00/20/84/MV_00002084_0006_numip_v05_1004070503_RecoData_DST_v8r2p2.root&amp;entry=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6_numip_v05_1004070503_RecoData_DST_v8r2p2.root&amp;entry=65&amp;slice=-1&amp;phCutLow=0.5">http://minerva05.fnal.gov:8080/Arachne/simple.html?filename=/minerva/data/data_processing/minerva/dst/numibeam/v8r2p2/00/00/20/84/MV_00002084_0006_numip_v05_1004070503_RecoData_DST_v8r2p2.root&amp;entry=6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6_numip_v05_1004070503_RecoData_DST_v8r2p2.root&amp;entry=76&amp;slice=-1&amp;phCutLow=0.5">http://minerva05.fnal.gov:8080/Arachne/simple.html?filename=/minerva/data/data_processing/minerva/dst/numibeam/v8r2p2/00/00/20/84/MV_00002084_0006_numip_v05_1004070503_RecoData_DST_v8r2p2.root&amp;entry=7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6_numip_v05_1004070503_RecoData_DST_v8r2p2.root&amp;entry=115&amp;slice=-1&amp;phCutLow=0.5">http://minerva05.fnal.gov:8080/Arachne/simple.html?filename=/minerva/data/data_processing/minerva/dst/numibeam/v8r2p2/00/00/20/84/MV_00002084_0006_numip_v05_1004070503_RecoData_DST_v8r2p2.root&amp;entry=11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6_numip_v05_1004070503_RecoData_DST_v8r2p2.root&amp;entry=131&amp;slice=-1&amp;phCutLow=0.5">http://minerva05.fnal.gov:8080/Arachne/simple.html?filename=/minerva/data/data_processing/minerva/dst/numibeam/v8r2p2/00/00/20/84/MV_00002084_0006_numip_v05_1004070503_RecoData_DST_v8r2p2.root&amp;entry=131&amp;slice=-</text:a><text:soft-page-break/><text:a xlink:type="simple" xlink:href="http://minerva05.fnal.gov:8080/Arachne/simple.html?filename=/minerva/data/data_processing/minerva/dst/numibeam/v8r2p2/00/00/20/84/MV_00002084_0006_numip_v05_1004070503_RecoData_DST_v8r2p2.root&amp;entry=131&amp;slice=-1&amp;phCutLow=0.5">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6_numip_v05_1004070503_RecoData_DST_v8r2p2.root&amp;entry=216&amp;slice=-1&amp;phCutLow=0.5">http://minerva05.fnal.gov:8080/Arachne/simple.html?filename=/minerva/data/data_processing/minerva/dst/numibeam/v8r2p2/00/00/20/84/MV_00002084_0006_numip_v05_1004070503_RecoData_DST_v8r2p2.root&amp;entry=21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6_numip_v05_1004070503_RecoData_DST_v8r2p2.root&amp;entry=237&amp;slice=-1&amp;phCutLow=0.5">http://minerva05.fnal.gov:8080/Arachne/simple.html?filename=/minerva/data/data_processing/minerva/dst/numibeam/v8r2p2/00/00/20/84/MV_00002084_0006_numip_v05_1004070503_RecoData_DST_v8r2p2.root&amp;entry=23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6_numip_v05_1004070503_RecoData_DST_v8r2p2.root&amp;entry=268&amp;slice=-1&amp;phCutLow=0.5">http://minerva05.fnal.gov:8080/Arachne/simple.html?filename=/minerva/data/data_processing/minerva/dst/numibeam/v8r2p2/00/00/20/84/MV_00002084_0006_numip_v05_1004070503_RecoData_DST_v8r2p2.root&amp;entry=26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6_numip_v05_1004070503_RecoData_DST_v8r2p2.root&amp;entry=485&amp;slice=-1&amp;phCutLow=0.5">http://minerva05.fnal.gov:8080/Arachne/simple.html?filename=/minerva/data/data_processing/minerva/dst/numibeam/v8r2p2/00/00/20/84/MV_00002084_0006_numip_v05_1004070503_RecoData_DST_v8r2p2.root&amp;entry=48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7_numip_v05_1004070523_RecoData_DST_v8r2p2.root&amp;entry=115&amp;slice=-1&amp;phCutLow=0.5">http://minerva05.fnal.gov:8080/Arachne/simple.html?filename=/minerva/data/data_processing/minerva/dst/numibeam/v8r2p2/00/00/20/84/MV_00002084_0007_numip_v05_1004070523_RecoData_DST_v8r2p2.root&amp;entry=11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7_numip_v05_1004070523_RecoData_DST_v8r2p2.root&amp;entry=167&amp;slice=-1&amp;phCutLow=0.5">http://minerva05.fnal.gov:8080/Arachne/simple.html?filename=/minerva/data/data_processing/minerva/dst/numibeam/v8r2p2/00/00/20/84/MV_00002084_0007_numip_v05_1004070523_RecoData_DST_v8r2p2.root&amp;entry=16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7_numip_v05_1004070523_RecoData_DST_v8r2p2.root&amp;entry=431&amp;slice=-1&amp;phCutLow=0.5">http://minerva05.fnal.gov:8080/Arachne/simple.html?filename=/minerva/data/data_processing/minerva/dst/numibeam/v8r2p2/00/00/20/84/MV_00002084_0007_numip_v05_1004070523_RecoData_DST_v8r2p2.root&amp;entry=43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7_numip_v05_1004070523_RecoData_DST_v8r2p2.root&amp;entry=477&amp;slice=-1&amp;phCutLow=0.5">http://minerva05.fnal.gov:8080/Arachne/simple.html?filename=/minerva/data/data_processing/minerva/dst/numibeam/v8r2p2/00/00/20/84/MV_00002084_0007_numip_v05_1004070523_RecoData_DST_v8r2p2.root&amp;entry=47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7_numip_v05_1004070523_RecoData_DST_v8r2p2.root&amp;entry=489&amp;slice=-1&amp;phCutLow=0.5">http://minerva05.fnal.gov:8080/Arachne/simple.html?filename=/minerva/data/data_processing/minerva/dst/numibeam/v8r2p2/00/00/20/84/MV_00002084_0007_numip_v05_1004070523_RecoData_DST_v8r2p2.root&amp;entry=48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8_numip_v05_1004070542_RecoData_DST_v8r2p2.root&amp;entry=95&amp;slice=-1&amp;phCutLow=0.5">http://minerva05.fnal.gov:8080/Arachne/simple.html?filename=/minerva/data/data_processing/minerva/dst/numibeam/v8r2p2/00/00/20/84/MV_00002084_0008_numip_v05_1004070542_RecoData_DST_v8r2p2.root&amp;entry=9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8_numip_v05_1004070542_RecoData_DST_v8r2p2.root&amp;entry=232&amp;slice=-1&amp;phCutLow=0.5">http://minerva05.fnal.gov:8080/Arachne/simple.html?filename=/minerva/data/data_processing/minerva/dst/numibeam/v8r2p2/00/00/20/84/MV_00002084_0008_numip_v05_1004070542_RecoData_DST_v8r2p2.root&amp;entry=23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8_numip_v05_1004070542_RecoData_DST_v8r2p2.root&amp;entry=296&amp;slice=-1&amp;phCutLow=0.5">http://minerva05.fnal.gov:8080/Arachne/simple.html?filename=/minerva/data/data_processing/minerva/dst/numibeam/v8r2p2/00/00/20/84/MV_0</text:a><text:soft-page-break/><text:a xlink:type="simple" xlink:href="http://minerva05.fnal.gov:8080/Arachne/simple.html?filename=/minerva/data/data_processing/minerva/dst/numibeam/v8r2p2/00/00/20/84/MV_00002084_0008_numip_v05_1004070542_RecoData_DST_v8r2p2.root&amp;entry=296&amp;slice=-1&amp;phCutLow=0.5">0002084_0008_numip_v05_1004070542_RecoData_DST_v8r2p2.root&amp;entry=29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8_numip_v05_1004070542_RecoData_DST_v8r2p2.root&amp;entry=399&amp;slice=-1&amp;phCutLow=0.5">http://minerva05.fnal.gov:8080/Arachne/simple.html?filename=/minerva/data/data_processing/minerva/dst/numibeam/v8r2p2/00/00/20/84/MV_00002084_0008_numip_v05_1004070542_RecoData_DST_v8r2p2.root&amp;entry=39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8_numip_v05_1004070542_RecoData_DST_v8r2p2.root&amp;entry=490&amp;slice=-1&amp;phCutLow=0.5">http://minerva05.fnal.gov:8080/Arachne/simple.html?filename=/minerva/data/data_processing/minerva/dst/numibeam/v8r2p2/00/00/20/84/MV_00002084_0008_numip_v05_1004070542_RecoData_DST_v8r2p2.root&amp;entry=49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9_numip_v05_1004070600_RecoData_DST_v8r2p2.root&amp;entry=134&amp;slice=-1&amp;phCutLow=0.5">http://minerva05.fnal.gov:8080/Arachne/simple.html?filename=/minerva/data/data_processing/minerva/dst/numibeam/v8r2p2/00/00/20/84/MV_00002084_0009_numip_v05_1004070600_RecoData_DST_v8r2p2.root&amp;entry=13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09_numip_v05_1004070600_RecoData_DST_v8r2p2.root&amp;entry=196&amp;slice=-1&amp;phCutLow=0.5">http://minerva05.fnal.gov:8080/Arachne/simple.html?filename=/minerva/data/data_processing/minerva/dst/numibeam/v8r2p2/00/00/20/84/MV_00002084_0009_numip_v05_1004070600_RecoData_DST_v8r2p2.root&amp;entry=19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0_numip_v05_1004070620_RecoData_DST_v8r2p2.root&amp;entry=265&amp;slice=-1&amp;phCutLow=0.5">http://minerva05.fnal.gov:8080/Arachne/simple.html?filename=/minerva/data/data_processing/minerva/dst/numibeam/v8r2p2/00/00/20/84/MV_00002084_0010_numip_v05_1004070620_RecoData_DST_v8r2p2.root&amp;entry=26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1_numip_v05_1004070638_RecoData_DST_v8r2p2.root&amp;entry=62&amp;slice=-1&amp;phCutLow=0.5">http://minerva05.fnal.gov:8080/Arachne/simple.html?filename=/minerva/data/data_processing/minerva/dst/numibeam/v8r2p2/00/00/20/84/MV_00002084_0011_numip_v05_1004070638_RecoData_DST_v8r2p2.root&amp;entry=6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1_numip_v05_1004070638_RecoData_DST_v8r2p2.root&amp;entry=311&amp;slice=-1&amp;phCutLow=0.5">http://minerva05.fnal.gov:8080/Arachne/simple.html?filename=/minerva/data/data_processing/minerva/dst/numibeam/v8r2p2/00/00/20/84/MV_00002084_0011_numip_v05_1004070638_RecoData_DST_v8r2p2.root&amp;entry=31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1_numip_v05_1004070638_RecoData_DST_v8r2p2.root&amp;entry=335&amp;slice=-1&amp;phCutLow=0.5">http://minerva05.fnal.gov:8080/Arachne/simple.html?filename=/minerva/data/data_processing/minerva/dst/numibeam/v8r2p2/00/00/20/84/MV_00002084_0011_numip_v05_1004070638_RecoData_DST_v8r2p2.root&amp;entry=33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1_numip_v05_1004070638_RecoData_DST_v8r2p2.root&amp;entry=458&amp;slice=-1&amp;phCutLow=0.5">http://minerva05.fnal.gov:8080/Arachne/simple.html?filename=/minerva/data/data_processing/minerva/dst/numibeam/v8r2p2/00/00/20/84/MV_00002084_0011_numip_v05_1004070638_RecoData_DST_v8r2p2.root&amp;entry=45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2_numip_v05_1004070657_RecoData_DST_v8r2p2.root&amp;entry=348&amp;slice=-1&amp;phCutLow=0.5">http://minerva05.fnal.gov:8080/Arachne/simple.html?filename=/minerva/data/data_processing/minerva/dst/numibeam/v8r2p2/00/00/20/84/MV_00002084_0012_numip_v05_1004070657_RecoData_DST_v8r2p2.root&amp;entry=34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2_numip_v05_1004070657_RecoData_DST_v8r2p2.root&amp;entry=357&amp;slice=-1&amp;phCutLow=0.5">http://minerva05.fnal.gov:8080/Arachne/simple.html?filename=/minerva/data/data_processing/minerva/dst/numibeam/v8r2p2/00/00/20/84/MV_00002084_0012_numip_v05_1004070657_RecoData_DST_v8r2p2.root&amp;entry=35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3_numip_v05_1004070717_RecoData_DST_v8r2p2.root&amp;entry=250&amp;slice=-1&amp;phCutLow=0.5">http://minerva05.fnal.gov:8080/Arachne/simple.html?</text:a><text:soft-page-break/><text:a xlink:type="simple" xlink:href="http://minerva05.fnal.gov:8080/Arachne/simple.html?filename=/minerva/data/data_processing/minerva/dst/numibeam/v8r2p2/00/00/20/84/MV_00002084_0013_numip_v05_1004070717_RecoData_DST_v8r2p2.root&amp;entry=250&amp;slice=-1&amp;phCutLow=0.5">filename=/minerva/data/data_processing/minerva/dst/numibeam/v8r2p2/00/00/20/84/MV_00002084_0013_numip_v05_1004070717_RecoData_DST_v8r2p2.root&amp;entry=25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3_numip_v05_1004070717_RecoData_DST_v8r2p2.root&amp;entry=277&amp;slice=-1&amp;phCutLow=0.5">http://minerva05.fnal.gov:8080/Arachne/simple.html?filename=/minerva/data/data_processing/minerva/dst/numibeam/v8r2p2/00/00/20/84/MV_00002084_0013_numip_v05_1004070717_RecoData_DST_v8r2p2.root&amp;entry=27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3_numip_v05_1004070717_RecoData_DST_v8r2p2.root&amp;entry=353&amp;slice=-1&amp;phCutLow=0.5">http://minerva05.fnal.gov:8080/Arachne/simple.html?filename=/minerva/data/data_processing/minerva/dst/numibeam/v8r2p2/00/00/20/84/MV_00002084_0013_numip_v05_1004070717_RecoData_DST_v8r2p2.root&amp;entry=35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3_numip_v05_1004070717_RecoData_DST_v8r2p2.root&amp;entry=366&amp;slice=-1&amp;phCutLow=0.5">http://minerva05.fnal.gov:8080/Arachne/simple.html?filename=/minerva/data/data_processing/minerva/dst/numibeam/v8r2p2/00/00/20/84/MV_00002084_0013_numip_v05_1004070717_RecoData_DST_v8r2p2.root&amp;entry=366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4_numip_v05_1004070735_RecoData_DST_v8r2p2.root&amp;entry=38&amp;slice=-1&amp;phCutLow=0.5">http://minerva05.fnal.gov:8080/Arachne/simple.html?filename=/minerva/data/data_processing/minerva/dst/numibeam/v8r2p2/00/00/20/84/MV_00002084_0014_numip_v05_1004070735_RecoData_DST_v8r2p2.root&amp;entry=3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4_numip_v05_1004070735_RecoData_DST_v8r2p2.root&amp;entry=334&amp;slice=-1&amp;phCutLow=0.5">http://minerva05.fnal.gov:8080/Arachne/simple.html?filename=/minerva/data/data_processing/minerva/dst/numibeam/v8r2p2/00/00/20/84/MV_00002084_0014_numip_v05_1004070735_RecoData_DST_v8r2p2.root&amp;entry=33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5_numip_v05_1004070754_RecoData_DST_v8r2p2.root&amp;entry=102&amp;slice=-1&amp;phCutLow=0.5">http://minerva05.fnal.gov:8080/Arachne/simple.html?filename=/minerva/data/data_processing/minerva/dst/numibeam/v8r2p2/00/00/20/84/MV_00002084_0015_numip_v05_1004070754_RecoData_DST_v8r2p2.root&amp;entry=10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5_numip_v05_1004070754_RecoData_DST_v8r2p2.root&amp;entry=122&amp;slice=-1&amp;phCutLow=0.5">http://minerva05.fnal.gov:8080/Arachne/simple.html?filename=/minerva/data/data_processing/minerva/dst/numibeam/v8r2p2/00/00/20/84/MV_00002084_0015_numip_v05_1004070754_RecoData_DST_v8r2p2.root&amp;entry=12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5_numip_v05_1004070754_RecoData_DST_v8r2p2.root&amp;entry=298&amp;slice=-1&amp;phCutLow=0.5">http://minerva05.fnal.gov:8080/Arachne/simple.html?filename=/minerva/data/data_processing/minerva/dst/numibeam/v8r2p2/00/00/20/84/MV_00002084_0015_numip_v05_1004070754_RecoData_DST_v8r2p2.root&amp;entry=29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6_numip_v05_1004070813_RecoData_DST_v8r2p2.root&amp;entry=142&amp;slice=-1&amp;phCutLow=0.5">http://minerva05.fnal.gov:8080/Arachne/simple.html?filename=/minerva/data/data_processing/minerva/dst/numibeam/v8r2p2/00/00/20/84/MV_00002084_0016_numip_v05_1004070813_RecoData_DST_v8r2p2.root&amp;entry=14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7_numip_v05_1004070832_RecoData_DST_v8r2p2.root&amp;entry=367&amp;slice=-1&amp;phCutLow=0.5">http://minerva05.fnal.gov:8080/Arachne/simple.html?filename=/minerva/data/data_processing/minerva/dst/numibeam/v8r2p2/00/00/20/84/MV_00002084_0017_numip_v05_1004070832_RecoData_DST_v8r2p2.root&amp;entry=36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8_numip_v05_1004070850_RecoData_DST_v8r2p2.root&amp;entry=92&amp;slice=-1&amp;phCutLow=0.5">http://minerva05.fnal.gov:8080/Arachne/simple.html?filename=/minerva/data/data_processing/minerva/dst/numibeam/v8r2p2/00/00/20/84/MV_00002084_0018_numip_v05_1004070850_RecoData_DST_v8r2p2.root&amp;entry=92&amp;slice=-1&amp;phCutLow=0.5</text:a></text:p>
      <text:p text:style-name="P1"/>
      <text:p text:style-name="P1"><text:soft-page-break/><text:a xlink:type="simple" xlink:href="http://minerva05.fnal.gov:8080/Arachne/simple.html?filename=/minerva/data/data_processing/minerva/dst/numibeam/v8r2p2/00/00/20/84/MV_00002084_0018_numip_v05_1004070850_RecoData_DST_v8r2p2.root&amp;entry=397&amp;slice=-1&amp;phCutLow=0.5">http://minerva05.fnal.gov:8080/Arachne/simple.html?filename=/minerva/data/data_processing/minerva/dst/numibeam/v8r2p2/00/00/20/84/MV_00002084_0018_numip_v05_1004070850_RecoData_DST_v8r2p2.root&amp;entry=39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9_numip_v05_1004070909_RecoData_DST_v8r2p2.root&amp;entry=184&amp;slice=-1&amp;phCutLow=0.5">http://minerva05.fnal.gov:8080/Arachne/simple.html?filename=/minerva/data/data_processing/minerva/dst/numibeam/v8r2p2/00/00/20/84/MV_00002084_0019_numip_v05_1004070909_RecoData_DST_v8r2p2.root&amp;entry=18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19_numip_v05_1004070909_RecoData_DST_v8r2p2.root&amp;entry=217&amp;slice=-1&amp;phCutLow=0.5">http://minerva05.fnal.gov:8080/Arachne/simple.html?filename=/minerva/data/data_processing/minerva/dst/numibeam/v8r2p2/00/00/20/84/MV_00002084_0019_numip_v05_1004070909_RecoData_DST_v8r2p2.root&amp;entry=21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1_numip_v05_1004070947_RecoData_DST_v8r2p2.root&amp;entry=155&amp;slice=-1&amp;phCutLow=0.5">http://minerva05.fnal.gov:8080/Arachne/simple.html?filename=/minerva/data/data_processing/minerva/dst/numibeam/v8r2p2/00/00/20/84/MV_00002084_0021_numip_v05_1004070947_RecoData_DST_v8r2p2.root&amp;entry=15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2_numip_v05_1004071007_RecoData_DST_v8r2p2.root&amp;entry=189&amp;slice=-1&amp;phCutLow=0.5">http://minerva05.fnal.gov:8080/Arachne/simple.html?filename=/minerva/data/data_processing/minerva/dst/numibeam/v8r2p2/00/00/20/84/MV_00002084_0022_numip_v05_1004071007_RecoData_DST_v8r2p2.root&amp;entry=18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2_numip_v05_1004071007_RecoData_DST_v8r2p2.root&amp;entry=451&amp;slice=-1&amp;phCutLow=0.5">http://minerva05.fnal.gov:8080/Arachne/simple.html?filename=/minerva/data/data_processing/minerva/dst/numibeam/v8r2p2/00/00/20/84/MV_00002084_0022_numip_v05_1004071007_RecoData_DST_v8r2p2.root&amp;entry=45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3_numip_v05_1004071027_RecoData_DST_v8r2p2.root&amp;entry=8&amp;slice=-1&amp;phCutLow=0.5">http://minerva05.fnal.gov:8080/Arachne/simple.html?filename=/minerva/data/data_processing/minerva/dst/numibeam/v8r2p2/00/00/20/84/MV_00002084_0023_numip_v05_1004071027_RecoData_DST_v8r2p2.root&amp;entry=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3_numip_v05_1004071027_RecoData_DST_v8r2p2.root&amp;entry=112&amp;slice=-1&amp;phCutLow=0.5">http://minerva05.fnal.gov:8080/Arachne/simple.html?filename=/minerva/data/data_processing/minerva/dst/numibeam/v8r2p2/00/00/20/84/MV_00002084_0023_numip_v05_1004071027_RecoData_DST_v8r2p2.root&amp;entry=112&amp;slice=-1&amp;phCutLow=0.5</text:a></text:p>
      <text:p text:style-name="P1"/>
      <text:p text:style-name="P4"><text:a xlink:type="simple" xlink:href="http://minerva05.fnal.gov:8080/Arachne/simple.html?filename=/minerva/data/data_processing/minerva/dst/numibeam/v8r2p2/00/00/20/84/MV_00002084_0023_numip_v05_1004071027_RecoData_DST_v8r2p2.root&amp;entry=247&amp;slice=-1&amp;phCutLow=0.5">http://minerva05.fnal.gov:8080/Arachne/simple.html?filename=/minerva/data/data_processing/minerva/dst/numibeam/v8r2p2/00/00/20/84/MV_00002084_0023_numip_v05_1004071027_RecoData_DST_v8r2p2.root&amp;entry=247&amp;slice=-1&amp;phCutLow=0.5</text:a><text:line-break/></text:p>
      <text:p text:style-name="P4"><text:a xlink:type="simple" xlink:href="http://minerva05.fnal.gov:8080/Arachne/simple.html?filename=/minerva/data/data_processing/minerva/dst/numibeam/v8r2p2/00/00/20/84/MV_00002084_0023_numip_v05_1004071027_RecoData_DST_v8r2p2.root&amp;entry=328&amp;slice=-1&amp;phCutLow=0.5">http://minerva05.fnal.gov:8080/Arachne/simple.html?filename=/minerva/data/data_processing/minerva/dst/numibeam/v8r2p2/00/00/20/84/MV_00002084_0023_numip_v05_1004071027_RecoData_DST_v8r2p2.root&amp;entry=32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3_numip_v05_1004071027_RecoData_DST_v8r2p2.root&amp;entry=410&amp;slice=-1&amp;phCutLow=0.5">http://minerva05.fnal.gov:8080/Arachne/simple.html?filename=/minerva/data/data_processing/minerva/dst/numibeam/v8r2p2/00/00/20/84/MV_00002084_0023_numip_v05_1004071027_RecoData_DST_v8r2p2.root&amp;entry=41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4_numip_v05_1004071049_RecoData_DST_v8r2p2.root&amp;entry=109&amp;slice=-1&amp;phCutLow=0.5">http://minerva05.fnal.gov:8080/Arachne/simple.html?filename=/minerva/data/data_processing/minerva/dst/numibeam/v8r2p2/00/00/20/84/MV_00002084_0024_numip_v05_1004071049_RecoData_DST_v8r2p2.root&amp;entry=109&amp;slice=-1&amp;phCutLow=0.5</text:a></text:p>
      <text:p text:style-name="P1"><text:soft-page-break/></text:p>
      <text:p text:style-name="P1"><text:a xlink:type="simple" xlink:href="http://minerva05.fnal.gov:8080/Arachne/simple.html?filename=/minerva/data/data_processing/minerva/dst/numibeam/v8r2p2/00/00/20/84/MV_00002084_0024_numip_v05_1004071049_RecoData_DST_v8r2p2.root&amp;entry=130&amp;slice=-1&amp;phCutLow=0.5">http://minerva05.fnal.gov:8080/Arachne/simple.html?filename=/minerva/data/data_processing/minerva/dst/numibeam/v8r2p2/00/00/20/84/MV_00002084_0024_numip_v05_1004071049_RecoData_DST_v8r2p2.root&amp;entry=13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4_numip_v05_1004071049_RecoData_DST_v8r2p2.root&amp;entry=174&amp;slice=-1&amp;phCutLow=0.5">http://minerva05.fnal.gov:8080/Arachne/simple.html?filename=/minerva/data/data_processing/minerva/dst/numibeam/v8r2p2/00/00/20/84/MV_00002084_0024_numip_v05_1004071049_RecoData_DST_v8r2p2.root&amp;entry=17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4_numip_v05_1004071049_RecoData_DST_v8r2p2.root&amp;entry=189&amp;slice=-1&amp;phCutLow=0.5">http://minerva05.fnal.gov:8080/Arachne/simple.html?filename=/minerva/data/data_processing/minerva/dst/numibeam/v8r2p2/00/00/20/84/MV_00002084_0024_numip_v05_1004071049_RecoData_DST_v8r2p2.root&amp;entry=18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4_numip_v05_1004071049_RecoData_DST_v8r2p2.root&amp;entry=209&amp;slice=-1&amp;phCutLow=0.5">http://minerva05.fnal.gov:8080/Arachne/simple.html?filename=/minerva/data/data_processing/minerva/dst/numibeam/v8r2p2/00/00/20/84/MV_00002084_0024_numip_v05_1004071049_RecoData_DST_v8r2p2.root&amp;entry=20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5_numip_v05_1004071109_RecoData_DST_v8r2p2.root&amp;entry=32&amp;slice=-1&amp;phCutLow=0.5">http://minerva05.fnal.gov:8080/Arachne/simple.html?filename=/minerva/data/data_processing/minerva/dst/numibeam/v8r2p2/00/00/20/84/MV_00002084_0025_numip_v05_1004071109_RecoData_DST_v8r2p2.root&amp;entry=3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5_numip_v05_1004071109_RecoData_DST_v8r2p2.root&amp;entry=119&amp;slice=-1&amp;phCutLow=0.5">http://minerva05.fnal.gov:8080/Arachne/simple.html?filename=/minerva/data/data_processing/minerva/dst/numibeam/v8r2p2/00/00/20/84/MV_00002084_0025_numip_v05_1004071109_RecoData_DST_v8r2p2.root&amp;entry=11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5_numip_v05_1004071109_RecoData_DST_v8r2p2.root&amp;entry=251&amp;slice=-1&amp;phCutLow=0.5">http://minerva05.fnal.gov:8080/Arachne/simple.html?filename=/minerva/data/data_processing/minerva/dst/numibeam/v8r2p2/00/00/20/84/MV_00002084_0025_numip_v05_1004071109_RecoData_DST_v8r2p2.root&amp;entry=25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5_numip_v05_1004071109_RecoData_DST_v8r2p2.root&amp;entry=314&amp;slice=-1&amp;phCutLow=0.5">http://minerva05.fnal.gov:8080/Arachne/simple.html?filename=/minerva/data/data_processing/minerva/dst/numibeam/v8r2p2/00/00/20/84/MV_00002084_0025_numip_v05_1004071109_RecoData_DST_v8r2p2.root&amp;entry=31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6_numip_v05_1004071130_RecoData_DST_v8r2p2.root&amp;entry=301&amp;slice=-1&amp;phCutLow=0.5">http://minerva05.fnal.gov:8080/Arachne/simple.html?filename=/minerva/data/data_processing/minerva/dst/numibeam/v8r2p2/00/00/20/84/MV_00002084_0026_numip_v05_1004071130_RecoData_DST_v8r2p2.root&amp;entry=30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7_numip_v05_1004071151_RecoData_DST_v8r2p2.root&amp;entry=341&amp;slice=-1&amp;phCutLow=0.5">http://minerva05.fnal.gov:8080/Arachne/simple.html?filename=/minerva/data/data_processing/minerva/dst/numibeam/v8r2p2/00/00/20/84/MV_00002084_0027_numip_v05_1004071151_RecoData_DST_v8r2p2.root&amp;entry=34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7_numip_v05_1004071151_RecoData_DST_v8r2p2.root&amp;entry=460&amp;slice=-1&amp;phCutLow=0.5">http://minerva05.fnal.gov:8080/Arachne/simple.html?filename=/minerva/data/data_processing/minerva/dst/numibeam/v8r2p2/00/00/20/84/MV_00002084_0027_numip_v05_1004071151_RecoData_DST_v8r2p2.root&amp;entry=460&amp;slice=-1&amp;phCutLow=0.5</text:a></text:p>
      <text:p text:style-name="P1"/>
      <text:p text:style-name="P4"><text:a xlink:type="simple" xlink:href="http://minerva05.fnal.gov:8080/Arachne/simple.html?filename=/minerva/data/data_processing/minerva/dst/numibeam/v8r2p2/00/00/20/84/MV_00002084_0028_numip_v05_1004071212_RecoData_DST_v8r2p2.root&amp;entry=129&amp;slice=-1&amp;phCutLow=0.5">http://minerva05.fnal.gov:8080/Arachne/simple.html?filename=/minerva/data/data_processing/minerva/dst/numibeam/v8r2p2/00/00/20/84/MV_00002084_0028_numip_v05_1004071212_RecoData_DST_v8r2p2.root&amp;entry=129&amp;slice=-</text:a><text:soft-page-break/><text:a xlink:type="simple" xlink:href="http://minerva05.fnal.gov:8080/Arachne/simple.html?filename=/minerva/data/data_processing/minerva/dst/numibeam/v8r2p2/00/00/20/84/MV_00002084_0028_numip_v05_1004071212_RecoData_DST_v8r2p2.root&amp;entry=129&amp;slice=-1&amp;phCutLow=0.5">1&amp;phCutLow=0.5</text:a><text:line-break/></text:p>
      <text:p text:style-name="P4"><text:a xlink:type="simple" xlink:href="http://minerva05.fnal.gov:8080/Arachne/simple.html?filename=/minerva/data/data_processing/minerva/dst/numibeam/v8r2p2/00/00/20/84/MV_00002084_0028_numip_v05_1004071212_RecoData_DST_v8r2p2.root&amp;entry=144&amp;slice=-1&amp;phCutLow=0.5">http://minerva05.fnal.gov:8080/Arachne/simple.html?filename=/minerva/data/data_processing/minerva/dst/numibeam/v8r2p2/00/00/20/84/MV_00002084_0028_numip_v05_1004071212_RecoData_DST_v8r2p2.root&amp;entry=14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8_numip_v05_1004071212_RecoData_DST_v8r2p2.root&amp;entry=201&amp;slice=-1&amp;phCutLow=0.5">http://minerva05.fnal.gov:8080/Arachne/simple.html?filename=/minerva/data/data_processing/minerva/dst/numibeam/v8r2p2/00/00/20/84/MV_00002084_0028_numip_v05_1004071212_RecoData_DST_v8r2p2.root&amp;entry=20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8_numip_v05_1004071212_RecoData_DST_v8r2p2.root&amp;entry=409&amp;slice=-1&amp;phCutLow=0.5">http://minerva05.fnal.gov:8080/Arachne/simple.html?filename=/minerva/data/data_processing/minerva/dst/numibeam/v8r2p2/00/00/20/84/MV_00002084_0028_numip_v05_1004071212_RecoData_DST_v8r2p2.root&amp;entry=40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8_numip_v05_1004071212_RecoData_DST_v8r2p2.root&amp;entry=490&amp;slice=-1&amp;phCutLow=0.5">http://minerva05.fnal.gov:8080/Arachne/simple.html?filename=/minerva/data/data_processing/minerva/dst/numibeam/v8r2p2/00/00/20/84/MV_00002084_0028_numip_v05_1004071212_RecoData_DST_v8r2p2.root&amp;entry=49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9_numip_v05_1004071233_RecoData_DST_v8r2p2.root&amp;entry=288&amp;slice=-1&amp;phCutLow=0.5">http://minerva05.fnal.gov:8080/Arachne/simple.html?filename=/minerva/data/data_processing/minerva/dst/numibeam/v8r2p2/00/00/20/84/MV_00002084_0029_numip_v05_1004071233_RecoData_DST_v8r2p2.root&amp;entry=288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29_numip_v05_1004071233_RecoData_DST_v8r2p2.root&amp;entry=459&amp;slice=-1&amp;phCutLow=0.5">http://minerva05.fnal.gov:8080/Arachne/simple.html?filename=/minerva/data/data_processing/minerva/dst/numibeam/v8r2p2/00/00/20/84/MV_00002084_0029_numip_v05_1004071233_RecoData_DST_v8r2p2.root&amp;entry=45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0_numip_v05_1004071254_RecoData_DST_v8r2p2.root&amp;entry=390&amp;slice=-1&amp;phCutLow=0.5">http://minerva05.fnal.gov:8080/Arachne/simple.html?filename=/minerva/data/data_processing/minerva/dst/numibeam/v8r2p2/00/00/20/84/MV_00002084_0030_numip_v05_1004071254_RecoData_DST_v8r2p2.root&amp;entry=39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0_numip_v05_1004071254_RecoData_DST_v8r2p2.root&amp;entry=395&amp;slice=-1&amp;phCutLow=0.5">http://minerva05.fnal.gov:8080/Arachne/simple.html?filename=/minerva/data/data_processing/minerva/dst/numibeam/v8r2p2/00/00/20/84/MV_00002084_0030_numip_v05_1004071254_RecoData_DST_v8r2p2.root&amp;entry=39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1_numip_v05_1004071315_RecoData_DST_v8r2p2.root&amp;entry=450&amp;slice=-1&amp;phCutLow=0.5">http://minerva05.fnal.gov:8080/Arachne/simple.html?filename=/minerva/data/data_processing/minerva/dst/numibeam/v8r2p2/00/00/20/84/MV_00002084_0031_numip_v05_1004071315_RecoData_DST_v8r2p2.root&amp;entry=45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2_numip_v05_1004071336_RecoData_DST_v8r2p2.root&amp;entry=132&amp;slice=-1&amp;phCutLow=0.5">http://minerva05.fnal.gov:8080/Arachne/simple.html?filename=/minerva/data/data_processing/minerva/dst/numibeam/v8r2p2/00/00/20/84/MV_00002084_0032_numip_v05_1004071336_RecoData_DST_v8r2p2.root&amp;entry=13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2_numip_v05_1004071336_RecoData_DST_v8r2p2.root&amp;entry=140&amp;slice=-1&amp;phCutLow=0.5">http://minerva05.fnal.gov:8080/Arachne/simple.html?filename=/minerva/data/data_processing/minerva/dst/numibeam/v8r2p2/00/00/20/84/MV_00002084_0032_numip_v05_1004071336_RecoData_DST_v8r2p2.root&amp;entry=14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2_numip_v05_1004071336_RecoData_DST_v8r2p2.root&amp;entry=169&amp;slice=-1&amp;phCutLow=0.5">http://minerva05.fnal.gov:8080/Arachne/simple.html?filename=/minerva/data/data_processing/minerva/dst/numibeam/v8r2p2/00/00/20/84/MV_0</text:a><text:soft-page-break/><text:a xlink:type="simple" xlink:href="http://minerva05.fnal.gov:8080/Arachne/simple.html?filename=/minerva/data/data_processing/minerva/dst/numibeam/v8r2p2/00/00/20/84/MV_00002084_0032_numip_v05_1004071336_RecoData_DST_v8r2p2.root&amp;entry=169&amp;slice=-1&amp;phCutLow=0.5">0002084_0032_numip_v05_1004071336_RecoData_DST_v8r2p2.root&amp;entry=16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4_numip_v05_1004071403_RecoData_DST_v8r2p2.root&amp;entry=139&amp;slice=-1&amp;phCutLow=0.5">http://minerva05.fnal.gov:8080/Arachne/simple.html?filename=/minerva/data/data_processing/minerva/dst/numibeam/v8r2p2/00/00/20/84/MV_00002084_0034_numip_v05_1004071403_RecoData_DST_v8r2p2.root&amp;entry=13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4_numip_v05_1004071403_RecoData_DST_v8r2p2.root&amp;entry=261&amp;slice=-1&amp;phCutLow=0.5">http://minerva05.fnal.gov:8080/Arachne/simple.html?filename=/minerva/data/data_processing/minerva/dst/numibeam/v8r2p2/00/00/20/84/MV_00002084_0034_numip_v05_1004071403_RecoData_DST_v8r2p2.root&amp;entry=261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4_numip_v05_1004071403_RecoData_DST_v8r2p2.root&amp;entry=303&amp;slice=-1&amp;phCutLow=0.5">http://minerva05.fnal.gov:8080/Arachne/simple.html?filename=/minerva/data/data_processing/minerva/dst/numibeam/v8r2p2/00/00/20/84/MV_00002084_0034_numip_v05_1004071403_RecoData_DST_v8r2p2.root&amp;entry=30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4_numip_v05_1004071403_RecoData_DST_v8r2p2.root&amp;entry=499&amp;slice=-1&amp;phCutLow=0.5">http://minerva05.fnal.gov:8080/Arachne/simple.html?filename=/minerva/data/data_processing/minerva/dst/numibeam/v8r2p2/00/00/20/84/MV_00002084_0034_numip_v05_1004071403_RecoData_DST_v8r2p2.root&amp;entry=49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5_numip_v05_1004071424_RecoData_DST_v8r2p2.root&amp;entry=40&amp;slice=-1&amp;phCutLow=0.5">http://minerva05.fnal.gov:8080/Arachne/simple.html?filename=/minerva/data/data_processing/minerva/dst/numibeam/v8r2p2/00/00/20/84/MV_00002084_0035_numip_v05_1004071424_RecoData_DST_v8r2p2.root&amp;entry=40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5_numip_v05_1004071424_RecoData_DST_v8r2p2.root&amp;entry=342&amp;slice=-1&amp;phCutLow=0.5">http://minerva05.fnal.gov:8080/Arachne/simple.html?filename=/minerva/data/data_processing/minerva/dst/numibeam/v8r2p2/00/00/20/84/MV_00002084_0035_numip_v05_1004071424_RecoData_DST_v8r2p2.root&amp;entry=34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4/MV_00002084_0035_numip_v05_1004071424_RecoData_DST_v8r2p2.root&amp;entry=349&amp;slice=-1&amp;phCutLow=0.5">http://minerva05.fnal.gov:8080/Arachne/simple.html?filename=/minerva/data/data_processing/minerva/dst/numibeam/v8r2p2/00/00/20/84/MV_00002084_0035_numip_v05_1004071424_RecoData_DST_v8r2p2.root&amp;entry=349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5/MV_00002085_0001_numip_v05_1004071457_RecoData_DST_v8r2p2.root&amp;entry=17&amp;slice=-1&amp;phCutLow=0.5">http://minerva05.fnal.gov:8080/Arachne/simple.html?filename=/minerva/data/data_processing/minerva/dst/numibeam/v8r2p2/00/00/20/85/MV_00002085_0001_numip_v05_1004071457_RecoData_DST_v8r2p2.root&amp;entry=17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5/MV_00002085_0001_numip_v05_1004071457_RecoData_DST_v8r2p2.root&amp;entry=35&amp;slice=-1&amp;phCutLow=0.5">http://minerva05.fnal.gov:8080/Arachne/simple.html?filename=/minerva/data/data_processing/minerva/dst/numibeam/v8r2p2/00/00/20/85/MV_00002085_0001_numip_v05_1004071457_RecoData_DST_v8r2p2.root&amp;entry=35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5/MV_00002085_0001_numip_v05_1004071457_RecoData_DST_v8r2p2.root&amp;entry=130&amp;slice=-1&amp;phCutLow=0.5">http://minerva05.fnal.gov:8080/Arachne/simple.html?filename=/minerva/data/data_processing/minerva/dst/numibeam/v8r2p2/00/00/20/85/MV_00002085_0001_numip_v05_1004071457_RecoData_DST_v8r2p2.root&amp;entry=130&amp;slice=-1&amp;phCutLow=0.5</text:a></text:p>
      <text:p text:style-name="P1"/>
      <text:p text:style-name="P4"><text:a xlink:type="simple" xlink:href="http://minerva05.fnal.gov:8080/Arachne/simple.html?filename=/minerva/data/data_processing/minerva/dst/numibeam/v8r2p2/00/00/20/85/MV_00002085_0001_numip_v05_1004071457_RecoData_DST_v8r2p2.root&amp;entry=291&amp;slice=-1&amp;phCutLow=0.5">http://minerva05.fnal.gov:8080/Arachne/simple.html?filename=/minerva/data/data_processing/minerva/dst/numibeam/v8r2p2/00/00/20/85/MV_00002085_0001_numip_v05_1004071457_RecoData_DST_v8r2p2.root&amp;entry=291&amp;slice=-1&amp;phCutLow=0.5</text:a><text:line-break/></text:p>
      <text:p text:style-name="P4"><text:a xlink:type="simple" xlink:href="http://minerva05.fnal.gov:8080/Arachne/simple.html?filename=/minerva/data/data_processing/minerva/dst/numibeam/v8r2p2/00/00/20/85/MV_00002085_0001_numip_v05_1004071457_RecoData_DST_v8r2p2.root&amp;entry=364&amp;slice=-1&amp;phCutLow=0.5">http://minerva05.fnal.gov:8080/Arachne/simple.html?</text:a><text:soft-page-break/><text:a xlink:type="simple" xlink:href="http://minerva05.fnal.gov:8080/Arachne/simple.html?filename=/minerva/data/data_processing/minerva/dst/numibeam/v8r2p2/00/00/20/85/MV_00002085_0001_numip_v05_1004071457_RecoData_DST_v8r2p2.root&amp;entry=364&amp;slice=-1&amp;phCutLow=0.5">filename=/minerva/data/data_processing/minerva/dst/numibeam/v8r2p2/00/00/20/85/MV_00002085_0001_numip_v05_1004071457_RecoData_DST_v8r2p2.root&amp;entry=364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5/MV_00002085_0001_numip_v05_1004071457_RecoData_DST_v8r2p2.root&amp;entry=563&amp;slice=-1&amp;phCutLow=0.5">http://minerva05.fnal.gov:8080/Arachne/simple.html?filename=/minerva/data/data_processing/minerva/dst/numibeam/v8r2p2/00/00/20/85/MV_00002085_0001_numip_v05_1004071457_RecoData_DST_v8r2p2.root&amp;entry=563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5/MV_00002085_0002_numip_v05_1004071523_RecoData_DST_v8r2p2.root&amp;entry=2&amp;slice=-1&amp;phCutLow=0.5">http://minerva05.fnal.gov:8080/Arachne/simple.html?filename=/minerva/data/data_processing/minerva/dst/numibeam/v8r2p2/00/00/20/85/MV_00002085_0002_numip_v05_1004071523_RecoData_DST_v8r2p2.root&amp;entry=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5/MV_00002085_0003_numip_v05_1004071548_RecoData_DST_v8r2p2.root&amp;entry=32&amp;slice=-1&amp;phCutLow=0.5">http://minerva05.fnal.gov:8080/Arachne/simple.html?filename=/minerva/data/data_processing/minerva/dst/numibeam/v8r2p2/00/00/20/85/MV_00002085_0003_numip_v05_1004071548_RecoData_DST_v8r2p2.root&amp;entry=32&amp;slice=-1&amp;phCutLow=0.5</text:a></text:p>
      <text:p text:style-name="P1"/>
      <text:p text:style-name="P1"><text:a xlink:type="simple" xlink:href="http://minerva05.fnal.gov:8080/Arachne/simple.html?filename=/minerva/data/data_processing/minerva/dst/numibeam/v8r2p2/00/00/20/85/MV_00002085_0003_numip_v05_1004071548_RecoData_DST_v8r2p2.root&amp;entry=349&amp;slice=-1&amp;phCutLow=0.5">http://minerva05.fnal.gov:8080/Arachne/simple.html?filename=/minerva/data/data_processing/minerva/dst/numibeam/v8r2p2/00/00/20/85/MV_00002085_0003_numip_v05_1004071548_RecoData_DST_v8r2p2.root&amp;entry=349&amp;slice=-1&amp;phCutLow=0.5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9T15:14:51.570228000</dc:date>
    <meta:generator>LibreOffice/4.1.3.2$MacOSX_x86 LibreOffice_project/70feb7d99726f064edab4605a8ab840c50ec57a</meta:generator>
    <meta:editing-duration>PT16M20S</meta:editing-duration>
    <meta:editing-cycles>3</meta:editing-cycles>
    <meta:document-statistic meta:table-count="0" meta:image-count="0" meta:object-count="0" meta:page-count="38" meta:paragraph-count="443" meta:word-count="462" meta:character-count="98606" meta:non-whitespace-character-count="98572"/>
  </office:meta>
</office:document-meta>
</file>